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283in"/>
    </style:style>
    <style:style style:name="co2" style:family="table-column">
      <style:table-column-properties fo:break-before="auto" style:column-width="0.4535in"/>
    </style:style>
    <style:style style:name="co3" style:family="table-column">
      <style:table-column-properties fo:break-before="auto" style:column-width="0.6571in"/>
    </style:style>
    <style:style style:name="co4" style:family="table-column">
      <style:table-column-properties fo:break-before="auto" style:column-width="1.2898in"/>
    </style:style>
    <style:style style:name="co5" style:family="table-column">
      <style:table-column-properties fo:break-before="auto" style:column-width="0.5898in"/>
    </style:style>
    <style:style style:name="co6" style:family="table-column">
      <style:table-column-properties fo:break-before="auto" style:column-width="0.889in"/>
    </style:style>
    <style:style style:name="co7" style:family="table-column">
      <style:table-column-properties fo:break-before="auto" style:column-width="2.0189in"/>
    </style:style>
    <style:style style:name="co8" style:family="table-column">
      <style:table-column-properties fo:break-before="auto" style:column-width="1.1075in"/>
    </style:style>
    <style:style style:name="co9" style:family="table-column">
      <style:table-column-properties fo:break-before="auto" style:column-width="0.55in"/>
    </style:style>
    <style:style style:name="co10" style:family="table-column">
      <style:table-column-properties fo:break-before="auto" style:column-width="1.4827in"/>
    </style:style>
    <style:style style:name="co11" style:family="table-column">
      <style:table-column-properties fo:break-before="auto" style:column-width="1.246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74pt solid #000000" fo:border-right="none" fo:border-top="0.74pt solid #000000"/>
    </style:style>
    <style:style style:name="ce2"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style:text-underline-style="none"/>
    </style:style>
    <style:style style:name="ce3"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4" style:family="table-cell" style:parent-style-name="Default">
      <style:table-cell-properties fo:border-bottom="0.74pt solid #000000" fo:border-left="0.74pt solid #000000" fo:border-right="none" fo:border-top="none"/>
    </style:style>
    <style:style style:name="ce5" style:family="table-cell" style:parent-style-name="Default">
      <style:table-cell-properties fo:border-bottom="none" fo:border-left="0.74pt solid #000000" fo:border-right="none" fo:border-top="none"/>
    </style:style>
    <style:style style:name="ce6" style:family="table-cell" style:parent-style-name="Default">
      <style:table-cell-properties fo:border-bottom="none" style:text-align-source="fix" style:repeat-content="false" fo:border-left="0.74pt solid #000000" fo:border-right="0.74pt solid #000000" fo:border-top="0.74pt solid #000000" style:vertical-align="middle"/>
      <style:paragraph-properties fo:text-align="start" fo:margin-left="0in"/>
    </style:style>
    <style:style style:name="ce7" style:family="table-cell" style:parent-style-name="Default">
      <style:table-cell-properties style:text-align-source="fix" style:repeat-content="false"/>
      <style:paragraph-properties fo:text-align="center" fo:margin-left="0in"/>
      <style:text-properties fo:font-style="italic" fo:font-weight="normal" style:font-style-asian="italic" style:font-weight-asian="normal" style:font-style-complex="italic" style:font-weight-complex="normal"/>
    </style:style>
    <style:style style:name="ce41" style:family="table-cell" style:parent-style-name="Default">
      <style:table-cell-properties fo:border-bottom="none" style:text-align-source="fix" style:repeat-content="false" fo:border-left="none" fo:border-right="none" fo:border-top="0.74pt solid #000000"/>
      <style:paragraph-properties fo:text-align="center" fo:margin-left="0in"/>
      <style:text-properties fo:font-style="italic" fo:font-weight="normal" style:font-style-asian="italic" style:font-weight-asian="normal" style:font-style-complex="italic" style:font-weight-complex="normal"/>
    </style:style>
    <style:style style:name="ce9" style:family="table-cell" style:parent-style-name="Default">
      <style:table-cell-properties style:text-align-source="fix" style:repeat-content="false"/>
      <style:paragraph-properties fo:text-align="center" fo:margin-left="0in"/>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ce10" style:family="table-cell" style:parent-style-name="Default">
      <style:table-cell-properties fo:border-bottom="0.74pt solid #000000" style:text-align-source="fix" style:repeat-content="false" fo:border-left="none" fo:border-right="none" fo:border-top="none"/>
      <style:paragraph-properties fo:text-align="center" fo:margin-left="0in"/>
      <style:text-properties fo:font-style="italic" fo:font-weight="bold" style:font-style-asian="italic" style:font-weight-asian="bold" style:font-style-complex="italic" style:font-weight-complex="bold"/>
    </style:style>
    <style:style style:name="ce44" style:family="table-cell" style:parent-style-name="Default">
      <style:table-cell-properties fo:border-bottom="none" fo:border-left="none" fo:border-right="none" fo:border-top="0.74pt solid #000000"/>
    </style:style>
    <style:style style:name="ce12"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13" style:family="table-cell" style:parent-style-name="Default">
      <style:table-cell-properties style:text-align-source="fix" style:repeat-content="false"/>
      <style:paragraph-properties fo:text-align="start" fo:margin-left="0in"/>
    </style:style>
    <style:style style:name="ce14"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8:.H8])" style:apply-style-name="Good" style:base-cell-address="'Round 1 Tests'.D8"/>
    </style:style>
    <style:style style:name="ce15"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17:.H17])" style:apply-style-name="Good" style:base-cell-address="'Round 1 Tests'.D17"/>
    </style:style>
    <style:style style:name="ce1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26:.H26])" style:apply-style-name="Good" style:base-cell-address="'Round 1 Tests'.D26"/>
    </style:style>
    <style:style style:name="ce19" style:family="table-cell" style:parent-style-name="Default">
      <style:table-cell-properties fo:border-bottom="0.74pt solid #000000" style:text-align-source="fix" style:repeat-content="false" fo:background-color="transparent" fo:border-left="none" fo:border-right="none" fo:border-top="none"/>
      <style:paragraph-properties fo:text-align="start" fo:margin-left="0in"/>
      <style:text-properties fo:font-weight="bold" style:font-weight-asian="bold" style:font-weight-complex="bold"/>
      <style:map style:condition="cell-content()=MIN([.D8:.H8])" style:apply-style-name="Good" style:base-cell-address="'Round 1 Tests'.D8"/>
    </style:style>
    <style:style style:name="ce20" style:family="table-cell" style:parent-style-name="Default">
      <style:table-cell-properties fo:border-bottom="0.74pt solid #000000" style:text-align-source="fix" style:repeat-content="false" fo:background-color="transparent" fo:border-left="none" fo:border-right="none" fo:border-top="none"/>
      <style:paragraph-properties fo:text-align="start" fo:margin-left="0in"/>
      <style:text-properties fo:font-weight="bold" style:font-weight-asian="bold" style:font-weight-complex="bold"/>
      <style:map style:condition="cell-content()=MIN([.D17:.H17])" style:apply-style-name="Good" style:base-cell-address="'Round 1 Tests'.D17"/>
    </style:style>
    <style:style style:name="ce21" style:family="table-cell" style:parent-style-name="Default">
      <style:table-cell-properties fo:border-bottom="0.74pt solid #000000" style:text-align-source="fix" style:repeat-content="false" fo:background-color="transparent" fo:border-left="none" fo:border-right="none" fo:border-top="none"/>
      <style:paragraph-properties fo:text-align="start" fo:margin-left="0in"/>
      <style:text-properties fo:font-weight="bold" style:font-weight-asian="bold" style:font-weight-complex="bold"/>
      <style:map style:condition="cell-content()=MIN([.D26:.H26])" style:apply-style-name="Good" style:base-cell-address="'Round 1 Tests'.D26"/>
    </style:style>
    <style:style style:name="ce24" style:family="table-cell" style:parent-style-name="Default">
      <style:text-properties fo:font-weight="bold" style:font-weight-asian="bold" style:font-weight-complex="bold"/>
    </style:style>
    <style:style style:name="ce55" style:family="table-cell" style:parent-style-name="Default">
      <style:table-cell-properties fo:border-bottom="none" fo:border-left="none" fo:border-right="0.74pt solid #000000" fo:border-top="0.74pt solid #000000"/>
      <style:text-properties fo:font-weight="bold" style:font-weight-asian="bold" style:font-weight-complex="bold"/>
    </style:style>
    <style:style style:name="ce26"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text-underline-style="solid" style:text-underline-width="auto" style:text-underline-color="font-color" fo:font-weight="bold" style:font-weight-asian="bold" style:font-weight-complex="bold"/>
    </style:style>
    <style:style style:name="ce2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I7])" style:apply-style-name="Good" style:base-cell-address="'Round 1 Tests'.I4"/>
    </style:style>
    <style:style style:name="ce28" style:family="table-cell" style:parent-style-name="Default">
      <style:table-cell-properties fo:border-bottom="0.74pt solid #000000" fo:background-color="#ffff00" style:text-align-source="fix" style:repeat-content="false" fo:border-left="none" fo:border-right="0.74pt solid #000000" fo:border-top="none"/>
      <style:paragraph-properties fo:text-align="start" fo:margin-left="0in"/>
      <style:text-properties fo:font-weight="bold" style:font-weight-asian="bold" style:font-weight-complex="bold"/>
    </style:style>
    <style:style style:name="ce29"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13:.I16])" style:apply-style-name="Good" style:base-cell-address="'Round 1 Tests'.I13"/>
    </style:style>
    <style:style style:name="ce30"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22:.I25])" style:apply-style-name="Good" style:base-cell-address="'Round 1 Tests'.I22"/>
    </style:style>
    <style:style style:name="ce31"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31:.I33])" style:apply-style-name="Good" style:base-cell-address="'Round 1 Tests'.I31"/>
    </style:style>
    <style:style style:name="ce32" style:family="table-cell" style:parent-style-name="Default">
      <style:table-cell-properties fo:border-bottom="0.74pt solid #000000" fo:background-color="#666666" style:text-align-source="fix" style:repeat-content="false" fo:border-left="none" fo:border-right="0.74pt solid #000000" fo:border-top="none"/>
      <style:paragraph-properties fo:text-align="start" fo:margin-left="0in"/>
      <style:text-properties fo:font-weight="bold" style:font-weight-asian="bold" style:font-weight-complex="bold"/>
    </style:style>
    <style:style style:name="ce35" style:family="table-cell" style:parent-style-name="Default">
      <style:text-properties fo:font-style="normal" style:font-style-asian="normal" style:font-style-complex="normal"/>
    </style:style>
    <style:style style:name="ce64" style:family="table-cell" style:parent-style-name="Default">
      <style:table-cell-properties style:text-align-source="fix" style:repeat-content="false" fo:wrap-option="wrap" fo:border="0.74pt solid #000000" style:vertical-align="top"/>
      <style:paragraph-properties fo:text-align="start" fo:margin-left="0in"/>
      <style:text-properties fo:font-style="italic" style:font-style-asian="italic" style:font-style-complex="italic"/>
    </style:style>
    <style:style style:name="ce63"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9:.H9])" style:apply-style-name="Good" style:base-cell-address="'Round 2 Tests'.D9"/>
    </style:style>
    <style:style style:name="ce6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19:.H19])" style:apply-style-name="Good" style:base-cell-address="'Round 2 Tests'.D19"/>
    </style:style>
    <style:style style:name="ce67"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29:.H29])" style:apply-style-name="Good" style:base-cell-address="'Round 2 Tests'.D29"/>
    </style:style>
    <style:style style:name="ce4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I7])" style:apply-style-name="Good" style:base-cell-address="'Round 2 Tests'.I4"/>
    </style:style>
    <style:style style:name="ce71"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14:.I18])" style:apply-style-name="Good" style:base-cell-address="'Round 2 Tests'.I14"/>
    </style:style>
    <style:style style:name="ce70"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24:.I28])" style:apply-style-name="Good" style:base-cell-address="'Round 2 Tests'.I24"/>
    </style:style>
    <style:style style:name="ce73"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9:.H9])" style:apply-style-name="Good" style:base-cell-address="'Round 3 Tests'.D9"/>
    </style:style>
    <style:style style:name="ce74"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19:.H19])" style:apply-style-name="Good" style:base-cell-address="'Round 3 Tests'.D19"/>
    </style:style>
    <style:style style:name="ce7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29:.H29])" style:apply-style-name="Good" style:base-cell-address="'Round 3 Tests'.D29"/>
    </style:style>
    <style:style style:name="ce17"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39:.H39])" style:apply-style-name="Good" style:base-cell-address="'Round 3 Tests'.D39"/>
    </style:style>
    <style:style style:name="ce75"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D49:.H49])" style:apply-style-name="Good" style:base-cell-address="'Round 3 Tests'.D49"/>
    </style:style>
    <style:style style:name="ce80"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I7])" style:apply-style-name="Good" style:base-cell-address="'Round 3 Tests'.I4"/>
    </style:style>
    <style:style style:name="ce86"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14:.I18])" style:apply-style-name="Good" style:base-cell-address="'Round 3 Tests'.I14"/>
    </style:style>
    <style:style style:name="ce8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24:.I28])" style:apply-style-name="Good" style:base-cell-address="'Round 3 Tests'.I24"/>
    </style:style>
    <style:style style:name="ce79"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34:.I38])" style:apply-style-name="Good" style:base-cell-address="'Round 3 Tests'.I34"/>
    </style:style>
    <style:style style:name="ce34"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I44:.I48])" style:apply-style-name="Good" style:base-cell-address="'Round 3 Tests'.I44"/>
    </style:style>
    <style:style style:name="ce81"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text-properties fo:font-style="italic" fo:font-weight="bold" style:font-style-asian="italic" style:font-weight-asian="bold" style:font-style-complex="italic" style:font-weight-complex="bold"/>
    </style:style>
    <style:style style:name="ce82"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ce83"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style="italic" fo:font-weight="normal" style:font-style-asian="italic" style:font-weight-asian="normal" style:font-style-complex="italic" style:font-weight-complex="normal"/>
    </style:style>
    <style:style style:name="ce84"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text-properties fo:font-style="italic" fo:font-weight="bold" style:font-style-asian="italic" style:font-weight-asian="bold" style:font-style-complex="italic" style:font-weight-complex="bold"/>
    </style:style>
    <style:style style:name="ce85" style:family="table-cell" style:parent-style-name="Default">
      <style:table-cell-properties style:text-align-source="fix" style:repeat-content="false" style:vertical-align="top"/>
      <style:paragraph-properties fo:text-align="start" fo:margin-left="0in"/>
      <style:text-properties fo:font-style="italic" fo:font-weight="normal" style:font-style-asian="italic" style:font-weight-asian="normal" style:font-style-complex="italic" style:font-weight-complex="normal"/>
    </style:style>
    <style:style style:name="ce96"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Round 4 Tests'.C9"/>
    </style:style>
    <style:style style:name="ce97"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4:.H7])" style:apply-style-name="Good" style:base-cell-address="'Round 4 Tests'.H4"/>
    </style:style>
    <style:style style:name="ce98"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14:.H17])" style:apply-style-name="Good" style:base-cell-address="'Round 4 Tests'.H14"/>
    </style:style>
    <style:style style:name="ce99" style:family="table-cell" style:parent-style-name="Default">
      <style:table-cell-properties fo:border-bottom="none" style:text-align-source="fix" style:repeat-content="false" fo:border-left="0.74pt solid #000000" fo:border-right="none" fo:border-top="0.74pt solid #000000"/>
      <style:paragraph-properties fo:text-align="start" fo:margin-left="0in"/>
      <style:text-properties fo:font-style="italic" fo:font-weight="normal" style:font-style-asian="italic" style:font-weight-asian="normal" style:font-style-complex="italic" style:font-weight-complex="normal"/>
    </style:style>
    <style:style style:name="ce100" style:family="table-cell" style:parent-style-name="Default">
      <style:table-cell-properties style:text-align-source="fix" style:repeat-content="false" fo:wrap-option="wrap" style:vertical-align="top"/>
      <style:paragraph-properties fo:text-align="start" fo:margin-left="0in"/>
      <style:text-properties fo:font-style="italic" fo:font-weight="normal" style:font-style-asian="italic" style:font-weight-asian="normal" style:font-style-complex="italic" style:font-weight-complex="normal"/>
    </style:style>
    <style:style style:name="ce101"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Round 5 Tests'.C9"/>
    </style:style>
    <style:style style:name="ce102"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4:.H7])" style:apply-style-name="Good" style:base-cell-address="'Round 5 Tests'.H4"/>
    </style:style>
    <style:style style:name="ce103" style:family="table-cell" style:parent-style-name="Default">
      <style:table-cell-properties style:text-align-source="fix" style:repeat-content="false"/>
      <style:paragraph-properties fo:text-align="end" fo:margin-left="0in"/>
    </style:style>
    <style:style style:name="ce90"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text-properties fo:font-style="italic" fo:font-weight="normal" style:font-style-asian="italic" style:font-weight-asian="normal" style:font-style-complex="italic" style:font-weight-complex="normal"/>
    </style:style>
    <style:style style:name="ce105"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MIN([.C9:.G9])" style:apply-style-name="Good" style:base-cell-address="'Round 6 Tests'.C9"/>
    </style:style>
    <style:style style:name="ce106" style:family="table-cell" style:parent-style-name="Default">
      <style:table-cell-properties fo:border-bottom="none" style:text-align-source="fix" style:repeat-content="false" fo:background-color="transparent" fo:border-left="none" fo:border-right="0.74pt solid #000000" fo:border-top="none"/>
      <style:paragraph-properties fo:text-align="start" fo:margin-left="0in"/>
      <style:text-properties fo:font-weight="bold" style:font-weight-asian="bold" style:font-weight-complex="bold"/>
      <style:map style:condition="cell-content()=MIN([.H4:.H7])" style:apply-style-name="Good" style:base-cell-address="'Round 6 Tests'.H4"/>
    </style:style>
    <style:style style:name="ce107"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08" style:family="table-cell" style:parent-style-name="Default">
      <style:table-cell-properties style:text-align-source="fix" style:repeat-content="false" fo:border="0.74pt solid #000000" style:vertical-align="middle"/>
      <style:paragraph-properties fo:text-align="center" fo:margin-left="0in"/>
      <style:text-properties fo:font-style="italic" fo:font-weight="normal" style:font-style-asian="italic" style:font-weight-asian="normal" style:font-style-complex="italic" style:font-weight-complex="normal"/>
    </style:style>
    <style:style style:name="ce109" style:family="table-cell" style:parent-style-name="Default">
      <style:table-cell-properties fo:border-bottom="none" style:text-align-source="fix" style:repeat-content="false" fo:border-left="0.74pt solid #000000" fo:border-right="none" fo:border-top="0.74pt solid #000000"/>
      <style:paragraph-properties fo:text-align="center" fo:margin-left="0in"/>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110"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text-properties fo:font-style="italic" fo:font-weight="normal" style:font-style-asian="italic" style:font-weight-asian="normal" style:font-style-complex="italic" style:font-weight-complex="normal"/>
    </style:style>
    <style:style style:name="ce111"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style="italic" fo:font-weight="bold" style:font-style-asian="italic" style:font-weight-asian="bold" style:font-style-complex="italic" style:font-weight-complex="bold"/>
    </style:style>
    <style:style style:name="ce112" style:family="table-cell" style:parent-style-name="Default">
      <style:table-cell-properties fo:border="none"/>
    </style:style>
    <style:style style:name="ce113" style:family="table-cell" style:parent-style-name="Default">
      <style:table-cell-properties fo:border-bottom="none" style:text-align-source="fix" style:repeat-content="false" fo:border-left="none" fo:border-right="none" fo:border-top="0.74pt solid #000000"/>
      <style:paragraph-properties fo:text-align="center" fo:margin-left="0in"/>
      <style:text-properties style:text-underline-style="solid" style:text-underline-width="auto" style:text-underline-color="font-color" fo:font-weight="bold" style:font-weight-asian="bold" style:font-weight-complex="bold"/>
    </style:style>
    <style:style style:name="ce114" style:family="table-cell" style:parent-style-name="Default">
      <style:table-cell-properties style:text-align-source="fix" style:repeat-content="false"/>
      <style:paragraph-properties fo:text-align="start" fo:margin-left="0in"/>
      <style:map style:condition="cell-content()&lt;=[.I5:.I14]" style:apply-style-name="Good" style:base-cell-address="'Round 7 Tests'.C5"/>
    </style:style>
    <style:style style:name="ce115" style:family="table-cell" style:parent-style-name="Default">
      <style:table-cell-properties fo:border-bottom="0.74pt solid #000000" style:text-align-source="fix" style:repeat-content="false" fo:border-left="none" fo:border-right="none" fo:border-top="none"/>
      <style:paragraph-properties fo:text-align="start" fo:margin-left="0in"/>
      <style:map style:condition="cell-content()&lt;=[.I5:.I14]" style:apply-style-name="Good" style:base-cell-address="'Round 7 Tests'.C5"/>
    </style:style>
    <style:style style:name="ce116" style:family="table-cell" style:parent-style-name="Default">
      <style:table-cell-properties style:text-align-source="fix" style:repeat-content="false" fo:border="none"/>
      <style:paragraph-properties fo:text-align="start" fo:margin-left="0in"/>
      <style:text-properties fo:font-weight="bold" style:font-weight-asian="bold" style:font-weight-complex="bold"/>
      <style:map style:condition="cell-content()&lt;=[.I5:.I14]" style:apply-style-name="Good" style:base-cell-address="'Round 7 Tests'.C5"/>
    </style:style>
    <style:style style:name="ce117"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lt;=[.I5:.I14]" style:apply-style-name="Good" style:base-cell-address="'Round 7 Tests'.C5"/>
    </style:style>
    <style:style style:name="ce118" style:family="table-cell" style:parent-style-name="Default">
      <style:table-cell-properties style:text-align-source="fix" style:repeat-content="false"/>
      <style:paragraph-properties fo:text-align="start" fo:margin-left="0in"/>
      <style:map style:condition="cell-content()&lt;=[.I20:.I29]" style:apply-style-name="Good" style:base-cell-address="'Round 7 Tests'.C20"/>
    </style:style>
    <style:style style:name="ce119" style:family="table-cell" style:parent-style-name="Default">
      <style:table-cell-properties fo:border-bottom="0.74pt solid #000000" style:text-align-source="fix" style:repeat-content="false" fo:border-left="none" fo:border-right="none" fo:border-top="none"/>
      <style:paragraph-properties fo:text-align="start" fo:margin-left="0in"/>
      <style:map style:condition="cell-content()&lt;=[.I20:.I29]" style:apply-style-name="Good" style:base-cell-address="'Round 7 Tests'.C20"/>
    </style:style>
    <style:style style:name="ce120" style:family="table-cell" style:parent-style-name="Default">
      <style:table-cell-properties style:text-align-source="fix" style:repeat-content="false" fo:border="none"/>
      <style:paragraph-properties fo:text-align="start" fo:margin-left="0in"/>
      <style:text-properties fo:font-weight="bold" style:font-weight-asian="bold" style:font-weight-complex="bold"/>
      <style:map style:condition="cell-content()&lt;=[.I20:.I29]" style:apply-style-name="Good" style:base-cell-address="'Round 7 Tests'.C20"/>
    </style:style>
    <style:style style:name="ce121"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lt;=[.I20:.I29]" style:apply-style-name="Good" style:base-cell-address="'Round 7 Tests'.C20"/>
    </style:style>
    <style:style style:name="ce122" style:family="table-cell" style:parent-style-name="Default">
      <style:table-cell-properties style:text-align-source="fix" style:repeat-content="false"/>
      <style:paragraph-properties fo:text-align="start" fo:margin-left="0in"/>
      <style:map style:condition="cell-content()&lt;=[.I34:.I43]" style:apply-style-name="Good" style:base-cell-address="'Round 7 Tests'.C34"/>
    </style:style>
    <style:style style:name="ce123" style:family="table-cell" style:parent-style-name="Default">
      <style:table-cell-properties fo:border-bottom="0.74pt solid #000000" style:text-align-source="fix" style:repeat-content="false" fo:border-left="none" fo:border-right="none" fo:border-top="none"/>
      <style:paragraph-properties fo:text-align="start" fo:margin-left="0in"/>
      <style:map style:condition="cell-content()&lt;=[.I34:.I43]" style:apply-style-name="Good" style:base-cell-address="'Round 7 Tests'.C34"/>
    </style:style>
    <style:style style:name="ce124" style:family="table-cell" style:parent-style-name="Default">
      <style:table-cell-properties style:text-align-source="fix" style:repeat-content="false" fo:border="none"/>
      <style:paragraph-properties fo:text-align="start" fo:margin-left="0in"/>
      <style:text-properties fo:font-weight="bold" style:font-weight-asian="bold" style:font-weight-complex="bold"/>
      <style:map style:condition="cell-content()&lt;=[.I34:.I43]" style:apply-style-name="Good" style:base-cell-address="'Round 7 Tests'.C34"/>
    </style:style>
    <style:style style:name="ce125" style:family="table-cell" style:parent-style-name="Default">
      <style:table-cell-properties fo:border-bottom="0.74pt solid #000000" style:text-align-source="fix" style:repeat-content="false" fo:border-left="none" fo:border-right="none" fo:border-top="none"/>
      <style:paragraph-properties fo:text-align="start" fo:margin-left="0in"/>
      <style:text-properties fo:font-weight="bold" style:font-weight-asian="bold" style:font-weight-complex="bold"/>
      <style:map style:condition="cell-content()&lt;=[.I34:.I43]" style:apply-style-name="Good" style:base-cell-address="'Round 7 Tests'.C34"/>
    </style:style>
    <style:style style:name="ce126" style:family="table-cell" style:parent-style-name="Default">
      <style:table-cell-properties fo:border-bottom="none" style:text-align-source="fix" style:repeat-content="false" fo:border-left="none" fo:border-right="0.74pt solid #000000" fo:border-top="0.74pt solid #000000"/>
      <style:paragraph-properties fo:text-align="center" fo:margin-left="0in"/>
      <style:text-properties style:text-underline-style="solid" style:text-underline-width="auto" style:text-underline-color="font-color" fo:font-weight="bold" style:font-weight-asian="bold" style:font-weight-complex="bold"/>
    </style:style>
    <style:style style:name="ce127" style:family="table-cell" style:parent-style-name="Default">
      <style:table-cell-properties fo:border-bottom="none" style:text-align-source="fix" style:repeat-content="false" fo:border-left="none" fo:border-right="0.74pt solid #000000" fo:border-top="none"/>
      <style:paragraph-properties fo:text-align="start" fo:margin-left="0in"/>
      <style:map style:condition="cell-content()&lt;=[.I5:.I14]" style:apply-style-name="Good" style:base-cell-address="'Round 7 Tests'.C5"/>
    </style:style>
    <style:style style:name="ce128" style:family="table-cell" style:parent-style-name="Default">
      <style:table-cell-properties fo:border-bottom="0.74pt solid #000000" style:text-align-source="fix" style:repeat-content="false" fo:border-left="none" fo:border-right="0.74pt solid #000000" fo:border-top="none"/>
      <style:paragraph-properties fo:text-align="start" fo:margin-left="0in"/>
      <style:map style:condition="cell-content()&lt;=[.I5:.I14]" style:apply-style-name="Good" style:base-cell-address="'Round 7 Tests'.C5"/>
    </style:style>
    <style:style style:name="ce129" style:family="table-cell" style:parent-style-name="Default">
      <style:table-cell-properties fo:border-bottom="none" style:text-align-source="fix" style:repeat-content="false" fo:border-left="none" fo:border-right="0.74pt solid #000000" fo:border-top="none"/>
      <style:paragraph-properties fo:text-align="start" fo:margin-left="0in"/>
      <style:map style:condition="cell-content()&lt;=[.I20:.I29]" style:apply-style-name="Good" style:base-cell-address="'Round 7 Tests'.C20"/>
    </style:style>
    <style:style style:name="ce130" style:family="table-cell" style:parent-style-name="Default">
      <style:table-cell-properties fo:border-bottom="0.74pt solid #000000" style:text-align-source="fix" style:repeat-content="false" fo:border-left="none" fo:border-right="0.74pt solid #000000" fo:border-top="none"/>
      <style:paragraph-properties fo:text-align="start" fo:margin-left="0in"/>
      <style:map style:condition="cell-content()&lt;=[.I20:.I29]" style:apply-style-name="Good" style:base-cell-address="'Round 7 Tests'.C20"/>
    </style:style>
    <style:style style:name="ce131" style:family="table-cell" style:parent-style-name="Default">
      <style:table-cell-properties fo:border-bottom="none" style:text-align-source="fix" style:repeat-content="false" fo:border-left="none" fo:border-right="0.74pt solid #000000" fo:border-top="none"/>
      <style:paragraph-properties fo:text-align="start" fo:margin-left="0in"/>
      <style:map style:condition="cell-content()&lt;=[.I34:.I43]" style:apply-style-name="Good" style:base-cell-address="'Round 7 Tests'.C34"/>
    </style:style>
    <style:style style:name="ce132" style:family="table-cell" style:parent-style-name="Default">
      <style:table-cell-properties fo:border-bottom="0.74pt solid #000000" style:text-align-source="fix" style:repeat-content="false" fo:border-left="none" fo:border-right="0.74pt solid #000000" fo:border-top="none"/>
      <style:paragraph-properties fo:text-align="start" fo:margin-left="0in"/>
      <style:map style:condition="cell-content()&lt;=[.I34:.I43]" style:apply-style-name="Good" style:base-cell-address="'Round 7 Tests'.C34"/>
    </style:style>
    <style:style style:name="ce133" style:family="table-cell" style:parent-style-name="Default">
      <style:table-cell-properties fo:border="none"/>
      <style:text-properties fo:font-weight="bold" style:font-weight-asian="bold" style:font-weight-complex="bold"/>
    </style:style>
    <style:style style:name="ce134" style:family="table-cell" style:parent-style-name="Default">
      <style:table-cell-properties style:text-align-source="fix" style:repeat-content="false" fo:background-color="transparent" fo:border="none"/>
      <style:paragraph-properties fo:text-align="start" fo:margin-left="0in"/>
      <style:text-properties fo:font-weight="bold" style:font-weight-asian="bold" style:font-weight-complex="bold"/>
    </style:style>
    <style:style style:name="ce135" style:family="table-cell" style:parent-style-name="Default">
      <style:table-cell-properties fo:background-color="#ffff00" style:text-align-source="fix" style:repeat-content="false" fo:border="none"/>
      <style:paragraph-properties fo:text-align="start" fo:margin-left="0in"/>
      <style:text-properties fo:font-weight="bold" style:font-weight-asian="bold" style:font-weight-complex="bold"/>
    </style:style>
    <style:style style:name="ce136" style:family="table-cell" style:parent-style-name="Default">
      <style:table-cell-properties fo:border-bottom="0.74pt solid #000000" fo:background-color="#81d41a" style:text-align-source="fix" style:repeat-content="false" fo:border-left="none" fo:border-right="none" fo:border-top="none"/>
      <style:paragraph-properties fo:text-align="start" fo:margin-left="0in"/>
      <style:text-properties fo:font-weight="bold" style:font-weight-asian="bold" style:font-weight-complex="bold"/>
    </style:style>
    <style:style style:name="ce137"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fo:font-weight="bold" style:font-weight-asian="bold" style:font-weight-complex="bold"/>
    </style:style>
    <style:style style:name="ce138" style:family="table-cell" style:parent-style-name="Default">
      <style:table-cell-properties fo:border-bottom="none" fo:background-color="#ffff00" style:text-align-source="fix" style:repeat-content="false" fo:border-left="none" fo:border-right="0.74pt solid #000000" fo:border-top="none"/>
      <style:paragraph-properties fo:text-align="start" fo:margin-left="0in"/>
      <style:text-properties fo:font-weight="bold" style:font-weight-asian="bold" style:font-weight-complex="bold"/>
    </style:style>
    <style:style style:name="ce139" style:family="table-cell" style:parent-style-name="Default">
      <style:table-cell-properties fo:border-bottom="0.74pt solid #000000" fo:background-color="#81d41a" style:text-align-source="fix" style:repeat-content="false" fo:border-left="none" fo:border-right="0.74pt solid #000000" fo:border-top="none"/>
      <style:paragraph-properties fo:text-align="start" fo:margin-left="0in"/>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style:text-position="super 58%"/>
    </style:style>
  </office:automatic-styles>
  <office:body>
    <office:spreadsheet>
      <table:calculation-settings table:automatic-find-labels="false" table:use-regular-expressions="false" table:use-wildcards="true"/>
      <table:table table:name="Round 1 Tests" table:style-name="ta1">
        <table:table-column table:style-name="co1" table:default-cell-style-name="Default"/>
        <table:table-column table:style-name="co2" table:default-cell-style-name="Default"/>
        <table:table-column table:style-name="co3"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1"/>
        </table:table-row>
        <table:table-row table:style-name="ro1">
          <table:table-cell/>
          <table:table-cell table:style-name="ce1" office:value-type="string" calcext:value-type="string">
            <text:p>N=1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163089356485" calcext:value-type="float">
            <text:p>5.39163089356485</text:p>
          </table:table-cell>
          <table:table-cell table:style-name="ce13" office:value-type="float" office:value="5.3903829978194" calcext:value-type="float">
            <text:p>5.3903829978194</text:p>
          </table:table-cell>
          <table:table-cell table:style-name="ce13" office:value-type="float" office:value="5.39004176148463" calcext:value-type="float">
            <text:p>5.39004176148463</text:p>
          </table:table-cell>
          <table:table-cell table:style-name="ce13" office:value-type="float" office:value="5.39088503724285" calcext:value-type="float">
            <text:p>5.39088503724285</text:p>
          </table:table-cell>
          <table:table-cell table:style-name="ce13" office:value-type="float" office:value="5.39057076009055" calcext:value-type="float">
            <text:p>5.39057076009055</text:p>
          </table:table-cell>
          <table:table-cell table:style-name="ce27" table:formula="of:=AVERAGE([.D4:.H4])" office:value-type="float" office:value="5.39070229004046" calcext:value-type="float">
            <text:p>5.39070229004046</text:p>
          </table:table-cell>
          <table:table-cell/>
          <table:table-cell table:formula="of:=MIN([.I4:.I7])" office:value-type="float" office:value="5.39069433977487" calcext:value-type="float">
            <text:p>5.39069433977487</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177577800383" calcext:value-type="float">
            <text:p>5.39177577800383</text:p>
          </table:table-cell>
          <table:table-cell table:style-name="ce13" office:value-type="float" office:value="5.39022630723478" calcext:value-type="float">
            <text:p>5.39022630723478</text:p>
          </table:table-cell>
          <table:table-cell table:style-name="ce13" office:value-type="float" office:value="5.39002925962713" calcext:value-type="float">
            <text:p>5.39002925962713</text:p>
          </table:table-cell>
          <table:table-cell table:style-name="ce13" office:value-type="float" office:value="5.3908850538231" calcext:value-type="float">
            <text:p>5.3908850538231</text:p>
          </table:table-cell>
          <table:table-cell table:style-name="ce13" office:value-type="float" office:value="5.39055530018549" calcext:value-type="float">
            <text:p>5.39055530018549</text:p>
          </table:table-cell>
          <table:table-cell table:style-name="ce27" table:formula="of:=AVERAGE([.D5:.H5])" office:value-type="float" office:value="5.39069433977487" calcext:value-type="float">
            <text:p>5.39069433977487</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216653537206" calcext:value-type="float">
            <text:p>5.39216653537206</text:p>
          </table:table-cell>
          <table:table-cell table:style-name="ce13" office:value-type="float" office:value="5.39040404451659" calcext:value-type="float">
            <text:p>5.39040404451659</text:p>
          </table:table-cell>
          <table:table-cell table:style-name="ce13" office:value-type="float" office:value="5.39003062912513" calcext:value-type="float">
            <text:p>5.39003062912513</text:p>
          </table:table-cell>
          <table:table-cell table:style-name="ce13" office:value-type="float" office:value="5.39089435740892" calcext:value-type="float">
            <text:p>5.39089435740892</text:p>
          </table:table-cell>
          <table:table-cell table:style-name="ce13" office:value-type="float" office:value="5.39057059473733" calcext:value-type="float">
            <text:p>5.39057059473733</text:p>
          </table:table-cell>
          <table:table-cell table:style-name="ce27" table:formula="of:=AVERAGE([.D6:.H6])" office:value-type="float" office:value="5.39081323223201" calcext:value-type="float">
            <text:p>5.39081323223201</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281210968227" calcext:value-type="float">
            <text:p>5.39281210968227</text:p>
          </table:table-cell>
          <table:table-cell table:style-name="ce13" office:value-type="float" office:value="5.39026874882075" calcext:value-type="float">
            <text:p>5.39026874882075</text:p>
          </table:table-cell>
          <table:table-cell table:style-name="ce13" office:value-type="float" office:value="5.39003122828727" calcext:value-type="float">
            <text:p>5.39003122828727</text:p>
          </table:table-cell>
          <table:table-cell table:style-name="ce13" office:value-type="float" office:value="5.3909078830069" calcext:value-type="float">
            <text:p>5.3909078830069</text:p>
          </table:table-cell>
          <table:table-cell table:style-name="ce13" office:value-type="float" office:value="5.39055264122228" calcext:value-type="float">
            <text:p>5.39055264122228</text:p>
          </table:table-cell>
          <table:table-cell table:style-name="ce27" table:formula="of:=AVERAGE([.D7:.H7])" office:value-type="float" office:value="5.3909145222039" calcext:value-type="float">
            <text:p>5.3909145222039</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4" table:formula="of:=AVERAGE([.D4:.D7])" office:value-type="float" office:value="5.39209632915575" calcext:value-type="float">
            <text:p>5.39209632915575</text:p>
          </table:table-cell>
          <table:table-cell table:style-name="ce14" table:formula="of:=AVERAGE([.E4:.E7])" office:value-type="float" office:value="5.39032052459788" calcext:value-type="float">
            <text:p>5.39032052459788</text:p>
          </table:table-cell>
          <table:table-cell table:style-name="ce19" table:formula="of:=AVERAGE([.F4:.F7])" office:value-type="float" office:value="5.39003321963104" calcext:value-type="float">
            <text:p>5.39003321963104</text:p>
          </table:table-cell>
          <table:table-cell table:style-name="ce14" table:formula="of:=AVERAGE([.G4:.G7])" office:value-type="float" office:value="5.39089308287044" calcext:value-type="float">
            <text:p>5.39089308287044</text:p>
          </table:table-cell>
          <table:table-cell table:style-name="ce14" table:formula="of:=AVERAGE([.H4:.H7])" office:value-type="float" office:value="5.39056232405891" calcext:value-type="float">
            <text:p>5.39056232405891</text:p>
          </table:table-cell>
          <table:table-cell table:style-name="ce28" table:formula="of:=AVERAGE([.I4:.I7])" office:value-type="float" office:value="5.39078109606281" calcext:value-type="float">
            <text:p>5.39078109606281</text:p>
          </table:table-cell>
          <table:table-cell/>
          <table:table-cell table:formula="of:=MIN([.D8:.H8])" office:value-type="float" office:value="5.39003321963104" calcext:value-type="float">
            <text:p>5.39003321963104</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16</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5"/>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560394602635" calcext:value-type="float">
            <text:p>5.40560394602635</text:p>
          </table:table-cell>
          <table:table-cell table:style-name="ce13" office:value-type="float" office:value="5.40452701899642" calcext:value-type="float">
            <text:p>5.40452701899642</text:p>
          </table:table-cell>
          <table:table-cell table:style-name="ce13" office:value-type="float" office:value="5.40718334086057" calcext:value-type="float">
            <text:p>5.40718334086057</text:p>
          </table:table-cell>
          <table:table-cell table:style-name="ce13" office:value-type="float" office:value="5.40187136574025" calcext:value-type="float">
            <text:p>5.40187136574025</text:p>
          </table:table-cell>
          <table:table-cell table:style-name="ce13" office:value-type="float" office:value="5.40433686927788" calcext:value-type="float">
            <text:p>5.40433686927788</text:p>
          </table:table-cell>
          <table:table-cell table:style-name="ce29" table:formula="of:=AVERAGE([.D13:.H13])" office:value-type="float" office:value="5.40470450818029" calcext:value-type="float">
            <text:p>5.40470450818029</text:p>
          </table:table-cell>
          <table:table-cell/>
          <table:table-cell table:formula="of:=MIN([.I13:.I16])" office:value-type="float" office:value="5.40470450818029" calcext:value-type="float">
            <text:p>5.40470450818029</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0955087531582" calcext:value-type="float">
            <text:p>5.40955087531582</text:p>
          </table:table-cell>
          <table:table-cell table:style-name="ce13" office:value-type="float" office:value="5.42043849499681" calcext:value-type="float">
            <text:p>5.42043849499681</text:p>
          </table:table-cell>
          <table:table-cell table:style-name="ce13" office:value-type="float" office:value="5.42087499581117" calcext:value-type="float">
            <text:p>5.42087499581117</text:p>
          </table:table-cell>
          <table:table-cell table:style-name="ce13" office:value-type="float" office:value="5.40793582283169" calcext:value-type="float">
            <text:p>5.40793582283169</text:p>
          </table:table-cell>
          <table:table-cell table:style-name="ce13" office:value-type="float" office:value="5.41177848371084" calcext:value-type="float">
            <text:p>5.41177848371084</text:p>
          </table:table-cell>
          <table:table-cell table:style-name="ce29" table:formula="of:=AVERAGE([.D14:.H14])" office:value-type="float" office:value="5.41411573453327" calcext:value-type="float">
            <text:p>5.41411573453327</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2013733142123" calcext:value-type="float">
            <text:p>5.42013733142123</text:p>
          </table:table-cell>
          <table:table-cell table:style-name="ce13" office:value-type="float" office:value="5.43247330044079" calcext:value-type="float">
            <text:p>5.43247330044079</text:p>
          </table:table-cell>
          <table:table-cell table:style-name="ce13" office:value-type="float" office:value="5.4228372492611" calcext:value-type="float">
            <text:p>5.4228372492611</text:p>
          </table:table-cell>
          <table:table-cell table:style-name="ce13" office:value-type="float" office:value="5.42109742375167" calcext:value-type="float">
            <text:p>5.42109742375167</text:p>
          </table:table-cell>
          <table:table-cell table:style-name="ce13" office:value-type="float" office:value="5.42218681639829" calcext:value-type="float">
            <text:p>5.42218681639829</text:p>
          </table:table-cell>
          <table:table-cell table:style-name="ce29" table:formula="of:=AVERAGE([.D15:.H15])" office:value-type="float" office:value="5.42374642425462" calcext:value-type="float">
            <text:p>5.42374642425462</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2006005268191" calcext:value-type="float">
            <text:p>5.42006005268191</text:p>
          </table:table-cell>
          <table:table-cell table:style-name="ce13" office:value-type="float" office:value="5.43200016839627" calcext:value-type="float">
            <text:p>5.43200016839627</text:p>
          </table:table-cell>
          <table:table-cell table:style-name="ce13" office:value-type="float" office:value="5.42662016733205" calcext:value-type="float">
            <text:p>5.42662016733205</text:p>
          </table:table-cell>
          <table:table-cell table:style-name="ce13" office:value-type="float" office:value="5.42094173677804" calcext:value-type="float">
            <text:p>5.42094173677804</text:p>
          </table:table-cell>
          <table:table-cell table:style-name="ce13" office:value-type="float" office:value="5.42246141391116" calcext:value-type="float">
            <text:p>5.42246141391116</text:p>
          </table:table-cell>
          <table:table-cell table:style-name="ce29" table:formula="of:=AVERAGE([.D16:.H16])" office:value-type="float" office:value="5.42441670781989" calcext:value-type="float">
            <text:p>5.42441670781989</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5" table:formula="of:=AVERAGE([.D13:.D16])" office:value-type="float" office:value="5.41383805136133" calcext:value-type="float">
            <text:p>5.41383805136133</text:p>
          </table:table-cell>
          <table:table-cell table:style-name="ce15" table:formula="of:=AVERAGE([.E13:.E16])" office:value-type="float" office:value="5.42235974570757" calcext:value-type="float">
            <text:p>5.42235974570757</text:p>
          </table:table-cell>
          <table:table-cell table:style-name="ce20" table:formula="of:=AVERAGE([.F13:.F16])" office:value-type="float" office:value="5.41937893831622" calcext:value-type="float">
            <text:p>5.41937893831622</text:p>
          </table:table-cell>
          <table:table-cell table:style-name="ce15" table:formula="of:=AVERAGE([.G13:.G16])" office:value-type="float" office:value="5.41296158727541" calcext:value-type="float">
            <text:p>5.41296158727541</text:p>
          </table:table-cell>
          <table:table-cell table:style-name="ce15" table:formula="of:=AVERAGE([.H13:.H16])" office:value-type="float" office:value="5.41519089582454" calcext:value-type="float">
            <text:p>5.41519089582454</text:p>
          </table:table-cell>
          <table:table-cell table:style-name="ce28" table:formula="of:=AVERAGE([.I13:.I16])" office:value-type="float" office:value="5.41674584369702" calcext:value-type="float">
            <text:p>5.41674584369702</text:p>
          </table:table-cell>
          <table:table-cell/>
          <table:table-cell table:formula="of:=MIN([.D17:.H17])" office:value-type="float" office:value="5.41296158727541" calcext:value-type="float">
            <text:p>5.41296158727541</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31</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5"/>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047141615195" calcext:value-type="float">
            <text:p>5.40047141615195</text:p>
          </table:table-cell>
          <table:table-cell table:style-name="ce13" office:value-type="float" office:value="5.41305039034647" calcext:value-type="float">
            <text:p>5.41305039034647</text:p>
          </table:table-cell>
          <table:table-cell table:style-name="ce13" office:value-type="float" office:value="5.4073028631822" calcext:value-type="float">
            <text:p>5.4073028631822</text:p>
          </table:table-cell>
          <table:table-cell table:style-name="ce13" office:value-type="float" office:value="5.39576819403733" calcext:value-type="float">
            <text:p>5.39576819403733</text:p>
          </table:table-cell>
          <table:table-cell table:style-name="ce13" office:value-type="float" office:value="5.40803352409999" calcext:value-type="float">
            <text:p>5.40803352409999</text:p>
          </table:table-cell>
          <table:table-cell table:style-name="ce30" table:formula="of:=AVERAGE([.D22:.H22])" office:value-type="float" office:value="5.40492527756359" calcext:value-type="float">
            <text:p>5.40492527756359</text:p>
          </table:table-cell>
          <table:table-cell/>
          <table:table-cell table:formula="of:=MIN([.I22:.I25])" office:value-type="float" office:value="5.40492527756359" calcext:value-type="float">
            <text:p>5.40492527756359</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2556794858225" calcext:value-type="float">
            <text:p>5.42556794858225</text:p>
          </table:table-cell>
          <table:table-cell table:style-name="ce13" office:value-type="float" office:value="5.4221673316985" calcext:value-type="float">
            <text:p>5.4221673316985</text:p>
          </table:table-cell>
          <table:table-cell table:style-name="ce13" office:value-type="float" office:value="5.43814814738667" calcext:value-type="float">
            <text:p>5.43814814738667</text:p>
          </table:table-cell>
          <table:table-cell table:style-name="ce13" office:value-type="float" office:value="5.43156421070964" calcext:value-type="float">
            <text:p>5.43156421070964</text:p>
          </table:table-cell>
          <table:table-cell table:style-name="ce13" office:value-type="float" office:value="5.41879641724594" calcext:value-type="float">
            <text:p>5.41879641724594</text:p>
          </table:table-cell>
          <table:table-cell table:style-name="ce30" table:formula="of:=AVERAGE([.D23:.H23])" office:value-type="float" office:value="5.4272488111246" calcext:value-type="float">
            <text:p>5.4272488111246</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195321440159" calcext:value-type="float">
            <text:p>5.4195321440159</text:p>
          </table:table-cell>
          <table:table-cell table:style-name="ce13" office:value-type="float" office:value="5.44006220563578" calcext:value-type="float">
            <text:p>5.44006220563578</text:p>
          </table:table-cell>
          <table:table-cell table:style-name="ce13" office:value-type="float" office:value="5.43616360444547" calcext:value-type="float">
            <text:p>5.43616360444547</text:p>
          </table:table-cell>
          <table:table-cell table:style-name="ce13" office:value-type="float" office:value="5.43993198796097" calcext:value-type="float">
            <text:p>5.43993198796097</text:p>
          </table:table-cell>
          <table:table-cell table:style-name="ce13" office:value-type="float" office:value="5.45283011678961" calcext:value-type="float">
            <text:p>5.45283011678961</text:p>
          </table:table-cell>
          <table:table-cell table:style-name="ce30" table:formula="of:=AVERAGE([.D24:.H24])" office:value-type="float" office:value="5.43770401176955" calcext:value-type="float">
            <text:p>5.43770401176955</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3550178139166" calcext:value-type="float">
            <text:p>5.43550178139166</text:p>
          </table:table-cell>
          <table:table-cell table:style-name="ce13" office:value-type="float" office:value="5.43747660341287" calcext:value-type="float">
            <text:p>5.43747660341287</text:p>
          </table:table-cell>
          <table:table-cell table:style-name="ce13" office:value-type="float" office:value="5.42403615763145" calcext:value-type="float">
            <text:p>5.42403615763145</text:p>
          </table:table-cell>
          <table:table-cell table:style-name="ce13" office:value-type="float" office:value="5.45948544497788" calcext:value-type="float">
            <text:p>5.45948544497788</text:p>
          </table:table-cell>
          <table:table-cell table:style-name="ce13" office:value-type="float" office:value="5.44477786175633" calcext:value-type="float">
            <text:p>5.44477786175633</text:p>
          </table:table-cell>
          <table:table-cell table:style-name="ce30" table:formula="of:=AVERAGE([.D25:.H25])" office:value-type="float" office:value="5.44025556983404" calcext:value-type="float">
            <text:p>5.44025556983404</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6" table:formula="of:=AVERAGE([.D22:.D25])" office:value-type="float" office:value="5.42026832253544" calcext:value-type="float">
            <text:p>5.42026832253544</text:p>
          </table:table-cell>
          <table:table-cell table:style-name="ce16" table:formula="of:=AVERAGE([.E22:.E25])" office:value-type="float" office:value="5.4281891327734" calcext:value-type="float">
            <text:p>5.4281891327734</text:p>
          </table:table-cell>
          <table:table-cell table:style-name="ce21" table:formula="of:=AVERAGE([.F22:.F25])" office:value-type="float" office:value="5.42641269316145" calcext:value-type="float">
            <text:p>5.42641269316145</text:p>
          </table:table-cell>
          <table:table-cell table:style-name="ce16" table:formula="of:=AVERAGE([.G22:.G25])" office:value-type="float" office:value="5.43168745942146" calcext:value-type="float">
            <text:p>5.43168745942146</text:p>
          </table:table-cell>
          <table:table-cell table:style-name="ce16" table:formula="of:=AVERAGE([.H22:.H25])" office:value-type="float" office:value="5.43110947997297" calcext:value-type="float">
            <text:p>5.43110947997297</text:p>
          </table:table-cell>
          <table:table-cell table:style-name="ce28" table:formula="of:=AVERAGE([.I22:.I25])" office:value-type="float" office:value="5.42753341757294" calcext:value-type="float">
            <text:p>5.42753341757294</text:p>
          </table:table-cell>
          <table:table-cell/>
          <table:table-cell table:formula="of:=MIN([.D26:.H26])" office:value-type="float" office:value="5.42026832253544" calcext:value-type="float">
            <text:p>5.42026832253544</text:p>
          </table:table-cell>
        </table:table-row>
        <table:table-row table:style-name="ro1" table:number-rows-repeated="2">
          <table:table-cell table:number-columns-repeated="11"/>
        </table:table-row>
        <table:table-row table:style-name="ro1">
          <table:table-cell/>
          <table:table-cell table:style-name="ce6" office:value-type="string" calcext:value-type="string" table:number-columns-spanned="8" table:number-rows-spanned="1">
            <text:p>N → N/2 → N/4 → N/8</text:p>
          </table:table-cell>
          <table:covered-table-cell table:style-name="ce41"/>
          <table:covered-table-cell table:number-columns-repeated="5" table:style-name="ce44"/>
          <table:covered-table-cell table:style-name="ce55"/>
          <table:table-cell/>
          <table:table-cell office:value-type="string" calcext:value-type="string">
            <text:p>Deep net test</text:p>
          </table:table-cell>
        </table:table-row>
        <table:table-row table:style-name="ro1">
          <table:table-cell/>
          <table:table-cell table:style-name="ce5"/>
          <table:table-cell table:style-name="ce9" office:value-type="string" calcext:value-type="string">
            <text:p>Features</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table:table-cell office:value-type="float" office:value="11" calcext:value-type="float">
            <text:p>11</text:p>
          </table:table-cell>
          <table:table-cell table:style-name="ce13" office:value-type="float" office:value="5.39117512899208" calcext:value-type="float">
            <text:p>5.39117512899208</text:p>
          </table:table-cell>
          <table:table-cell table:style-name="ce13" office:value-type="float" office:value="5.39038225014686" calcext:value-type="float">
            <text:p>5.39038225014686</text:p>
          </table:table-cell>
          <table:table-cell table:style-name="ce13" office:value-type="float" office:value="5.39004414916542" calcext:value-type="float">
            <text:p>5.39004414916542</text:p>
          </table:table-cell>
          <table:table-cell table:style-name="ce13" office:value-type="float" office:value="5.39088466160602" calcext:value-type="float">
            <text:p>5.39088466160602</text:p>
          </table:table-cell>
          <table:table-cell table:style-name="ce13" office:value-type="float" office:value="5.39056762632668" calcext:value-type="float">
            <text:p>5.39056762632668</text:p>
          </table:table-cell>
          <table:table-cell table:style-name="ce31" table:formula="of:=AVERAGE([.D31:.H31])" office:value-type="float" office:value="5.39061076324741" calcext:value-type="float">
            <text:p>5.39061076324741</text:p>
          </table:table-cell>
          <table:table-cell/>
          <table:table-cell table:formula="of:=MIN([.I31:.I33])" office:value-type="float" office:value="5.39061076324741" calcext:value-type="float">
            <text:p>5.39061076324741</text:p>
          </table:table-cell>
        </table:table-row>
        <table:table-row table:style-name="ro1">
          <table:table-cell/>
          <table:table-cell table:style-name="ce3"/>
          <table:table-cell office:value-type="float" office:value="16" calcext:value-type="float">
            <text:p>16</text:p>
          </table:table-cell>
          <table:table-cell table:style-name="ce13" office:value-type="float" office:value="5.39337257694301" calcext:value-type="float">
            <text:p>5.39337257694301</text:p>
          </table:table-cell>
          <table:table-cell table:style-name="ce13" office:value-type="float" office:value="5.39699520328215" calcext:value-type="float">
            <text:p>5.39699520328215</text:p>
          </table:table-cell>
          <table:table-cell table:style-name="ce13" office:value-type="float" office:value="5.39521619556029" calcext:value-type="float">
            <text:p>5.39521619556029</text:p>
          </table:table-cell>
          <table:table-cell table:style-name="ce13" office:value-type="float" office:value="5.39507585465977" calcext:value-type="float">
            <text:p>5.39507585465977</text:p>
          </table:table-cell>
          <table:table-cell table:style-name="ce13" office:value-type="float" office:value="5.39448444360208" calcext:value-type="float">
            <text:p>5.39448444360208</text:p>
          </table:table-cell>
          <table:table-cell table:style-name="ce31" table:formula="of:=AVERAGE([.D32:.H32])" office:value-type="float" office:value="5.39502885480946" calcext:value-type="float">
            <text:p>5.39502885480946</text:p>
          </table:table-cell>
          <table:table-cell table:number-columns-repeated="2"/>
        </table:table-row>
        <table:table-row table:style-name="ro1">
          <table:table-cell/>
          <table:table-cell table:style-name="ce3"/>
          <table:table-cell office:value-type="float" office:value="31" calcext:value-type="float">
            <text:p>31</text:p>
          </table:table-cell>
          <table:table-cell table:style-name="ce13" office:value-type="float" office:value="5.39308408715777" calcext:value-type="float">
            <text:p>5.39308408715777</text:p>
          </table:table-cell>
          <table:table-cell table:style-name="ce13" office:value-type="float" office:value="5.39927117759012" calcext:value-type="float">
            <text:p>5.39927117759012</text:p>
          </table:table-cell>
          <table:table-cell table:style-name="ce13" office:value-type="float" office:value="5.39630786813907" calcext:value-type="float">
            <text:p>5.39630786813907</text:p>
          </table:table-cell>
          <table:table-cell table:style-name="ce13" office:value-type="float" office:value="5.40768179520081" calcext:value-type="float">
            <text:p>5.40768179520081</text:p>
          </table:table-cell>
          <table:table-cell table:style-name="ce13" office:value-type="float" office:value="5.40030727815079" calcext:value-type="float">
            <text:p>5.40030727815079</text:p>
          </table:table-cell>
          <table:table-cell table:style-name="ce31" table:formula="of:=AVERAGE([.D33:.H33])" office:value-type="float" office:value="5.39933044124771" calcext:value-type="float">
            <text:p>5.39933044124771</text:p>
          </table:table-cell>
          <table:table-cell table:number-columns-repeated="2"/>
        </table:table-row>
        <table:table-row table:style-name="ro1">
          <table:table-cell/>
          <table:table-cell table:style-name="ce4"/>
          <table:table-cell table:style-name="ce10" office:value-type="string" calcext:value-type="string">
            <text:p>Min</text:p>
          </table:table-cell>
          <table:table-cell table:style-name="ce14" table:formula="of:=MIN([.D31:.D33])" office:value-type="float" office:value="5.39117512899208" calcext:value-type="float">
            <text:p>5.39117512899208</text:p>
          </table:table-cell>
          <table:table-cell table:style-name="ce14" table:formula="of:=MIN([.E31:.E33])" office:value-type="float" office:value="5.39038225014686" calcext:value-type="float">
            <text:p>5.39038225014686</text:p>
          </table:table-cell>
          <table:table-cell table:style-name="ce14" table:formula="of:=MIN([.F31:.F33])" office:value-type="float" office:value="5.39004414916542" calcext:value-type="float">
            <text:p>5.39004414916542</text:p>
          </table:table-cell>
          <table:table-cell table:style-name="ce14" table:formula="of:=MIN([.G31:.G33])" office:value-type="float" office:value="5.39088466160602" calcext:value-type="float">
            <text:p>5.39088466160602</text:p>
          </table:table-cell>
          <table:table-cell table:style-name="ce14" table:formula="of:=MIN([.H31:.H33])" office:value-type="float" office:value="5.39056762632668" calcext:value-type="float">
            <text:p>5.39056762632668</text:p>
          </table:table-cell>
          <table:table-cell table:style-name="ce32"/>
          <table:table-cell/>
          <table:table-cell table:formula="of:=MIN([.D34:.H34])" office:value-type="float" office:value="5.39004414916542" calcext:value-type="float">
            <text:p>5.39004414916542</text:p>
          </table:table-cell>
        </table:table-row>
        <table:table-row table:style-name="ro1" table:number-rows-repeated="1048541">
          <table:table-cell table:number-columns-repeated="11"/>
        </table:table-row>
        <table:table-row table:style-name="ro1">
          <table:table-cell table:number-columns-repeated="11"/>
        </table:table-row>
        <calcext:conditional-formats>
          <calcext:conditional-format calcext:target-range-address="'Round 1 Tests'.D8:'Round 1 Tests'.H8 'Round 1 Tests'.D34:'Round 1 Tests'.H34">
            <calcext:condition calcext:apply-style-name="Good" calcext:value="=MIN([.D8:.H8])" calcext:base-cell-address="'Round 1 Tests'.D8"/>
          </calcext:conditional-format>
          <calcext:conditional-format calcext:target-range-address="'Round 1 Tests'.D17:'Round 1 Tests'.H17">
            <calcext:condition calcext:apply-style-name="Good" calcext:value="=MIN([.D17:.H17])" calcext:base-cell-address="'Round 1 Tests'.D17"/>
          </calcext:conditional-format>
          <calcext:conditional-format calcext:target-range-address="'Round 1 Tests'.I4:'Round 1 Tests'.I7">
            <calcext:condition calcext:apply-style-name="Good" calcext:value="=MIN([.I4:.I7])" calcext:base-cell-address="'Round 1 Tests'.I4"/>
          </calcext:conditional-format>
          <calcext:conditional-format calcext:target-range-address="'Round 1 Tests'.I13:'Round 1 Tests'.I16">
            <calcext:condition calcext:apply-style-name="Good" calcext:value="=MIN([.I13:.I16])" calcext:base-cell-address="'Round 1 Tests'.I13"/>
          </calcext:conditional-format>
          <calcext:conditional-format calcext:target-range-address="'Round 1 Tests'.I22:'Round 1 Tests'.I25">
            <calcext:condition calcext:apply-style-name="Good" calcext:value="=MIN([.I22:.I25])" calcext:base-cell-address="'Round 1 Tests'.I22"/>
          </calcext:conditional-format>
          <calcext:conditional-format calcext:target-range-address="'Round 1 Tests'.D26:'Round 1 Tests'.H26">
            <calcext:condition calcext:apply-style-name="Good" calcext:value="=MIN([.D26:.H26])" calcext:base-cell-address="'Round 1 Tests'.D26"/>
          </calcext:conditional-format>
          <calcext:conditional-format calcext:target-range-address="'Round 1 Tests'.I31:'Round 1 Tests'.I33">
            <calcext:condition calcext:apply-style-name="Good" calcext:value="=MIN([.I31:.I33])" calcext:base-cell-address="'Round 1 Tests'.I31"/>
          </calcext:conditional-format>
        </calcext:conditional-formats>
      </table:table>
      <table:table table:name="Round 2 Tests" table:style-name="ta1">
        <table:table-column table:style-name="co1" table:default-cell-style-name="Default"/>
        <table:table-column table:style-name="co2" table:default-cell-style-name="Default"/>
        <table:table-column table:style-name="co3"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1"/>
        </table:table-row>
        <table:table-row table:style-name="ro1">
          <table:table-cell/>
          <table:table-cell table:style-name="ce1" office:value-type="string" calcext:value-type="string">
            <text:p>N=1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164576957742" calcext:value-type="float">
            <text:p>5.39164576957742</text:p>
          </table:table-cell>
          <table:table-cell table:style-name="ce13" office:value-type="float" office:value="5.39053286341679" calcext:value-type="float">
            <text:p>5.39053286341679</text:p>
          </table:table-cell>
          <table:table-cell table:number-columns-repeated="3" table:style-name="ce13" office:value-type="string" calcext:value-type="string">
            <text:p>&lt;skipped&gt;</text:p>
          </table:table-cell>
          <table:table-cell table:style-name="ce47" table:formula="of:=AVERAGE([.D4:.H4])" office:value-type="float" office:value="5.39108931649711" calcext:value-type="float">
            <text:p>5.39108931649711</text:p>
          </table:table-cell>
          <table:table-cell/>
          <table:table-cell table:formula="of:=MIN([.I4:.I7])" office:value-type="float" office:value="5.39099366260832" calcext:value-type="float">
            <text:p>5.39099366260832</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153078752423" calcext:value-type="float">
            <text:p>5.39153078752423</text:p>
          </table:table-cell>
          <table:table-cell table:style-name="ce13" office:value-type="float" office:value="5.3904565376924" calcext:value-type="float">
            <text:p>5.3904565376924</text:p>
          </table:table-cell>
          <table:table-cell table:number-columns-repeated="3" table:style-name="ce13" office:value-type="string" calcext:value-type="string">
            <text:p>&lt;skipped&gt;</text:p>
          </table:table-cell>
          <table:table-cell table:style-name="ce47" table:formula="of:=AVERAGE([.D5:.H5])" office:value-type="float" office:value="5.39099366260832" calcext:value-type="float">
            <text:p>5.3909936626083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223498313028" calcext:value-type="float">
            <text:p>5.39223498313028</text:p>
          </table:table-cell>
          <table:table-cell table:style-name="ce13" office:value-type="float" office:value="5.39057245617684" calcext:value-type="float">
            <text:p>5.39057245617684</text:p>
          </table:table-cell>
          <table:table-cell table:number-columns-repeated="3" table:style-name="ce13" office:value-type="string" calcext:value-type="string">
            <text:p>&lt;skipped&gt;</text:p>
          </table:table-cell>
          <table:table-cell table:style-name="ce47" table:formula="of:=AVERAGE([.D6:.H6])" office:value-type="float" office:value="5.39140371965356" calcext:value-type="float">
            <text:p>5.39140371965356</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192870539354" calcext:value-type="float">
            <text:p>5.39192870539354</text:p>
          </table:table-cell>
          <table:table-cell table:number-columns-repeated="4" table:style-name="ce13" office:value-type="string" calcext:value-type="string">
            <text:p>&lt;skipped&gt;</text:p>
          </table:table-cell>
          <table:table-cell table:style-name="ce47" table:formula="of:=AVERAGE([.D7:.H7])" office:value-type="float" office:value="5.39192870539354" calcext:value-type="float">
            <text:p>5.39192870539354</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number-columns-repeated="5" table:style-name="ce13" office:value-type="string" calcext:value-type="string">
            <text:p>&lt;skipped&gt;</text:p>
          </table:table-cell>
          <table:table-cell table:style-name="ce47"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63" table:formula="of:=AVERAGE([.D4:.D8])" office:value-type="float" office:value="5.39183506140637" calcext:value-type="float">
            <text:p>5.39183506140637</text:p>
          </table:table-cell>
          <table:table-cell table:style-name="ce63" table:formula="of:=AVERAGE([.E4:.E8])" office:value-type="float" office:value="5.39052061909534" calcext:value-type="float">
            <text:p>5.39052061909534</text:p>
          </table:table-cell>
          <table:table-cell table:number-columns-repeated="3" table:style-name="ce63" office:value-type="string" calcext:value-type="string">
            <text:p>N/A</text:p>
          </table:table-cell>
          <table:table-cell table:style-name="ce28" table:formula="of:=AVERAGE([.I4:.I8])" office:value-type="float" office:value="5.39135385103813" calcext:value-type="float">
            <text:p>5.39135385103813</text:p>
          </table:table-cell>
          <table:table-cell/>
          <table:table-cell table:formula="of:=MIN([.D9:.H9])" office:value-type="float" office:value="5.39052061909534" calcext:value-type="float">
            <text:p>5.39052061909534</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16</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5343160554765" calcext:value-type="float">
            <text:p>5.45343160554765</text:p>
          </table:table-cell>
          <table:table-cell table:style-name="ce13" office:value-type="float" office:value="5.39297508696337" calcext:value-type="float">
            <text:p>5.39297508696337</text:p>
          </table:table-cell>
          <table:table-cell table:style-name="ce13" office:value-type="float" office:value="5.47338326495544" calcext:value-type="float">
            <text:p>5.47338326495544</text:p>
          </table:table-cell>
          <table:table-cell table:style-name="ce13" office:value-type="float" office:value="5.39651693770909" calcext:value-type="float">
            <text:p>5.39651693770909</text:p>
          </table:table-cell>
          <table:table-cell table:style-name="ce13" office:value-type="float" office:value="5.47232981884267" calcext:value-type="float">
            <text:p>5.47232981884267</text:p>
          </table:table-cell>
          <table:table-cell table:style-name="ce71" table:formula="of:=AVERAGE([.D14:.H14])" office:value-type="float" office:value="5.43772734280364" calcext:value-type="float">
            <text:p>5.43772734280364</text:p>
          </table:table-cell>
          <table:table-cell/>
          <table:table-cell table:formula="of:=MIN([.I14:.I17])" office:value-type="float" office:value="5.43772734280364" calcext:value-type="float">
            <text:p>5.43772734280364</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6270610015104" calcext:value-type="float">
            <text:p>5.46270610015104</text:p>
          </table:table-cell>
          <table:table-cell table:style-name="ce13" office:value-type="float" office:value="5.40129998722795" calcext:value-type="float">
            <text:p>5.40129998722795</text:p>
          </table:table-cell>
          <table:table-cell table:style-name="ce13" office:value-type="float" office:value="5.46500439390036" calcext:value-type="float">
            <text:p>5.46500439390036</text:p>
          </table:table-cell>
          <table:table-cell table:style-name="ce13" office:value-type="float" office:value="5.45258807389069" calcext:value-type="float">
            <text:p>5.45258807389069</text:p>
          </table:table-cell>
          <table:table-cell table:style-name="ce13" office:value-type="float" office:value="5.47104834929055" calcext:value-type="float">
            <text:p>5.47104834929055</text:p>
          </table:table-cell>
          <table:table-cell table:style-name="ce71" table:formula="of:=AVERAGE([.D15:.H15])" office:value-type="float" office:value="5.45052938089212" calcext:value-type="float">
            <text:p>5.4505293808921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4481066715221" calcext:value-type="float">
            <text:p>5.44481066715221</text:p>
          </table:table-cell>
          <table:table-cell table:style-name="ce13" office:value-type="float" office:value="5.40739093449603" calcext:value-type="float">
            <text:p>5.40739093449603</text:p>
          </table:table-cell>
          <table:table-cell table:style-name="ce13" office:value-type="float" office:value="5.55170970576488" calcext:value-type="float">
            <text:p>5.55170970576488</text:p>
          </table:table-cell>
          <table:table-cell table:style-name="ce13" office:value-type="float" office:value="5.3984774207472" calcext:value-type="float">
            <text:p>5.3984774207472</text:p>
          </table:table-cell>
          <table:table-cell table:style-name="ce13" office:value-type="float" office:value="5.53386741482748" calcext:value-type="float">
            <text:p>5.53386741482748</text:p>
          </table:table-cell>
          <table:table-cell table:style-name="ce71" table:formula="of:=AVERAGE([.D16:.H16])" office:value-type="float" office:value="5.46725122859756" calcext:value-type="float">
            <text:p>5.46725122859756</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8345101966136" calcext:value-type="float">
            <text:p>5.48345101966136</text:p>
          </table:table-cell>
          <table:table-cell table:style-name="ce13" office:value-type="float" office:value="5.53652780927604" calcext:value-type="float">
            <text:p>5.53652780927604</text:p>
          </table:table-cell>
          <table:table-cell table:style-name="ce13" office:value-type="float" office:value="5.50100567813032" calcext:value-type="float">
            <text:p>5.50100567813032</text:p>
          </table:table-cell>
          <table:table-cell table:style-name="ce13" office:value-type="float" office:value="5.43005682683907" calcext:value-type="float">
            <text:p>5.43005682683907</text:p>
          </table:table-cell>
          <table:table-cell table:style-name="ce13" office:value-type="float" office:value="5.56296231867973" calcext:value-type="float">
            <text:p>5.56296231867973</text:p>
          </table:table-cell>
          <table:table-cell table:style-name="ce71" table:formula="of:=AVERAGE([.D17:.H17])" office:value-type="float" office:value="5.5028007305173" calcext:value-type="float">
            <text:p>5.5028007305173</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float" office:value="5.40298498551044" calcext:value-type="float">
            <text:p>5.40298498551044</text:p>
          </table:table-cell>
          <table:table-cell table:style-name="ce13" office:value-type="float" office:value="5.40083184315541" calcext:value-type="float">
            <text:p>5.40083184315541</text:p>
          </table:table-cell>
          <table:table-cell table:style-name="ce13" office:value-type="float" office:value="5.41074942370838" calcext:value-type="float">
            <text:p>5.41074942370838</text:p>
          </table:table-cell>
          <table:table-cell table:style-name="ce13" office:value-type="float" office:value="5.39727509442456" calcext:value-type="float">
            <text:p>5.39727509442456</text:p>
          </table:table-cell>
          <table:table-cell table:style-name="ce13" office:value-type="float" office:value="5.40089965632918" calcext:value-type="float">
            <text:p>5.40089965632918</text:p>
          </table:table-cell>
          <table:table-cell table:style-name="ce71" table:formula="of:=AVERAGE([.D18:.H18])" office:value-type="float" office:value="5.40254820062559" calcext:value-type="float">
            <text:p>5.40254820062559</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66" table:formula="of:=AVERAGE([.D14:.D18])" office:value-type="float" office:value="5.44947687560454" calcext:value-type="float">
            <text:p>5.44947687560454</text:p>
          </table:table-cell>
          <table:table-cell table:style-name="ce66" table:formula="of:=AVERAGE([.E14:.E18])" office:value-type="float" office:value="5.42780513222376" calcext:value-type="float">
            <text:p>5.42780513222376</text:p>
          </table:table-cell>
          <table:table-cell table:style-name="ce66" table:formula="of:=AVERAGE([.F14:.F18])" office:value-type="float" office:value="5.48037049329188" calcext:value-type="float">
            <text:p>5.48037049329188</text:p>
          </table:table-cell>
          <table:table-cell table:style-name="ce66" table:formula="of:=AVERAGE([.G14:.G18])" office:value-type="float" office:value="5.41498287072212" calcext:value-type="float">
            <text:p>5.41498287072212</text:p>
          </table:table-cell>
          <table:table-cell table:style-name="ce66" table:formula="of:=AVERAGE([.H14:.H18])" office:value-type="float" office:value="5.48822151159392" calcext:value-type="float">
            <text:p>5.48822151159392</text:p>
          </table:table-cell>
          <table:table-cell table:style-name="ce28" table:formula="of:=AVERAGE([.I14:.I18])" office:value-type="float" office:value="5.45217137668724" calcext:value-type="float">
            <text:p>5.45217137668724</text:p>
          </table:table-cell>
          <table:table-cell/>
          <table:table-cell table:formula="of:=MIN([.D19:.H19])" office:value-type="float" office:value="5.41498287072212" calcext:value-type="float">
            <text:p>5.41498287072212</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3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table-cell table:formula="of:=MIN([.I24:.I27])" office:value-type="float" office:value="0" calcext:value-type="float">
            <text:p>0</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70"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number-columns-repeated="5" table:style-name="ce67" office:value-type="string" calcext:value-type="string">
            <text:p>N/A</text:p>
          </table:table-cell>
          <table:table-cell table:style-name="ce28" office:value-type="string" calcext:value-type="string">
            <text:p>N/A</text:p>
          </table:table-cell>
          <table:table-cell/>
          <table:table-cell table:formula="of:=MIN([.D29:.H29])" office:value-type="float" office:value="0" calcext:value-type="float">
            <text:p>0</text:p>
          </table:table-cell>
        </table:table-row>
        <table:table-row table:style-name="ro1" table:number-rows-repeated="2">
          <table:table-cell table:number-columns-repeated="11"/>
        </table:table-row>
        <table:table-row table:style-name="ro1">
          <table:table-cell/>
          <table:table-cell table:style-name="ce64" office:value-type="string" calcext:value-type="string" table:number-columns-spanned="8" table:number-rows-spanned="11">
            <text:p>Round 1 showed that the additional features (up to +20) were not helpful; seeing if engineering these post-normalization and imputation makes a difference. Also, the deep net appeared to work best, but in reality, it just found a constant value to guess that would minimize the testing loss. I put in a fix to skip these iterations, and this round’s baseline will verify the performance of that.</text:p>
            <text:p/>
            <text:p><text:span text:style-name="T1">Results:</text:span><text:span text:style-name="T2"> Generating features post-processing introduced NaNs into the data. Furthermore, the constant guessing problem was worse than expected, with some models like the Deep network skipping fold 1. I added a short-circuit after the N=11 run to skip any model after 2 total rounds of constant guessing, since they seem to be terminal.</text:span></text:p>
            <text:p/>
            <text:p><text:span text:style-name="T2">Upon closer look the NaNs were bad predictions from the model. I added a band-aid but it may still fail on submission. Interesting that this only happened with the additional features, though. Notably, once the combo features came into play, all runs failed in the first fold.</text:span></text:p>
          </table:table-cell>
          <table:covered-table-cell table:number-columns-repeated="7"/>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number-rows-repeated="1048533">
          <table:table-cell table:number-columns-repeated="11"/>
        </table:table-row>
        <table:table-row table:style-name="ro1">
          <table:table-cell table:number-columns-repeated="11"/>
        </table:table-row>
        <calcext:conditional-formats>
          <calcext:conditional-format calcext:target-range-address="'Round 2 Tests'.D9:'Round 2 Tests'.H9">
            <calcext:condition calcext:apply-style-name="Good" calcext:value="=MIN([.D9:.H9])" calcext:base-cell-address="'Round 2 Tests'.D9"/>
          </calcext:conditional-format>
          <calcext:conditional-format calcext:target-range-address="'Round 2 Tests'.I4:'Round 2 Tests'.I8">
            <calcext:condition calcext:apply-style-name="Good" calcext:value="=MIN([.I4:.I7])" calcext:base-cell-address="'Round 2 Tests'.I4"/>
          </calcext:conditional-format>
          <calcext:conditional-format calcext:target-range-address="'Round 2 Tests'.I14:'Round 2 Tests'.I18">
            <calcext:condition calcext:apply-style-name="Good" calcext:value="=MIN([.I14:.I18])" calcext:base-cell-address="'Round 2 Tests'.I14"/>
          </calcext:conditional-format>
          <calcext:conditional-format calcext:target-range-address="'Round 2 Tests'.D19:'Round 2 Tests'.H19">
            <calcext:condition calcext:apply-style-name="Good" calcext:value="=MIN([.D19:.H19])" calcext:base-cell-address="'Round 2 Tests'.D19"/>
          </calcext:conditional-format>
          <calcext:conditional-format calcext:target-range-address="'Round 2 Tests'.D29:'Round 2 Tests'.H29">
            <calcext:condition calcext:apply-style-name="Good" calcext:value="=MIN([.D29:.H29])" calcext:base-cell-address="'Round 2 Tests'.D29"/>
          </calcext:conditional-format>
          <calcext:conditional-format calcext:target-range-address="'Round 2 Tests'.I24:'Round 2 Tests'.I28">
            <calcext:condition calcext:apply-style-name="Good" calcext:value="=MIN([.I24:.I28])" calcext:base-cell-address="'Round 2 Tests'.I24"/>
          </calcext:conditional-format>
        </calcext:conditional-formats>
      </table:table>
      <table:table table:name="Round 3 Tests" table:style-name="ta1">
        <table:table-column table:style-name="co1" table:default-cell-style-name="Default"/>
        <table:table-column table:style-name="co2" table:default-cell-style-name="Default"/>
        <table:table-column table:style-name="co3"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1"/>
        </table:table-row>
        <table:table-row table:style-name="ro1">
          <table:table-cell/>
          <table:table-cell table:style-name="ce1" office:value-type="string" calcext:value-type="string">
            <text:p>Dropout=0.3</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80" table:formula="of:=AVERAGE([.D4:.H4])" office:value-type="float" office:value="5.3910404373893" calcext:value-type="float">
            <text:p>5.3910404373893</text:p>
          </table:table-cell>
          <table:table-cell/>
          <table:table-cell table:formula="of:=MIN([.I4:.I7])" office:value-type="float" office:value="5.3910404373893" calcext:value-type="float">
            <text:p>5.3910404373893</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80" table:formula="of:=AVERAGE([.D5:.H5])" office:value-type="float" office:value="5.39501796606546" calcext:value-type="float">
            <text:p>5.39501796606546</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80" table:formula="of:=AVERAGE([.D6:.H6])" office:value-type="float" office:value="5.39214696148481" calcext:value-type="float">
            <text:p>5.39214696148481</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80" table:formula="of:=AVERAGE([.D7:.H7])" office:value-type="float" office:value="5.52456938860547" calcext:value-type="float">
            <text:p>5.52456938860547</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80"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3" table:formula="of:=AVERAGE([.D4:.D8])" office:value-type="float" office:value="5.39465227088622" calcext:value-type="float">
            <text:p>5.39465227088622</text:p>
          </table:table-cell>
          <table:table-cell table:style-name="ce73" table:formula="of:=AVERAGE([.E4:.E8])" office:value-type="float" office:value="5.48850721347564" calcext:value-type="float">
            <text:p>5.48850721347564</text:p>
          </table:table-cell>
          <table:table-cell table:style-name="ce73" table:formula="of:=AVERAGE([.F4:.F8])" office:value-type="float" office:value="5.45170239030319" calcext:value-type="float">
            <text:p>5.45170239030319</text:p>
          </table:table-cell>
          <table:table-cell table:style-name="ce73" table:formula="of:=AVERAGE([.G4:.G8])" office:value-type="float" office:value="5.44361982222826" calcext:value-type="float">
            <text:p>5.44361982222826</text:p>
          </table:table-cell>
          <table:table-cell table:style-name="ce73" office:value-type="string" calcext:value-type="string">
            <text:p>N/A</text:p>
          </table:table-cell>
          <table:table-cell table:style-name="ce28" table:formula="of:=AVERAGE([.I4:.I8])" office:value-type="float" office:value="5.42569368838626" calcext:value-type="float">
            <text:p>5.42569368838626</text:p>
          </table:table-cell>
          <table:table-cell/>
          <table:table-cell table:formula="of:=MIN([.D9:.H9])" office:value-type="float" office:value="5.39465227088622" calcext:value-type="float">
            <text:p>5.39465227088622</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Dropout=0.5</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39164576957742" calcext:value-type="float">
            <text:p>5.39164576957742</text:p>
          </table:table-cell>
          <table:table-cell table:style-name="ce13" office:value-type="float" office:value="5.39053286341679" calcext:value-type="float">
            <text:p>5.39053286341679</text:p>
          </table:table-cell>
          <table:table-cell table:style-name="ce13" office:value-type="string" calcext:value-type="string">
            <text:p>&lt;stopped&gt;</text:p>
          </table:table-cell>
          <table:table-cell table:style-name="ce13" table:number-columns-repeated="2"/>
          <table:table-cell table:style-name="ce86" table:formula="of:=AVERAGE([.D14:.H14])" office:value-type="float" office:value="5.39108931649711" calcext:value-type="float">
            <text:p>5.39108931649711</text:p>
          </table:table-cell>
          <table:table-cell/>
          <table:table-cell table:formula="of:=MIN([.I14:.I17])" office:value-type="float" office:value="5.39099366260832" calcext:value-type="float">
            <text:p>5.39099366260832</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39153078752423" calcext:value-type="float">
            <text:p>5.39153078752423</text:p>
          </table:table-cell>
          <table:table-cell table:style-name="ce13" office:value-type="float" office:value="5.3904565376924" calcext:value-type="float">
            <text:p>5.3904565376924</text:p>
          </table:table-cell>
          <table:table-cell table:style-name="ce13" office:value-type="string" calcext:value-type="string">
            <text:p>&lt;stopped&gt;</text:p>
          </table:table-cell>
          <table:table-cell table:style-name="ce13" table:number-columns-repeated="2"/>
          <table:table-cell table:style-name="ce86" table:formula="of:=AVERAGE([.D15:.H15])" office:value-type="float" office:value="5.39099366260832" calcext:value-type="float">
            <text:p>5.3909936626083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39223498313028" calcext:value-type="float">
            <text:p>5.39223498313028</text:p>
          </table:table-cell>
          <table:table-cell table:style-name="ce13" office:value-type="float" office:value="5.39057245617684" calcext:value-type="float">
            <text:p>5.39057245617684</text:p>
          </table:table-cell>
          <table:table-cell table:style-name="ce13" office:value-type="string" calcext:value-type="string">
            <text:p>&lt;stopped&gt;</text:p>
          </table:table-cell>
          <table:table-cell table:style-name="ce13" table:number-columns-repeated="2"/>
          <table:table-cell table:style-name="ce86" table:formula="of:=AVERAGE([.D16:.H16])" office:value-type="float" office:value="5.39140371965356" calcext:value-type="float">
            <text:p>5.39140371965356</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39192870539354" calcext:value-type="float">
            <text:p>5.39192870539354</text:p>
          </table:table-cell>
          <table:table-cell table:style-name="ce13" office:value-type="string" calcext:value-type="string">
            <text:p>&lt;stopped&gt;</text:p>
          </table:table-cell>
          <table:table-cell table:style-name="ce13" table:number-columns-repeated="3"/>
          <table:table-cell table:style-name="ce86" table:formula="of:=AVERAGE([.D17:.H17])" office:value-type="float" office:value="5.39192870539354" calcext:value-type="float">
            <text:p>5.39192870539354</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86"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4" table:formula="of:=AVERAGE([.D14:.D18])" office:value-type="float" office:value="5.39183506140637" calcext:value-type="float">
            <text:p>5.39183506140637</text:p>
          </table:table-cell>
          <table:table-cell table:style-name="ce74" table:formula="of:=AVERAGE([.E14:.E18])" office:value-type="float" office:value="5.39052061909534" calcext:value-type="float">
            <text:p>5.39052061909534</text:p>
          </table:table-cell>
          <table:table-cell table:number-columns-repeated="3" table:style-name="ce74" office:value-type="string" calcext:value-type="string">
            <text:p>N/A</text:p>
          </table:table-cell>
          <table:table-cell table:style-name="ce28" table:formula="of:=AVERAGE([.I14:.I18])" office:value-type="float" office:value="5.39135385103813" calcext:value-type="float">
            <text:p>5.39135385103813</text:p>
          </table:table-cell>
          <table:table-cell/>
          <table:table-cell table:formula="of:=MIN([.D19:.H19])" office:value-type="float" office:value="5.39052061909534" calcext:value-type="float">
            <text:p>5.39052061909534</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ormalized to [-1, 1] (N=11)</text:p>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140347516994" calcext:value-type="float">
            <text:p>5.40140347516994</text:p>
          </table:table-cell>
          <table:table-cell table:style-name="ce13" office:value-type="float" office:value="5.42106613552038" calcext:value-type="float">
            <text:p>5.42106613552038</text:p>
          </table:table-cell>
          <table:table-cell table:style-name="ce13" office:value-type="float" office:value="5.41434317122599" calcext:value-type="float">
            <text:p>5.41434317122599</text:p>
          </table:table-cell>
          <table:table-cell table:style-name="ce13" office:value-type="float" office:value="5.41002350742258" calcext:value-type="float">
            <text:p>5.41002350742258</text:p>
          </table:table-cell>
          <table:table-cell table:style-name="ce13" office:value-type="float" office:value="5.41537226275652" calcext:value-type="float">
            <text:p>5.41537226275652</text:p>
          </table:table-cell>
          <table:table-cell table:style-name="ce87" table:formula="of:=AVERAGE([.D24:.H24])" office:value-type="float" office:value="5.41244171041908" calcext:value-type="float">
            <text:p>5.41244171041908</text:p>
          </table:table-cell>
          <table:table-cell/>
          <table:table-cell table:formula="of:=MIN([.I24:.I27])" office:value-type="float" office:value="5.41244171041908" calcext:value-type="float">
            <text:p>5.41244171041908</text:p>
          </table:table-cell>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0305104106884" calcext:value-type="float">
            <text:p>5.40305104106884</text:p>
          </table:table-cell>
          <table:table-cell table:style-name="ce13" office:value-type="float" office:value="5.42971939777968" calcext:value-type="float">
            <text:p>5.42971939777968</text:p>
          </table:table-cell>
          <table:table-cell table:style-name="ce13" office:value-type="float" office:value="5.43563730797769" calcext:value-type="float">
            <text:p>5.43563730797769</text:p>
          </table:table-cell>
          <table:table-cell table:style-name="ce13" office:value-type="float" office:value="5.42004256975781" calcext:value-type="float">
            <text:p>5.42004256975781</text:p>
          </table:table-cell>
          <table:table-cell table:style-name="ce13" office:value-type="float" office:value="5.4278053832591" calcext:value-type="float">
            <text:p>5.4278053832591</text:p>
          </table:table-cell>
          <table:table-cell table:style-name="ce87" table:formula="of:=AVERAGE([.D25:.H25])" office:value-type="float" office:value="5.42325113996863" calcext:value-type="float">
            <text:p>5.42325113996863</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278053832591" calcext:value-type="float">
            <text:p>5.4278053832591</text:p>
          </table:table-cell>
          <table:table-cell table:style-name="ce13" office:value-type="float" office:value="5.46651995934026" calcext:value-type="float">
            <text:p>5.46651995934026</text:p>
          </table:table-cell>
          <table:table-cell table:style-name="ce13" office:value-type="float" office:value="5.49643000858442" calcext:value-type="float">
            <text:p>5.49643000858442</text:p>
          </table:table-cell>
          <table:table-cell table:style-name="ce13" office:value-type="float" office:value="5.46035848083009" calcext:value-type="float">
            <text:p>5.46035848083009</text:p>
          </table:table-cell>
          <table:table-cell table:style-name="ce13" office:value-type="float" office:value="5.45493191161556" calcext:value-type="float">
            <text:p>5.45493191161556</text:p>
          </table:table-cell>
          <table:table-cell table:style-name="ce87" table:formula="of:=AVERAGE([.D26:.H26])" office:value-type="float" office:value="5.46120914872589" calcext:value-type="float">
            <text:p>5.46120914872589</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0708032293556" calcext:value-type="float">
            <text:p>5.40708032293556</text:p>
          </table:table-cell>
          <table:table-cell table:style-name="ce13" office:value-type="float" office:value="5.5069497214734" calcext:value-type="float">
            <text:p>5.5069497214734</text:p>
          </table:table-cell>
          <table:table-cell table:style-name="ce13" office:value-type="float" office:value="5.49988643303874" calcext:value-type="float">
            <text:p>5.49988643303874</text:p>
          </table:table-cell>
          <table:table-cell table:style-name="ce13" office:value-type="float" office:value="5.47764230208882" calcext:value-type="float">
            <text:p>5.47764230208882</text:p>
          </table:table-cell>
          <table:table-cell table:style-name="ce13" office:value-type="float" office:value="5.4900685988282" calcext:value-type="float">
            <text:p>5.4900685988282</text:p>
          </table:table-cell>
          <table:table-cell table:style-name="ce87" table:formula="of:=AVERAGE([.D27:.H27])" office:value-type="float" office:value="5.47632547567294" calcext:value-type="float">
            <text:p>5.47632547567294</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87"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6" table:formula="of:=AVERAGE([.D24:.D28])" office:value-type="float" office:value="5.40983505560836" calcext:value-type="float">
            <text:p>5.40983505560836</text:p>
          </table:table-cell>
          <table:table-cell table:style-name="ce76" table:formula="of:=AVERAGE([.E24:.E28])" office:value-type="float" office:value="5.45606380352843" calcext:value-type="float">
            <text:p>5.45606380352843</text:p>
          </table:table-cell>
          <table:table-cell table:style-name="ce76" table:formula="of:=AVERAGE([.F24:.F28])" office:value-type="float" office:value="5.46157423020671" calcext:value-type="float">
            <text:p>5.46157423020671</text:p>
          </table:table-cell>
          <table:table-cell table:style-name="ce76" table:formula="of:=AVERAGE([.G24:.G28])" office:value-type="float" office:value="5.44201671502483" calcext:value-type="float">
            <text:p>5.44201671502483</text:p>
          </table:table-cell>
          <table:table-cell table:style-name="ce76" table:formula="of:=AVERAGE([.H24:.H28])" office:value-type="float" office:value="5.44704453911485" calcext:value-type="float">
            <text:p>5.44704453911485</text:p>
          </table:table-cell>
          <table:table-cell table:style-name="ce28" table:formula="of:=AVERAGE([.I24:.I28])" office:value-type="float" office:value="5.44330686869663" calcext:value-type="float">
            <text:p>5.44330686869663</text:p>
          </table:table-cell>
          <table:table-cell/>
          <table:table-cell table:formula="of:=MIN([.D29:.H29])" office:value-type="float" office:value="5.40983505560836" calcext:value-type="float">
            <text:p>5.40983505560836</text:p>
          </table:table-cell>
        </table:table-row>
        <table:table-row table:style-name="ro1" table:number-rows-repeated="2">
          <table:table-cell table:number-columns-repeated="11"/>
        </table:table-row>
        <table:table-row table:style-name="ro1">
          <table:table-cell/>
          <table:table-cell table:style-name="ce1" office:value-type="string" calcext:value-type="string">
            <text:p>Normalized to [-1, 1] (N=11, tanh)</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751124862878" calcext:value-type="float">
            <text:p>5.40751124862878</text:p>
          </table:table-cell>
          <table:table-cell table:style-name="ce13" office:value-type="float" office:value="5.43102288129352" calcext:value-type="float">
            <text:p>5.43102288129352</text:p>
          </table:table-cell>
          <table:table-cell table:style-name="ce13" office:value-type="float" office:value="5.42728720852098" calcext:value-type="float">
            <text:p>5.42728720852098</text:p>
          </table:table-cell>
          <table:table-cell table:style-name="ce13" office:value-type="float" office:value="5.41936154550594" calcext:value-type="float">
            <text:p>5.41936154550594</text:p>
          </table:table-cell>
          <table:table-cell table:style-name="ce13" office:value-type="float" office:value="5.42862209662937" calcext:value-type="float">
            <text:p>5.42862209662937</text:p>
          </table:table-cell>
          <table:table-cell table:style-name="ce79" table:formula="of:=AVERAGE([.D34:.H34])" office:value-type="float" office:value="5.42276099611572" calcext:value-type="float">
            <text:p>5.42276099611572</text:p>
          </table:table-cell>
          <table:table-cell table:number-columns-repeated="2"/>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1087855767616" calcext:value-type="float">
            <text:p>5.41087855767616</text:p>
          </table:table-cell>
          <table:table-cell table:style-name="ce13" office:value-type="float" office:value="5.45372257949366" calcext:value-type="float">
            <text:p>5.45372257949366</text:p>
          </table:table-cell>
          <table:table-cell table:style-name="ce13" office:value-type="float" office:value="5.45646552382642" calcext:value-type="float">
            <text:p>5.45646552382642</text:p>
          </table:table-cell>
          <table:table-cell table:style-name="ce13" office:value-type="float" office:value="5.4467233063803" calcext:value-type="float">
            <text:p>5.4467233063803</text:p>
          </table:table-cell>
          <table:table-cell table:style-name="ce13" office:value-type="float" office:value="5.46036510597584" calcext:value-type="float">
            <text:p>5.46036510597584</text:p>
          </table:table-cell>
          <table:table-cell table:style-name="ce79" table:formula="of:=AVERAGE([.D35:.H35])" office:value-type="float" office:value="5.44563101467048" calcext:value-type="float">
            <text:p>5.44563101467048</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3364637135706" calcext:value-type="float">
            <text:p>5.43364637135706</text:p>
          </table:table-cell>
          <table:table-cell table:style-name="ce13" office:value-type="float" office:value="5.48510914689365" calcext:value-type="float">
            <text:p>5.48510914689365</text:p>
          </table:table-cell>
          <table:table-cell table:style-name="ce13" office:value-type="float" office:value="5.5155566051548" calcext:value-type="float">
            <text:p>5.5155566051548</text:p>
          </table:table-cell>
          <table:table-cell table:style-name="ce13" office:value-type="float" office:value="5.47872468567887" calcext:value-type="float">
            <text:p>5.47872468567887</text:p>
          </table:table-cell>
          <table:table-cell table:style-name="ce13" office:value-type="float" office:value="5.50161958538018" calcext:value-type="float">
            <text:p>5.50161958538018</text:p>
          </table:table-cell>
          <table:table-cell table:style-name="ce79" table:formula="of:=AVERAGE([.D36:.H36])" office:value-type="float" office:value="5.48293127889291" calcext:value-type="float">
            <text:p>5.48293127889291</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5730175772861" calcext:value-type="float">
            <text:p>5.45730175772861</text:p>
          </table:table-cell>
          <table:table-cell table:style-name="ce13" office:value-type="float" office:value="5.51629780119054" calcext:value-type="float">
            <text:p>5.51629780119054</text:p>
          </table:table-cell>
          <table:table-cell table:style-name="ce13" office:value-type="float" office:value="5.52227946419291" calcext:value-type="float">
            <text:p>5.52227946419291</text:p>
          </table:table-cell>
          <table:table-cell table:style-name="ce13" office:value-type="float" office:value="5.49766596473846" calcext:value-type="float">
            <text:p>5.49766596473846</text:p>
          </table:table-cell>
          <table:table-cell table:style-name="ce13" office:value-type="float" office:value="5.51728634335124" calcext:value-type="float">
            <text:p>5.51728634335124</text:p>
          </table:table-cell>
          <table:table-cell table:style-name="ce79" table:formula="of:=AVERAGE([.D37:.H37])" office:value-type="float" office:value="5.50216626624035" calcext:value-type="float">
            <text:p>5.50216626624035</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float" office:value="5.39598630990878" calcext:value-type="float">
            <text:p>5.39598630990878</text:p>
          </table:table-cell>
          <table:table-cell table:style-name="ce13" office:value-type="float" office:value="5.40492860254131" calcext:value-type="float">
            <text:p>5.40492860254131</text:p>
          </table:table-cell>
          <table:table-cell table:style-name="ce13" office:value-type="float" office:value="5.40847966750786" calcext:value-type="float">
            <text:p>5.40847966750786</text:p>
          </table:table-cell>
          <table:table-cell table:style-name="ce13" office:value-type="float" office:value="5.40200797176277" calcext:value-type="float">
            <text:p>5.40200797176277</text:p>
          </table:table-cell>
          <table:table-cell table:style-name="ce13" office:value-type="float" office:value="5.40514514733397" calcext:value-type="float">
            <text:p>5.40514514733397</text:p>
          </table:table-cell>
          <table:table-cell table:style-name="ce79" table:formula="of:=AVERAGE([.D38:.H38])" office:value-type="float" office:value="5.40330953981094" calcext:value-type="float">
            <text:p>5.40330953981094</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17" table:formula="of:=AVERAGE([.D34:.D38])" office:value-type="float" office:value="5.42106484905988" calcext:value-type="float">
            <text:p>5.42106484905988</text:p>
          </table:table-cell>
          <table:table-cell table:style-name="ce17" table:formula="of:=AVERAGE([.E34:.E38])" office:value-type="float" office:value="5.45821620228254" calcext:value-type="float">
            <text:p>5.45821620228254</text:p>
          </table:table-cell>
          <table:table-cell table:style-name="ce17" table:formula="of:=AVERAGE([.F34:.F38])" office:value-type="float" office:value="5.46601369384059" calcext:value-type="float">
            <text:p>5.46601369384059</text:p>
          </table:table-cell>
          <table:table-cell table:style-name="ce17" table:formula="of:=AVERAGE([.G34:.G38])" office:value-type="float" office:value="5.44889669481327" calcext:value-type="float">
            <text:p>5.44889669481327</text:p>
          </table:table-cell>
          <table:table-cell table:style-name="ce17" table:formula="of:=AVERAGE([.H34:.H38])" office:value-type="float" office:value="5.46260765573412" calcext:value-type="float">
            <text:p>5.46260765573412</text:p>
          </table:table-cell>
          <table:table-cell table:style-name="ce28" table:formula="of:=AVERAGE([.I34:.I38])" office:value-type="float" office:value="5.45135981914608" calcext:value-type="float">
            <text:p>5.45135981914608</text:p>
          </table:table-cell>
          <table:table-cell table:number-columns-repeated="2"/>
        </table:table-row>
        <table:table-row table:style-name="ro1" table:number-rows-repeated="2">
          <table:table-cell table:number-columns-repeated="11"/>
        </table:table-row>
        <table:table-row table:style-name="ro1">
          <table:table-cell/>
          <table:table-cell table:style-name="ce1" office:value-type="string" calcext:value-type="string">
            <text:p>Normalized to [-1, 1] (N=11, sigmoid)</text:p>
          </table:table-cell>
          <table:table-cell table:style-name="ce41"/>
          <table:table-cell table:style-name="ce44" table:number-columns-repeated="5"/>
          <table:table-cell table:style-name="ce55"/>
          <table:table-cell table:number-columns-repeated="2"/>
        </table:table-row>
        <table:table-row table:style-name="ro1">
          <table:table-cell/>
          <table:table-cell table:style-name="ce2"/>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3" office:value-type="float" office:value="0" calcext:value-type="float">
            <text:p>0</text:p>
          </table:table-cell>
          <table:table-cell office:value-type="string" calcext:value-type="string">
            <text:p>N → N/8</text:p>
          </table:table-cell>
          <table:table-cell table:style-name="ce13" office:value-type="float" office:value="5.40297326022787" calcext:value-type="float">
            <text:p>5.40297326022787</text:p>
          </table:table-cell>
          <table:table-cell table:style-name="ce13" office:value-type="float" office:value="5.41349519555531" calcext:value-type="float">
            <text:p>5.41349519555531</text:p>
          </table:table-cell>
          <table:table-cell table:style-name="ce13" office:value-type="float" office:value="5.41739237381199" calcext:value-type="float">
            <text:p>5.41739237381199</text:p>
          </table:table-cell>
          <table:table-cell table:style-name="ce13" office:value-type="float" office:value="5.40879830067644" calcext:value-type="float">
            <text:p>5.40879830067644</text:p>
          </table:table-cell>
          <table:table-cell table:style-name="ce13" office:value-type="float" office:value="5.41676341015921" calcext:value-type="float">
            <text:p>5.41676341015921</text:p>
          </table:table-cell>
          <table:table-cell table:style-name="ce34" table:formula="of:=AVERAGE([.D44:.H44])" office:value-type="float" office:value="5.41188450808616" calcext:value-type="float">
            <text:p>5.41188450808616</text:p>
          </table:table-cell>
          <table:table-cell table:number-columns-repeated="2"/>
        </table:table-row>
        <table:table-row table:style-name="ro1">
          <table:table-cell/>
          <table:table-cell table:style-name="ce3" office:value-type="float" office:value="1" calcext:value-type="float">
            <text:p>1</text:p>
          </table:table-cell>
          <table:table-cell office:value-type="string" calcext:value-type="string">
            <text:p>N → N/4</text:p>
          </table:table-cell>
          <table:table-cell table:style-name="ce13" office:value-type="float" office:value="5.40820827614749" calcext:value-type="float">
            <text:p>5.40820827614749</text:p>
          </table:table-cell>
          <table:table-cell table:style-name="ce13" office:value-type="float" office:value="5.42748130291218" calcext:value-type="float">
            <text:p>5.42748130291218</text:p>
          </table:table-cell>
          <table:table-cell table:style-name="ce13" office:value-type="float" office:value="5.42526616634504" calcext:value-type="float">
            <text:p>5.42526616634504</text:p>
          </table:table-cell>
          <table:table-cell table:style-name="ce13" office:value-type="float" office:value="5.41830601120029" calcext:value-type="float">
            <text:p>5.41830601120029</text:p>
          </table:table-cell>
          <table:table-cell table:style-name="ce13" office:value-type="float" office:value="5.42485548809812" calcext:value-type="float">
            <text:p>5.42485548809812</text:p>
          </table:table-cell>
          <table:table-cell table:style-name="ce34" table:formula="of:=AVERAGE([.D45:.H45])" office:value-type="float" office:value="5.42082344894062" calcext:value-type="float">
            <text:p>5.42082344894062</text:p>
          </table:table-cell>
          <table:table-cell table:number-columns-repeated="2"/>
        </table:table-row>
        <table:table-row table:style-name="ro1">
          <table:table-cell/>
          <table:table-cell table:style-name="ce3" office:value-type="float" office:value="2" calcext:value-type="float">
            <text:p>2</text:p>
          </table:table-cell>
          <table:table-cell office:value-type="string" calcext:value-type="string">
            <text:p>N → N/2</text:p>
          </table:table-cell>
          <table:table-cell table:style-name="ce13" office:value-type="float" office:value="5.42758829865298" calcext:value-type="float">
            <text:p>5.42758829865298</text:p>
          </table:table-cell>
          <table:table-cell table:style-name="ce13" office:value-type="float" office:value="5.45757712497333" calcext:value-type="float">
            <text:p>5.45757712497333</text:p>
          </table:table-cell>
          <table:table-cell table:style-name="ce13" office:value-type="float" office:value="5.46570429637333" calcext:value-type="float">
            <text:p>5.46570429637333</text:p>
          </table:table-cell>
          <table:table-cell table:style-name="ce13" office:value-type="float" office:value="5.43581376622022" calcext:value-type="float">
            <text:p>5.43581376622022</text:p>
          </table:table-cell>
          <table:table-cell table:style-name="ce13" office:value-type="float" office:value="5.45053561967535" calcext:value-type="float">
            <text:p>5.45053561967535</text:p>
          </table:table-cell>
          <table:table-cell table:style-name="ce34" table:formula="of:=AVERAGE([.D46:.H46])" office:value-type="float" office:value="5.44744382117904" calcext:value-type="float">
            <text:p>5.44744382117904</text:p>
          </table:table-cell>
          <table:table-cell table:number-columns-repeated="2"/>
        </table:table-row>
        <table:table-row table:style-name="ro1">
          <table:table-cell/>
          <table:table-cell table:style-name="ce3" office:value-type="float" office:value="3" calcext:value-type="float">
            <text:p>3</text:p>
          </table:table-cell>
          <table:table-cell office:value-type="string" calcext:value-type="string">
            <text:p>N → N/1</text:p>
          </table:table-cell>
          <table:table-cell table:style-name="ce13" office:value-type="float" office:value="5.41468114611369" calcext:value-type="float">
            <text:p>5.41468114611369</text:p>
          </table:table-cell>
          <table:table-cell table:style-name="ce13" office:value-type="float" office:value="5.47232717035415" calcext:value-type="float">
            <text:p>5.47232717035415</text:p>
          </table:table-cell>
          <table:table-cell table:style-name="ce13" office:value-type="float" office:value="5.47578197186544" calcext:value-type="float">
            <text:p>5.47578197186544</text:p>
          </table:table-cell>
          <table:table-cell table:style-name="ce13" office:value-type="float" office:value="5.4646268834906" calcext:value-type="float">
            <text:p>5.4646268834906</text:p>
          </table:table-cell>
          <table:table-cell table:style-name="ce13" office:value-type="float" office:value="5.48486293377745" calcext:value-type="float">
            <text:p>5.48486293377745</text:p>
          </table:table-cell>
          <table:table-cell table:style-name="ce34" table:formula="of:=AVERAGE([.D47:.H47])" office:value-type="float" office:value="5.46245602112027" calcext:value-type="float">
            <text:p>5.46245602112027</text:p>
          </table:table-cell>
          <table:table-cell table:number-columns-repeated="2"/>
        </table:table-row>
        <table:table-row table:style-name="ro1">
          <table:table-cell/>
          <table:table-cell table:style-name="ce3" office:value-type="float" office:value="4" calcext:value-type="float">
            <text:p>4</text:p>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34" office:value-type="string" calcext:value-type="string">
            <text:p>N/A</text:p>
          </table:table-cell>
          <table:table-cell table:number-columns-repeated="2"/>
        </table:table-row>
        <table:table-row table:style-name="ro1">
          <table:table-cell/>
          <table:table-cell table:style-name="ce4"/>
          <table:table-cell table:style-name="ce10" office:value-type="string" calcext:value-type="string">
            <text:p>Average</text:p>
          </table:table-cell>
          <table:table-cell table:style-name="ce75" table:formula="of:=AVERAGE([.D44:.D48])" office:value-type="float" office:value="5.41336274528551" calcext:value-type="float">
            <text:p>5.41336274528551</text:p>
          </table:table-cell>
          <table:table-cell table:style-name="ce75" table:formula="of:=AVERAGE([.E44:.E48])" office:value-type="float" office:value="5.44272019844874" calcext:value-type="float">
            <text:p>5.44272019844874</text:p>
          </table:table-cell>
          <table:table-cell table:style-name="ce75" table:formula="of:=AVERAGE([.F44:.F48])" office:value-type="float" office:value="5.44603620209895" calcext:value-type="float">
            <text:p>5.44603620209895</text:p>
          </table:table-cell>
          <table:table-cell table:style-name="ce75" table:formula="of:=AVERAGE([.G44:.G48])" office:value-type="float" office:value="5.43188624039689" calcext:value-type="float">
            <text:p>5.43188624039689</text:p>
          </table:table-cell>
          <table:table-cell table:style-name="ce75" table:formula="of:=AVERAGE([.H44:.H48])" office:value-type="float" office:value="5.44425436292753" calcext:value-type="float">
            <text:p>5.44425436292753</text:p>
          </table:table-cell>
          <table:table-cell table:style-name="ce28" table:formula="of:=AVERAGE([.I44:.I48])" office:value-type="float" office:value="5.43565194983152" calcext:value-type="float">
            <text:p>5.43565194983152</text:p>
          </table:table-cell>
          <table:table-cell table:number-columns-repeated="2"/>
        </table:table-row>
        <table:table-row table:style-name="ro1" table:number-rows-repeated="2">
          <table:table-cell table:number-columns-repeated="11"/>
        </table:table-row>
        <table:table-row table:style-name="ro1">
          <table:table-cell/>
          <table:table-cell table:style-name="ce64" office:value-type="string" calcext:value-type="string" table:number-columns-spanned="8" table:number-rows-spanned="11">
            <text:p>Going to stop messing with the features and start tweaking the network parameters/structure again.</text:p>
            <text:p/>
            <text:p><text:span text:style-name="T1">Results:</text:span><text:span text:style-name="T2"> Tried dropout 0.3 but 0.5 still got better results and I used that value for remaining tests. Ended up figuring that everything was being normalized to [0, 1] but additional features would be normalized to [-1, 1]. This explains why tanh and sigmoid were broken on the network, and opened those up as options.</text:span></text:p>
            <text:p/>
            <text:p><text:span text:style-name="T2">While testing tanh activation, I accidentally re-filled the previous ensemble and added ~45 models. It didn’t score that well, but does raise the idea of going much broader. Tanh was also the best performer by far, although I suspect the deep net may use a combination of activations.</text:span></text:p>
          </table:table-cell>
          <table:covered-table-cell table:number-columns-repeated="7"/>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table-cell/>
          <table:covered-table-cell table:number-columns-repeated="8"/>
          <table:table-cell table:number-columns-repeated="2"/>
        </table:table-row>
        <table:table-row table:style-name="ro1" table:number-rows-repeated="1048513">
          <table:table-cell table:number-columns-repeated="11"/>
        </table:table-row>
        <table:table-row table:style-name="ro1">
          <table:table-cell table:number-columns-repeated="11"/>
        </table:table-row>
        <calcext:conditional-formats>
          <calcext:conditional-format calcext:target-range-address="'Round 3 Tests'.D9:'Round 3 Tests'.H9">
            <calcext:condition calcext:apply-style-name="Good" calcext:value="=MIN([.D9:.H9])" calcext:base-cell-address="'Round 3 Tests'.D9"/>
          </calcext:conditional-format>
          <calcext:conditional-format calcext:target-range-address="'Round 3 Tests'.I4:'Round 3 Tests'.I8">
            <calcext:condition calcext:apply-style-name="Good" calcext:value="=MIN([.I4:.I7])" calcext:base-cell-address="'Round 3 Tests'.I4"/>
          </calcext:conditional-format>
          <calcext:conditional-format calcext:target-range-address="'Round 3 Tests'.I14:'Round 3 Tests'.I18">
            <calcext:condition calcext:apply-style-name="Good" calcext:value="=MIN([.I14:.I18])" calcext:base-cell-address="'Round 3 Tests'.I14"/>
          </calcext:conditional-format>
          <calcext:conditional-format calcext:target-range-address="'Round 3 Tests'.D19:'Round 3 Tests'.H19">
            <calcext:condition calcext:apply-style-name="Good" calcext:value="=MIN([.D19:.H19])" calcext:base-cell-address="'Round 3 Tests'.D19"/>
          </calcext:conditional-format>
          <calcext:conditional-format calcext:target-range-address="'Round 3 Tests'.D29:'Round 3 Tests'.H29">
            <calcext:condition calcext:apply-style-name="Good" calcext:value="=MIN([.D29:.H29])" calcext:base-cell-address="'Round 3 Tests'.D29"/>
          </calcext:conditional-format>
          <calcext:conditional-format calcext:target-range-address="'Round 3 Tests'.I24:'Round 3 Tests'.I28">
            <calcext:condition calcext:apply-style-name="Good" calcext:value="=MIN([.I24:.I28])" calcext:base-cell-address="'Round 3 Tests'.I24"/>
          </calcext:conditional-format>
          <calcext:conditional-format calcext:target-range-address="'Round 3 Tests'.D39:'Round 3 Tests'.H39">
            <calcext:condition calcext:apply-style-name="Good" calcext:value="=MIN([.D39:.H39])" calcext:base-cell-address="'Round 3 Tests'.D39"/>
          </calcext:conditional-format>
          <calcext:conditional-format calcext:target-range-address="'Round 3 Tests'.I34:'Round 3 Tests'.I38">
            <calcext:condition calcext:apply-style-name="Good" calcext:value="=MIN([.I34:.I38])" calcext:base-cell-address="'Round 3 Tests'.I34"/>
          </calcext:conditional-format>
          <calcext:conditional-format calcext:target-range-address="'Round 3 Tests'.D49:'Round 3 Tests'.H49">
            <calcext:condition calcext:apply-style-name="Good" calcext:value="=MIN([.D49:.H49])" calcext:base-cell-address="'Round 3 Tests'.D49"/>
          </calcext:conditional-format>
          <calcext:conditional-format calcext:target-range-address="'Round 3 Tests'.I44:'Round 3 Tests'.I48">
            <calcext:condition calcext:apply-style-name="Good" calcext:value="=MIN([.I44:.I48])" calcext:base-cell-address="'Round 3 Tests'.I44"/>
          </calcext:conditional-format>
        </calcext:conditional-formats>
      </table:table>
      <table:table table:name="Round 4 Tests" table:style-name="ta1">
        <table:table-column table:style-name="co1" table:default-cell-style-name="Default"/>
        <table:table-column table:style-name="co7"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0"/>
        </table:table-row>
        <table:table-row table:style-name="ro1">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97" table:formula="of:=AVERAGE([.C4:.G4])" office:value-type="float" office:value="5.3910404373893" calcext:value-type="float">
            <text:p>5.3910404373893</text:p>
          </table:table-cell>
          <table:table-cell/>
          <table:table-cell table:formula="of:=MIN([.H4:.H7])" office:value-type="float" office:value="5.3910404373893" calcext:value-type="float">
            <text:p>5.3910404373893</text:p>
          </table:table-cell>
        </table:table-row>
        <table:table-row table:style-name="ro1">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97" table:formula="of:=AVERAGE([.C5:.G5])" office:value-type="float" office:value="5.39501796606546" calcext:value-type="float">
            <text:p>5.39501796606546</text:p>
          </table:table-cell>
          <table:table-cell table:number-columns-repeated="2"/>
        </table:table-row>
        <table:table-row table:style-name="ro1">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97" table:formula="of:=AVERAGE([.C6:.G6])" office:value-type="float" office:value="5.39214696148481" calcext:value-type="float">
            <text:p>5.39214696148481</text:p>
          </table:table-cell>
          <table:table-cell table:number-columns-repeated="2"/>
        </table:table-row>
        <table:table-row table:style-name="ro1">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97" table:formula="of:=AVERAGE([.C7:.G7])" office:value-type="float" office:value="5.52456938860547" calcext:value-type="float">
            <text:p>5.52456938860547</text:p>
          </table:table-cell>
          <table:table-cell table:number-columns-repeated="2"/>
        </table:table-row>
        <table:table-row table:style-name="ro1">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97" office:value-type="string" calcext:value-type="string">
            <text:p>N/A</text:p>
          </table:table-cell>
          <table:table-cell table:number-columns-repeated="2"/>
        </table:table-row>
        <table:table-row table:style-name="ro1">
          <table:table-cell/>
          <table:table-cell table:style-name="ce10" office:value-type="string" calcext:value-type="string">
            <text:p>Average</text:p>
          </table:table-cell>
          <table:table-cell table:style-name="ce96" table:formula="of:=AVERAGE([.C4:.C8])" office:value-type="float" office:value="5.39465227088622" calcext:value-type="float">
            <text:p>5.39465227088622</text:p>
          </table:table-cell>
          <table:table-cell table:style-name="ce96" table:formula="of:=AVERAGE([.D4:.D8])" office:value-type="float" office:value="5.48850721347564" calcext:value-type="float">
            <text:p>5.48850721347564</text:p>
          </table:table-cell>
          <table:table-cell table:style-name="ce96" table:formula="of:=AVERAGE([.E4:.E8])" office:value-type="float" office:value="5.45170239030319" calcext:value-type="float">
            <text:p>5.45170239030319</text:p>
          </table:table-cell>
          <table:table-cell table:style-name="ce96" table:formula="of:=AVERAGE([.F4:.F8])" office:value-type="float" office:value="5.44361982222826" calcext:value-type="float">
            <text:p>5.44361982222826</text:p>
          </table:table-cell>
          <table:table-cell table:style-name="ce96" office:value-type="string" calcext:value-type="string">
            <text:p>N/A</text:p>
          </table:table-cell>
          <table:table-cell table:style-name="ce28" table:formula="of:=AVERAGE([.H4:.H8])" office:value-type="float" office:value="5.42569368838626" calcext:value-type="float">
            <text:p>5.42569368838626</text:p>
          </table:table-cell>
          <table:table-cell/>
          <table:table-cell table:formula="of:=MIN([.C9:.G9])" office:value-type="float" office:value="5.39465227088622" calcext:value-type="float">
            <text:p>5.39465227088622</text:p>
          </table:table-cell>
        </table:table-row>
        <table:table-row table:style-name="ro1" table:number-rows-repeated="2">
          <table:table-cell table:number-columns-repeated="10"/>
        </table:table-row>
        <table:table-row table:style-name="ro1">
          <table:table-cell/>
          <table:table-cell table:style-name="ce81" office:value-type="string" calcext:value-type="string">
            <text:p>Deep Network Test</text:p>
          </table:table-cell>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82" office:value-type="string" calcext:value-type="string">
            <text:p>Acivations</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tanh → relu → relu</text:p>
          </table:table-cell>
          <table:table-cell table:style-name="ce13" office:value-type="float" office:value="5.39328936006455" calcext:value-type="float">
            <text:p>5.39328936006455</text:p>
          </table:table-cell>
          <table:table-cell table:style-name="ce13" office:value-type="float" office:value="5.40026752058809" calcext:value-type="float">
            <text:p>5.40026752058809</text:p>
          </table:table-cell>
          <table:table-cell table:style-name="ce13" office:value-type="float" office:value="5.40216574010168" calcext:value-type="float">
            <text:p>5.40216574010168</text:p>
          </table:table-cell>
          <table:table-cell table:style-name="ce13" office:value-type="float" office:value="5.39786954432923" calcext:value-type="float">
            <text:p>5.39786954432923</text:p>
          </table:table-cell>
          <table:table-cell table:style-name="ce13" office:value-type="float" office:value="5.39994631325577" calcext:value-type="float">
            <text:p>5.39994631325577</text:p>
          </table:table-cell>
          <table:table-cell table:style-name="ce98" table:formula="of:=AVERAGE([.C14:.G14])" office:value-type="float" office:value="5.39870769566786" calcext:value-type="float">
            <text:p>5.39870769566786</text:p>
          </table:table-cell>
          <table:table-cell/>
          <table:table-cell table:formula="of:=MIN([.H14:.H17])" office:value-type="float" office:value="5.39733266012134" calcext:value-type="float">
            <text:p>5.39733266012134</text:p>
          </table:table-cell>
        </table:table-row>
        <table:table-row table:style-name="ro1">
          <table:table-cell/>
          <table:table-cell table:style-name="ce83" office:value-type="string" calcext:value-type="string">
            <text:p>Tanh → relu → relu → relu</text:p>
          </table:table-cell>
          <table:table-cell table:style-name="ce13" office:value-type="float" office:value="5.39265654163412" calcext:value-type="float">
            <text:p>5.39265654163412</text:p>
          </table:table-cell>
          <table:table-cell table:style-name="ce13" office:value-type="float" office:value="5.39867548631429" calcext:value-type="float">
            <text:p>5.39867548631429</text:p>
          </table:table-cell>
          <table:table-cell table:style-name="ce13" office:value-type="float" office:value="5.39873748824044" calcext:value-type="float">
            <text:p>5.39873748824044</text:p>
          </table:table-cell>
          <table:table-cell table:style-name="ce13" office:value-type="float" office:value="5.39682016802195" calcext:value-type="float">
            <text:p>5.39682016802195</text:p>
          </table:table-cell>
          <table:table-cell table:style-name="ce13" office:value-type="float" office:value="5.39977361639588" calcext:value-type="float">
            <text:p>5.39977361639588</text:p>
          </table:table-cell>
          <table:table-cell table:style-name="ce98" table:formula="of:=AVERAGE([.C15:.G15])" office:value-type="float" office:value="5.39733266012134" calcext:value-type="float">
            <text:p>5.39733266012134</text:p>
          </table:table-cell>
          <table:table-cell table:number-columns-repeated="2"/>
        </table:table-row>
        <table:table-row table:style-name="ro1">
          <table:table-cell/>
          <table:table-cell table:style-name="ce83" office:value-type="string" calcext:value-type="string">
            <text:p>Tanh → tanh → relu → relu</text:p>
          </table:table-cell>
          <table:table-cell table:style-name="ce13" office:value-type="float" office:value="5.39481315876407" calcext:value-type="float">
            <text:p>5.39481315876407</text:p>
          </table:table-cell>
          <table:table-cell table:style-name="ce13" office:value-type="float" office:value="5.40016252612907" calcext:value-type="float">
            <text:p>5.40016252612907</text:p>
          </table:table-cell>
          <table:table-cell table:style-name="ce13" office:value-type="float" office:value="5.40056116847296" calcext:value-type="float">
            <text:p>5.40056116847296</text:p>
          </table:table-cell>
          <table:table-cell table:style-name="ce13" office:value-type="float" office:value="5.39892748836176" calcext:value-type="float">
            <text:p>5.39892748836176</text:p>
          </table:table-cell>
          <table:table-cell table:style-name="ce13" office:value-type="float" office:value="5.40108359182483" calcext:value-type="float">
            <text:p>5.40108359182483</text:p>
          </table:table-cell>
          <table:table-cell table:style-name="ce98" table:formula="of:=AVERAGE([.C16:.G16])" office:value-type="float" office:value="5.39910958671054" calcext:value-type="float">
            <text:p>5.39910958671054</text:p>
          </table:table-cell>
          <table:table-cell table:number-columns-repeated="2"/>
        </table:table-row>
        <table:table-row table:style-name="ro1">
          <table:table-cell/>
          <table:table-cell table:style-name="ce83" office:value-type="string" calcext:value-type="string">
            <text:p>TRRR + N → 2N → N → N/2</text:p>
          </table:table-cell>
          <table:table-cell table:style-name="ce13" office:value-type="float" office:value="5.41632967996712" calcext:value-type="float">
            <text:p>5.41632967996712</text:p>
          </table:table-cell>
          <table:table-cell table:style-name="ce13" office:value-type="float" office:value="5.4527778281297" calcext:value-type="float">
            <text:p>5.4527778281297</text:p>
          </table:table-cell>
          <table:table-cell table:style-name="ce13" office:value-type="float" office:value="5.44874602715403" calcext:value-type="float">
            <text:p>5.44874602715403</text:p>
          </table:table-cell>
          <table:table-cell table:style-name="ce13" office:value-type="float" office:value="5.44296521029133" calcext:value-type="float">
            <text:p>5.44296521029133</text:p>
          </table:table-cell>
          <table:table-cell table:style-name="ce13" office:value-type="float" office:value="5.4579105738591" calcext:value-type="float">
            <text:p>5.4579105738591</text:p>
          </table:table-cell>
          <table:table-cell table:style-name="ce98" table:formula="of:=AVERAGE([.C17:.G17])" office:value-type="float" office:value="5.44374586388026" calcext:value-type="float">
            <text:p>5.44374586388026</text:p>
          </table:table-cell>
          <table:table-cell table:number-columns-repeated="2"/>
        </table:table-row>
        <table:table-row table:style-name="ro1">
          <table:table-cell/>
          <table:table-cell table:style-name="ce84" office:value-type="string" calcext:value-type="string">
            <text:p>Average</text:p>
          </table:table-cell>
          <table:table-cell table:style-name="ce96" table:formula="of:=AVERAGE([.C14:.C17])" office:value-type="float" office:value="5.39927218510747" calcext:value-type="float">
            <text:p>5.39927218510747</text:p>
          </table:table-cell>
          <table:table-cell table:style-name="ce96" table:formula="of:=AVERAGE([.D14:.D17])" office:value-type="float" office:value="5.41297084029029" calcext:value-type="float">
            <text:p>5.41297084029029</text:p>
          </table:table-cell>
          <table:table-cell table:style-name="ce96" table:formula="of:=AVERAGE([.E14:.E17])" office:value-type="float" office:value="5.41255260599228" calcext:value-type="float">
            <text:p>5.41255260599228</text:p>
          </table:table-cell>
          <table:table-cell table:style-name="ce96" table:formula="of:=AVERAGE([.F14:.F17])" office:value-type="float" office:value="5.40914560275107" calcext:value-type="float">
            <text:p>5.40914560275107</text:p>
          </table:table-cell>
          <table:table-cell table:style-name="ce96" table:formula="of:=AVERAGE([.G14:.G17])" office:value-type="float" office:value="5.4146785238339" calcext:value-type="float">
            <text:p>5.4146785238339</text:p>
          </table:table-cell>
          <table:table-cell table:style-name="ce28" table:formula="of:=AVERAGE([.H14:.H17])" office:value-type="float" office:value="5.409723951595" calcext:value-type="float">
            <text:p>5.409723951595</text:p>
          </table:table-cell>
          <table:table-cell/>
          <table:table-cell table:formula="of:=MIN([.C18:.G18])" office:value-type="float" office:value="5.39927218510747" calcext:value-type="float">
            <text:p>5.39927218510747</text:p>
          </table:table-cell>
        </table:table-row>
        <table:table-row table:style-name="ro1" table:number-rows-repeated="2">
          <table:table-cell table:number-columns-repeated="10"/>
        </table:table-row>
        <table:table-row table:style-name="ro1">
          <table:table-cell/>
          <table:table-cell table:style-name="ce85" office:value-type="string" calcext:value-type="string" table:number-columns-spanned="7" table:number-rows-spanned="8">
            <text:p>TRRR is the way. Going to go with the mean/std normalization from now on, with tanh activation on entry and relu after that</text:p>
          </table:table-cell>
          <table:covered-table-cell table:number-columns-repeated="6"/>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number-rows-repeated="1048547">
          <table:table-cell table:number-columns-repeated="10"/>
        </table:table-row>
        <table:table-row table:style-name="ro1">
          <table:table-cell table:number-columns-repeated="10"/>
        </table:table-row>
        <calcext:conditional-formats>
          <calcext:conditional-format calcext:target-range-address="'Round 4 Tests'.C9:'Round 4 Tests'.G9 'Round 4 Tests'.C18:'Round 4 Tests'.G18">
            <calcext:condition calcext:apply-style-name="Good" calcext:value="=MIN([.C9:.G9])" calcext:base-cell-address="'Round 4 Tests'.C9"/>
          </calcext:conditional-format>
          <calcext:conditional-format calcext:target-range-address="'Round 4 Tests'.H4:'Round 4 Tests'.H8">
            <calcext:condition calcext:apply-style-name="Good" calcext:value="=MIN([.H4:.H7])" calcext:base-cell-address="'Round 4 Tests'.H4"/>
          </calcext:conditional-format>
          <calcext:conditional-format calcext:target-range-address="'Round 4 Tests'.H14:'Round 4 Tests'.H17">
            <calcext:condition calcext:apply-style-name="Good" calcext:value="=MIN([.H14:.H17])" calcext:base-cell-address="'Round 4 Tests'.H14"/>
          </calcext:conditional-format>
        </calcext:conditional-formats>
      </table:table>
      <table:table table:name="Round 5 Tests" table:style-name="ta1">
        <table:table-column table:style-name="co1" table:default-cell-style-name="Default"/>
        <table:table-column table:style-name="co8"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0"/>
        </table:table-row>
        <table:table-row table:style-name="ro1">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102" table:formula="of:=AVERAGE([.C4:.G4])" office:value-type="float" office:value="5.3910404373893" calcext:value-type="float">
            <text:p>5.3910404373893</text:p>
          </table:table-cell>
          <table:table-cell/>
          <table:table-cell table:formula="of:=MIN([.H4:.H7])" office:value-type="float" office:value="5.3910404373893" calcext:value-type="float">
            <text:p>5.3910404373893</text:p>
          </table:table-cell>
        </table:table-row>
        <table:table-row table:style-name="ro1">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102" table:formula="of:=AVERAGE([.C5:.G5])" office:value-type="float" office:value="5.39501796606546" calcext:value-type="float">
            <text:p>5.39501796606546</text:p>
          </table:table-cell>
          <table:table-cell table:number-columns-repeated="2"/>
        </table:table-row>
        <table:table-row table:style-name="ro1">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102" table:formula="of:=AVERAGE([.C6:.G6])" office:value-type="float" office:value="5.39214696148481" calcext:value-type="float">
            <text:p>5.39214696148481</text:p>
          </table:table-cell>
          <table:table-cell table:number-columns-repeated="2"/>
        </table:table-row>
        <table:table-row table:style-name="ro1">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102" table:formula="of:=AVERAGE([.C7:.G7])" office:value-type="float" office:value="5.52456938860547" calcext:value-type="float">
            <text:p>5.52456938860547</text:p>
          </table:table-cell>
          <table:table-cell table:number-columns-repeated="2"/>
        </table:table-row>
        <table:table-row table:style-name="ro1">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102" office:value-type="string" calcext:value-type="string">
            <text:p>N/A</text:p>
          </table:table-cell>
          <table:table-cell table:number-columns-repeated="2"/>
        </table:table-row>
        <table:table-row table:style-name="ro1">
          <table:table-cell/>
          <table:table-cell table:style-name="ce10" office:value-type="string" calcext:value-type="string">
            <text:p>Average</text:p>
          </table:table-cell>
          <table:table-cell table:style-name="ce101" table:formula="of:=AVERAGE([.C4:.C8])" office:value-type="float" office:value="5.39465227088622" calcext:value-type="float">
            <text:p>5.39465227088622</text:p>
          </table:table-cell>
          <table:table-cell table:style-name="ce101" table:formula="of:=AVERAGE([.D4:.D8])" office:value-type="float" office:value="5.48850721347564" calcext:value-type="float">
            <text:p>5.48850721347564</text:p>
          </table:table-cell>
          <table:table-cell table:style-name="ce101" table:formula="of:=AVERAGE([.E4:.E8])" office:value-type="float" office:value="5.45170239030319" calcext:value-type="float">
            <text:p>5.45170239030319</text:p>
          </table:table-cell>
          <table:table-cell table:style-name="ce101" table:formula="of:=AVERAGE([.F4:.F8])" office:value-type="float" office:value="5.44361982222826" calcext:value-type="float">
            <text:p>5.44361982222826</text:p>
          </table:table-cell>
          <table:table-cell table:style-name="ce101" office:value-type="string" calcext:value-type="string">
            <text:p>N/A</text:p>
          </table:table-cell>
          <table:table-cell table:style-name="ce28" table:formula="of:=AVERAGE([.H4:.H8])" office:value-type="float" office:value="5.42569368838626" calcext:value-type="float">
            <text:p>5.42569368838626</text:p>
          </table:table-cell>
          <table:table-cell/>
          <table:table-cell table:formula="of:=MIN([.C9:.G9])" office:value-type="float" office:value="5.39465227088622" calcext:value-type="float">
            <text:p>5.39465227088622</text:p>
          </table:table-cell>
        </table:table-row>
        <table:table-row table:style-name="ro1" table:number-rows-repeated="2">
          <table:table-cell table:number-columns-repeated="10"/>
        </table:table-row>
        <table:table-row table:style-name="ro1">
          <table:table-cell/>
          <table:table-cell table:style-name="ce99" office:value-type="string" calcext:value-type="string">
            <text:p>Single inversion</text:p>
          </table:table-cell>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8N</text:p>
          </table:table-cell>
          <table:table-cell table:style-name="ce13" office:value-type="float" office:value="5.49373008455108" calcext:value-type="float">
            <text:p>5.49373008455108</text:p>
          </table:table-cell>
          <table:table-cell table:style-name="ce13" office:value-type="float" office:value="5.50607243222025" calcext:value-type="float">
            <text:p>5.50607243222025</text:p>
          </table:table-cell>
          <table:table-cell table:style-name="ce13" office:value-type="float" office:value="5.5636230396308" calcext:value-type="float">
            <text:p>5.5636230396308</text:p>
          </table:table-cell>
          <table:table-cell table:style-name="ce13" office:value-type="float" office:value="5.52743479293427" calcext:value-type="float">
            <text:p>5.52743479293427</text:p>
          </table:table-cell>
          <table:table-cell table:style-name="ce13" office:value-type="float" office:value="5.51802558231771" calcext:value-type="float">
            <text:p>5.51802558231771</text:p>
          </table:table-cell>
          <table:table-cell table:style-name="ce102" table:formula="of:=AVERAGE([.C14:.G14])" office:value-type="float" office:value="5.52177718633082" calcext:value-type="float">
            <text:p>5.52177718633082</text:p>
          </table:table-cell>
          <table:table-cell/>
          <table:table-cell table:formula="of:=MIN([.H14:.H17])" office:value-type="float" office:value="5.49167251380369" calcext:value-type="float">
            <text:p>5.49167251380369</text:p>
          </table:table-cell>
        </table:table-row>
        <table:table-row table:style-name="ro1">
          <table:table-cell/>
          <table:table-cell table:style-name="ce83" office:value-type="string" calcext:value-type="string">
            <text:p>N → 4N</text:p>
          </table:table-cell>
          <table:table-cell table:style-name="ce13" office:value-type="float" office:value="5.51682299058255" calcext:value-type="float">
            <text:p>5.51682299058255</text:p>
          </table:table-cell>
          <table:table-cell table:style-name="ce13" office:value-type="float" office:value="5.51956478182611" calcext:value-type="float">
            <text:p>5.51956478182611</text:p>
          </table:table-cell>
          <table:table-cell table:style-name="ce13" office:value-type="float" office:value="5.54155585487748" calcext:value-type="float">
            <text:p>5.54155585487748</text:p>
          </table:table-cell>
          <table:table-cell table:style-name="ce13" office:value-type="float" office:value="5.53865706962399" calcext:value-type="float">
            <text:p>5.53865706962399</text:p>
          </table:table-cell>
          <table:table-cell table:style-name="ce13" office:value-type="float" office:value="5.51863901853569" calcext:value-type="float">
            <text:p>5.51863901853569</text:p>
          </table:table-cell>
          <table:table-cell table:style-name="ce102" table:formula="of:=AVERAGE([.C15:.G15])" office:value-type="float" office:value="5.52704794308916" calcext:value-type="float">
            <text:p>5.52704794308916</text:p>
          </table:table-cell>
          <table:table-cell table:number-columns-repeated="2"/>
        </table:table-row>
        <table:table-row table:style-name="ro1">
          <table:table-cell/>
          <table:table-cell table:style-name="ce83" office:value-type="string" calcext:value-type="string">
            <text:p>N → 2N</text:p>
          </table:table-cell>
          <table:table-cell table:style-name="ce13" office:value-type="float" office:value="5.46934486721995" calcext:value-type="float">
            <text:p>5.46934486721995</text:p>
          </table:table-cell>
          <table:table-cell table:style-name="ce13" office:value-type="float" office:value="5.54337446717904" calcext:value-type="float">
            <text:p>5.54337446717904</text:p>
          </table:table-cell>
          <table:table-cell table:style-name="ce13" office:value-type="float" office:value="5.5502206276979" calcext:value-type="float">
            <text:p>5.5502206276979</text:p>
          </table:table-cell>
          <table:table-cell table:style-name="ce13" office:value-type="float" office:value="5.52764702471763" calcext:value-type="float">
            <text:p>5.52764702471763</text:p>
          </table:table-cell>
          <table:table-cell table:style-name="ce13" office:value-type="float" office:value="5.51831147857056" calcext:value-type="float">
            <text:p>5.51831147857056</text:p>
          </table:table-cell>
          <table:table-cell table:style-name="ce102" table:formula="of:=AVERAGE([.C16:.G16])" office:value-type="float" office:value="5.52177969307702" calcext:value-type="float">
            <text:p>5.52177969307702</text:p>
          </table:table-cell>
          <table:table-cell table:number-columns-repeated="2"/>
        </table:table-row>
        <table:table-row table:style-name="ro1">
          <table:table-cell/>
          <table:table-cell table:style-name="ce83" office:value-type="string" calcext:value-type="string">
            <text:p>N → N</text:p>
          </table:table-cell>
          <table:table-cell table:style-name="ce13" office:value-type="float" office:value="5.4252214853354" calcext:value-type="float">
            <text:p>5.4252214853354</text:p>
          </table:table-cell>
          <table:table-cell table:style-name="ce13" office:value-type="float" office:value="5.49616802975524" calcext:value-type="float">
            <text:p>5.49616802975524</text:p>
          </table:table-cell>
          <table:table-cell table:style-name="ce13" office:value-type="float" office:value="5.52260283801725" calcext:value-type="float">
            <text:p>5.52260283801725</text:p>
          </table:table-cell>
          <table:table-cell table:style-name="ce13" office:value-type="float" office:value="5.50081387634235" calcext:value-type="float">
            <text:p>5.50081387634235</text:p>
          </table:table-cell>
          <table:table-cell table:style-name="ce13" office:value-type="float" office:value="5.5135563395682" calcext:value-type="float">
            <text:p>5.5135563395682</text:p>
          </table:table-cell>
          <table:table-cell table:style-name="ce102" table:formula="of:=AVERAGE([.C17:.G17])" office:value-type="float" office:value="5.49167251380369" calcext:value-type="float">
            <text:p>5.49167251380369</text:p>
          </table:table-cell>
          <table:table-cell table:number-columns-repeated="2"/>
        </table:table-row>
        <table:table-row table:style-name="ro1">
          <table:table-cell/>
          <table:table-cell table:style-name="ce83" office:value-type="string" calcext:value-type="string">
            <text:p>(N → … → 8N)</text:p>
          </table:table-cell>
          <table:table-cell table:style-name="ce13" office:value-type="float" office:value="5.4421430547857" calcext:value-type="float">
            <text:p>5.4421430547857</text:p>
          </table:table-cell>
          <table:table-cell table:style-name="ce13" office:value-type="float" office:value="5.48706337305166" calcext:value-type="float">
            <text:p>5.48706337305166</text:p>
          </table:table-cell>
          <table:table-cell table:style-name="ce13" office:value-type="float" office:value="5.50811131597513" calcext:value-type="float">
            <text:p>5.50811131597513</text:p>
          </table:table-cell>
          <table:table-cell table:style-name="ce13" office:value-type="float" office:value="5.47008406360605" calcext:value-type="float">
            <text:p>5.47008406360605</text:p>
          </table:table-cell>
          <table:table-cell table:style-name="ce13" office:value-type="float" office:value="5.47964087155932" calcext:value-type="float">
            <text:p>5.47964087155932</text:p>
          </table:table-cell>
          <table:table-cell table:style-name="ce102" table:formula="of:=AVERAGE([.C18:.G18])" office:value-type="float" office:value="5.47740853579557" calcext:value-type="float">
            <text:p>5.47740853579557</text:p>
          </table:table-cell>
          <table:table-cell table:number-columns-repeated="2"/>
        </table:table-row>
        <table:table-row table:style-name="ro1">
          <table:table-cell/>
          <table:table-cell table:style-name="ce84" office:value-type="string" calcext:value-type="string">
            <text:p>Average</text:p>
          </table:table-cell>
          <table:table-cell table:style-name="ce101" table:formula="of:=AVERAGE([.C14:.C18])" office:value-type="float" office:value="5.46945249649494" calcext:value-type="float">
            <text:p>5.46945249649494</text:p>
          </table:table-cell>
          <table:table-cell table:style-name="ce101" table:formula="of:=AVERAGE([.D14:.D18])" office:value-type="float" office:value="5.51044861680646" calcext:value-type="float">
            <text:p>5.51044861680646</text:p>
          </table:table-cell>
          <table:table-cell table:style-name="ce101" table:formula="of:=AVERAGE([.E14:.E18])" office:value-type="float" office:value="5.53722273523971" calcext:value-type="float">
            <text:p>5.53722273523971</text:p>
          </table:table-cell>
          <table:table-cell table:style-name="ce101" table:formula="of:=AVERAGE([.F14:.F18])" office:value-type="float" office:value="5.51292736544486" calcext:value-type="float">
            <text:p>5.51292736544486</text:p>
          </table:table-cell>
          <table:table-cell table:style-name="ce101" table:formula="of:=AVERAGE([.G14:.G18])" office:value-type="float" office:value="5.5096346581103" calcext:value-type="float">
            <text:p>5.5096346581103</text:p>
          </table:table-cell>
          <table:table-cell table:style-name="ce28" table:formula="of:=AVERAGE([.H14:.H18])" office:value-type="float" office:value="5.50793717441925" calcext:value-type="float">
            <text:p>5.50793717441925</text:p>
          </table:table-cell>
          <table:table-cell/>
          <table:table-cell table:formula="of:=MIN([.C19:.G19])" office:value-type="float" office:value="5.46945249649494" calcext:value-type="float">
            <text:p>5.46945249649494</text:p>
          </table:table-cell>
        </table:table-row>
        <table:table-row table:style-name="ro1" table:number-rows-repeated="2">
          <table:table-cell table:number-columns-repeated="10"/>
        </table:table-row>
        <table:table-row table:style-name="ro1">
          <table:table-cell/>
          <table:table-cell table:style-name="ce99" office:value-type="string" calcext:value-type="string">
            <text:p>Double inversion</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8N → N</text:p>
          </table:table-cell>
          <table:table-cell table:style-name="ce13" office:value-type="float" office:value="5.50908524107817" calcext:value-type="float">
            <text:p>5.50908524107817</text:p>
          </table:table-cell>
          <table:table-cell table:style-name="ce13" office:value-type="float" office:value="5.51676680416553" calcext:value-type="float">
            <text:p>5.51676680416553</text:p>
          </table:table-cell>
          <table:table-cell table:style-name="ce13" office:value-type="float" office:value="5.5101120125539" calcext:value-type="float">
            <text:p>5.5101120125539</text:p>
          </table:table-cell>
          <table:table-cell table:style-name="ce13" office:value-type="float" office:value="5.49595489377433" calcext:value-type="float">
            <text:p>5.49595489377433</text:p>
          </table:table-cell>
          <table:table-cell table:style-name="ce13" office:value-type="float" office:value="5.51746836691631" calcext:value-type="float">
            <text:p>5.51746836691631</text:p>
          </table:table-cell>
          <table:table-cell table:style-name="ce102" table:formula="of:=AVERAGE([.C24:.G24])" office:value-type="float" office:value="5.50987746369765" calcext:value-type="float">
            <text:p>5.50987746369765</text:p>
          </table:table-cell>
          <table:table-cell table:number-columns-repeated="2"/>
        </table:table-row>
        <table:table-row table:style-name="ro1">
          <table:table-cell/>
          <table:table-cell table:style-name="ce83" office:value-type="string" calcext:value-type="string">
            <text:p>4N → N</text:p>
          </table:table-cell>
          <table:table-cell table:style-name="ce13" office:value-type="float" office:value="5.50825924426555" calcext:value-type="float">
            <text:p>5.50825924426555</text:p>
          </table:table-cell>
          <table:table-cell table:style-name="ce13" office:value-type="float" office:value="5.50698579675571" calcext:value-type="float">
            <text:p>5.50698579675571</text:p>
          </table:table-cell>
          <table:table-cell table:style-name="ce13" office:value-type="float" office:value="5.52134011941308" calcext:value-type="float">
            <text:p>5.52134011941308</text:p>
          </table:table-cell>
          <table:table-cell table:style-name="ce13" office:value-type="float" office:value="5.5016724509408" calcext:value-type="float">
            <text:p>5.5016724509408</text:p>
          </table:table-cell>
          <table:table-cell table:style-name="ce13" office:value-type="float" office:value="5.51464050195797" calcext:value-type="float">
            <text:p>5.51464050195797</text:p>
          </table:table-cell>
          <table:table-cell table:style-name="ce102" table:formula="of:=AVERAGE([.C25:.G25])" office:value-type="float" office:value="5.51057962266662" calcext:value-type="float">
            <text:p>5.51057962266662</text:p>
          </table:table-cell>
          <table:table-cell table:number-columns-repeated="2"/>
        </table:table-row>
        <table:table-row table:style-name="ro1">
          <table:table-cell/>
          <table:table-cell table:style-name="ce83" office:value-type="string" calcext:value-type="string">
            <text:p>2N → N</text:p>
          </table:table-cell>
          <table:table-cell table:style-name="ce13" office:value-type="float" office:value="5.4797103094474" calcext:value-type="float">
            <text:p>5.4797103094474</text:p>
          </table:table-cell>
          <table:table-cell table:style-name="ce13" office:value-type="float" office:value="5.51921154951421" calcext:value-type="float">
            <text:p>5.51921154951421</text:p>
          </table:table-cell>
          <table:table-cell table:style-name="ce13" office:value-type="float" office:value="5.51635331352254" calcext:value-type="float">
            <text:p>5.51635331352254</text:p>
          </table:table-cell>
          <table:table-cell table:style-name="ce13" office:value-type="float" office:value="5.49168935018047" calcext:value-type="float">
            <text:p>5.49168935018047</text:p>
          </table:table-cell>
          <table:table-cell table:style-name="ce13" office:value-type="float" office:value="5.50196743032591" calcext:value-type="float">
            <text:p>5.50196743032591</text:p>
          </table:table-cell>
          <table:table-cell table:style-name="ce102" table:formula="of:=AVERAGE([.C26:.G26])" office:value-type="float" office:value="5.5017863905981" calcext:value-type="float">
            <text:p>5.5017863905981</text:p>
          </table:table-cell>
          <table:table-cell table:number-columns-repeated="2"/>
        </table:table-row>
        <table:table-row table:style-name="ro1">
          <table:table-cell/>
          <table:table-cell table:style-name="ce83" office:value-type="string" calcext:value-type="string">
            <text:p>N → N</text:p>
          </table:table-cell>
          <table:table-cell table:style-name="ce13" office:value-type="float" office:value="5.4252214853354" calcext:value-type="float">
            <text:p>5.4252214853354</text:p>
          </table:table-cell>
          <table:table-cell table:style-name="ce13" office:value-type="float" office:value="5.49616802975524" calcext:value-type="float">
            <text:p>5.49616802975524</text:p>
          </table:table-cell>
          <table:table-cell table:style-name="ce13" office:value-type="float" office:value="5.52260283801725" calcext:value-type="float">
            <text:p>5.52260283801725</text:p>
          </table:table-cell>
          <table:table-cell table:style-name="ce13" office:value-type="float" office:value="5.50081387634235" calcext:value-type="float">
            <text:p>5.50081387634235</text:p>
          </table:table-cell>
          <table:table-cell table:style-name="ce13" office:value-type="float" office:value="5.5135563395682" calcext:value-type="float">
            <text:p>5.5135563395682</text:p>
          </table:table-cell>
          <table:table-cell table:style-name="ce102" table:formula="of:=AVERAGE([.C27:.G27])" office:value-type="float" office:value="5.49167251380369" calcext:value-type="float">
            <text:p>5.49167251380369</text:p>
          </table:table-cell>
          <table:table-cell table:number-columns-repeated="2"/>
        </table:table-row>
        <table:table-row table:style-name="ro1">
          <table:table-cell/>
          <table:table-cell table:style-name="ce83" office:value-type="string" calcext:value-type="string">
            <text:p><text:s/>(8N → … → N)</text:p>
          </table:table-cell>
          <table:table-cell table:style-name="ce13" office:value-type="float" office:value="5.46750148992107" calcext:value-type="float">
            <text:p>5.46750148992107</text:p>
          </table:table-cell>
          <table:table-cell table:style-name="ce13" office:value-type="float" office:value="5.49734701722665" calcext:value-type="float">
            <text:p>5.49734701722665</text:p>
          </table:table-cell>
          <table:table-cell table:style-name="ce13" office:value-type="float" office:value="5.47268299561362" calcext:value-type="float">
            <text:p>5.47268299561362</text:p>
          </table:table-cell>
          <table:table-cell table:style-name="ce13" office:value-type="float" office:value="5.47218562778237" calcext:value-type="float">
            <text:p>5.47218562778237</text:p>
          </table:table-cell>
          <table:table-cell table:style-name="ce13" office:value-type="float" office:value="5.47487558405379" calcext:value-type="float">
            <text:p>5.47487558405379</text:p>
          </table:table-cell>
          <table:table-cell table:style-name="ce102" table:formula="of:=AVERAGE([.C28:.G28])" office:value-type="float" office:value="5.4769185429195" calcext:value-type="float">
            <text:p>5.4769185429195</text:p>
          </table:table-cell>
          <table:table-cell table:number-columns-repeated="2"/>
        </table:table-row>
        <table:table-row table:style-name="ro1">
          <table:table-cell/>
          <table:table-cell table:style-name="ce84" office:value-type="string" calcext:value-type="string">
            <text:p>Average</text:p>
          </table:table-cell>
          <table:table-cell table:style-name="ce101" table:formula="of:=AVERAGE([.C24:.C28])" office:value-type="float" office:value="5.47795555400952" calcext:value-type="float">
            <text:p>5.47795555400952</text:p>
          </table:table-cell>
          <table:table-cell table:style-name="ce101" table:formula="of:=AVERAGE([.D24:.D28])" office:value-type="float" office:value="5.50729583948347" calcext:value-type="float">
            <text:p>5.50729583948347</text:p>
          </table:table-cell>
          <table:table-cell table:style-name="ce101" table:formula="of:=AVERAGE([.E24:.E28])" office:value-type="float" office:value="5.50861825582408" calcext:value-type="float">
            <text:p>5.50861825582408</text:p>
          </table:table-cell>
          <table:table-cell table:style-name="ce101" table:formula="of:=AVERAGE([.F24:.F28])" office:value-type="float" office:value="5.49246323980406" calcext:value-type="float">
            <text:p>5.49246323980406</text:p>
          </table:table-cell>
          <table:table-cell table:style-name="ce101" table:formula="of:=AVERAGE([.G24:.G28])" office:value-type="float" office:value="5.50450164456444" calcext:value-type="float">
            <text:p>5.50450164456444</text:p>
          </table:table-cell>
          <table:table-cell table:style-name="ce28" table:formula="of:=AVERAGE([.H24:.H28])" office:value-type="float" office:value="5.49816690673711" calcext:value-type="float">
            <text:p>5.49816690673711</text:p>
          </table:table-cell>
          <table:table-cell table:number-columns-repeated="2"/>
        </table:table-row>
        <table:table-row table:style-name="ro1" table:number-rows-repeated="2">
          <table:table-cell table:number-columns-repeated="10"/>
        </table:table-row>
        <table:table-row table:style-name="ro1">
          <table:table-cell/>
          <table:table-cell table:style-name="ce99" office:value-type="string" calcext:value-type="string">
            <text:p>Flat “inversion”</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8N</text:p>
          </table:table-cell>
          <table:table-cell table:style-name="ce13" office:value-type="float" office:value="5.62187176641814" calcext:value-type="float">
            <text:p>5.62187176641814</text:p>
          </table:table-cell>
          <table:table-cell table:style-name="ce13" office:value-type="float" office:value="5.57471949927711" calcext:value-type="float">
            <text:p>5.57471949927711</text:p>
          </table:table-cell>
          <table:table-cell table:style-name="ce13" office:value-type="float" office:value="5.59200613575881" calcext:value-type="float">
            <text:p>5.59200613575881</text:p>
          </table:table-cell>
          <table:table-cell table:style-name="ce13" office:value-type="float" office:value="5.54401890714051" calcext:value-type="float">
            <text:p>5.54401890714051</text:p>
          </table:table-cell>
          <table:table-cell table:style-name="ce13" office:value-type="float" office:value="5.56153138038997" calcext:value-type="float">
            <text:p>5.56153138038997</text:p>
          </table:table-cell>
          <table:table-cell table:style-name="ce102" table:formula="of:=AVERAGE([.C34:.G34])" office:value-type="float" office:value="5.57882953779691" calcext:value-type="float">
            <text:p>5.57882953779691</text:p>
          </table:table-cell>
          <table:table-cell table:number-columns-repeated="2"/>
        </table:table-row>
        <table:table-row table:style-name="ro1">
          <table:table-cell/>
          <table:table-cell table:style-name="ce83" office:value-type="string" calcext:value-type="string">
            <text:p>4N</text:p>
          </table:table-cell>
          <table:table-cell table:style-name="ce13" office:value-type="float" office:value="5.5985647752419" calcext:value-type="float">
            <text:p>5.5985647752419</text:p>
          </table:table-cell>
          <table:table-cell table:style-name="ce13" office:value-type="float" office:value="5.56728581549582" calcext:value-type="float">
            <text:p>5.56728581549582</text:p>
          </table:table-cell>
          <table:table-cell table:style-name="ce13" office:value-type="float" office:value="5.58056729651506" calcext:value-type="float">
            <text:p>5.58056729651506</text:p>
          </table:table-cell>
          <table:table-cell table:style-name="ce13" office:value-type="float" office:value="5.55018793065229" calcext:value-type="float">
            <text:p>5.55018793065229</text:p>
          </table:table-cell>
          <table:table-cell table:style-name="ce13" office:value-type="float" office:value="5.56647440369266" calcext:value-type="float">
            <text:p>5.56647440369266</text:p>
          </table:table-cell>
          <table:table-cell table:style-name="ce102" table:formula="of:=AVERAGE([.C35:.G35])" office:value-type="float" office:value="5.57261604431955" calcext:value-type="float">
            <text:p>5.57261604431955</text:p>
          </table:table-cell>
          <table:table-cell table:number-columns-repeated="2"/>
        </table:table-row>
        <table:table-row table:style-name="ro1">
          <table:table-cell/>
          <table:table-cell table:style-name="ce83" office:value-type="string" calcext:value-type="string">
            <text:p>2N</text:p>
          </table:table-cell>
          <table:table-cell table:style-name="ce13" office:value-type="float" office:value="5.5659708991206" calcext:value-type="float">
            <text:p>5.5659708991206</text:p>
          </table:table-cell>
          <table:table-cell table:style-name="ce13" office:value-type="float" office:value="5.5691397279871" calcext:value-type="float">
            <text:p>5.5691397279871</text:p>
          </table:table-cell>
          <table:table-cell table:style-name="ce13" office:value-type="float" office:value="5.57631379968011" calcext:value-type="float">
            <text:p>5.57631379968011</text:p>
          </table:table-cell>
          <table:table-cell table:style-name="ce13" office:value-type="float" office:value="5.5397233211763" calcext:value-type="float">
            <text:p>5.5397233211763</text:p>
          </table:table-cell>
          <table:table-cell table:style-name="ce13" office:value-type="float" office:value="5.55987955822284" calcext:value-type="float">
            <text:p>5.55987955822284</text:p>
          </table:table-cell>
          <table:table-cell table:style-name="ce102" table:formula="of:=AVERAGE([.C36:.G36])" office:value-type="float" office:value="5.56220546123739" calcext:value-type="float">
            <text:p>5.56220546123739</text:p>
          </table:table-cell>
          <table:table-cell table:number-columns-repeated="2"/>
        </table:table-row>
        <table:table-row table:style-name="ro1">
          <table:table-cell/>
          <table:table-cell table:style-name="ce83" office:value-type="string" calcext:value-type="string">
            <text:p>N</text:p>
          </table:table-cell>
          <table:table-cell table:style-name="ce13" office:value-type="float" office:value="5.52676135721351" calcext:value-type="float">
            <text:p>5.52676135721351</text:p>
          </table:table-cell>
          <table:table-cell table:style-name="ce13" office:value-type="float" office:value="5.55804356551899" calcext:value-type="float">
            <text:p>5.55804356551899</text:p>
          </table:table-cell>
          <table:table-cell table:style-name="ce13" office:value-type="float" office:value="5.58175056873305" calcext:value-type="float">
            <text:p>5.58175056873305</text:p>
          </table:table-cell>
          <table:table-cell table:style-name="ce13" office:value-type="float" office:value="5.54145150298359" calcext:value-type="float">
            <text:p>5.54145150298359</text:p>
          </table:table-cell>
          <table:table-cell table:style-name="ce13" office:value-type="float" office:value="5.5576526547432" calcext:value-type="float">
            <text:p>5.5576526547432</text:p>
          </table:table-cell>
          <table:table-cell table:style-name="ce102" table:formula="of:=AVERAGE([.C37:.G37])" office:value-type="float" office:value="5.55313192983847" calcext:value-type="float">
            <text:p>5.55313192983847</text:p>
          </table:table-cell>
          <table:table-cell table:number-columns-repeated="2"/>
        </table:table-row>
        <table:table-row table:style-name="ro1">
          <table:table-cell/>
          <table:table-cell table:style-name="ce83" office:value-type="string" calcext:value-type="string">
            <text:p>(N → … → N)</text:p>
          </table:table-cell>
          <table:table-cell table:style-name="ce13" office:value-type="float" office:value="5.40258608730019" calcext:value-type="float">
            <text:p>5.40258608730019</text:p>
          </table:table-cell>
          <table:table-cell table:style-name="ce13" office:value-type="float" office:value="5.45191305262316" calcext:value-type="float">
            <text:p>5.45191305262316</text:p>
          </table:table-cell>
          <table:table-cell table:style-name="ce13" office:value-type="float" office:value="5.44511742707291" calcext:value-type="float">
            <text:p>5.44511742707291</text:p>
          </table:table-cell>
          <table:table-cell table:style-name="ce13" office:value-type="float" office:value="5.45487817151928" calcext:value-type="float">
            <text:p>5.45487817151928</text:p>
          </table:table-cell>
          <table:table-cell table:style-name="ce13" office:value-type="float" office:value="5.45125877553103" calcext:value-type="float">
            <text:p>5.45125877553103</text:p>
          </table:table-cell>
          <table:table-cell table:style-name="ce102" table:formula="of:=AVERAGE([.C38:.G38])" office:value-type="float" office:value="5.44115070280931" calcext:value-type="float">
            <text:p>5.44115070280931</text:p>
          </table:table-cell>
          <table:table-cell table:number-columns-repeated="2"/>
        </table:table-row>
        <table:table-row table:style-name="ro1">
          <table:table-cell/>
          <table:table-cell table:style-name="ce84" office:value-type="string" calcext:value-type="string">
            <text:p>Average</text:p>
          </table:table-cell>
          <table:table-cell table:style-name="ce101" table:formula="of:=AVERAGE([.C34:.C38])" office:value-type="float" office:value="5.54315097705887" calcext:value-type="float">
            <text:p>5.54315097705887</text:p>
          </table:table-cell>
          <table:table-cell table:style-name="ce101" table:formula="of:=AVERAGE([.D34:.D38])" office:value-type="float" office:value="5.54422033218044" calcext:value-type="float">
            <text:p>5.54422033218044</text:p>
          </table:table-cell>
          <table:table-cell table:style-name="ce101" table:formula="of:=AVERAGE([.E34:.E38])" office:value-type="float" office:value="5.55515104555199" calcext:value-type="float">
            <text:p>5.55515104555199</text:p>
          </table:table-cell>
          <table:table-cell table:style-name="ce101" table:formula="of:=AVERAGE([.F34:.F38])" office:value-type="float" office:value="5.52605196669439" calcext:value-type="float">
            <text:p>5.52605196669439</text:p>
          </table:table-cell>
          <table:table-cell table:style-name="ce101" table:formula="of:=AVERAGE([.G34:.G38])" office:value-type="float" office:value="5.53935935451594" calcext:value-type="float">
            <text:p>5.53935935451594</text:p>
          </table:table-cell>
          <table:table-cell table:style-name="ce28" table:formula="of:=AVERAGE([.H34:.H38])" office:value-type="float" office:value="5.54158673520033" calcext:value-type="float">
            <text:p>5.54158673520033</text:p>
          </table:table-cell>
          <table:table-cell table:number-columns-repeated="2"/>
        </table:table-row>
        <table:table-row table:style-name="ro1" table:number-rows-repeated="2">
          <table:table-cell table:number-columns-repeated="10"/>
        </table:table-row>
        <table:table-row table:style-name="ro1">
          <table:table-cell/>
          <table:table-cell table:style-name="ce100" office:value-type="string" calcext:value-type="string" table:number-columns-spanned="7" table:number-rows-spanned="11">
            <text:p>Trying an inverted network structure (N*X nodes instead of N//X nodes).</text:p>
            <text:p/>
            <text:p><text:span text:style-name="T1">Result:</text:span><text:span text:style-name="T2"> The single and double inversions were alright but not performing well. The flat “inversion” did worst of all. I think I’m not understanding something about how these should be structured.</text:span></text:p>
            <text:p><text:span text:style-name="T2"/></text:p>
            <text:p><text:span text:style-name="T2">However, when submitted to the competition, the single inversion performed nearly as well as the prior version. Definitely warrants more research.</text:span></text:p>
          </table:table-cell>
          <table:covered-table-cell table:number-columns-repeated="6"/>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number-rows-repeated="1048523">
          <table:table-cell table:number-columns-repeated="10"/>
        </table:table-row>
        <table:table-row table:style-name="ro1">
          <table:table-cell table:number-columns-repeated="10"/>
        </table:table-row>
        <calcext:conditional-formats>
          <calcext:conditional-format calcext:target-range-address="'Round 5 Tests'.C9:'Round 5 Tests'.G9 'Round 5 Tests'.C19:'Round 5 Tests'.G19 'Round 5 Tests'.C29:'Round 5 Tests'.G29 'Round 5 Tests'.C39:'Round 5 Tests'.G39">
            <calcext:condition calcext:apply-style-name="Good" calcext:value="=MIN([.C9:.G9])" calcext:base-cell-address="'Round 5 Tests'.C9"/>
          </calcext:conditional-format>
          <calcext:conditional-format calcext:target-range-address="'Round 5 Tests'.H4:'Round 5 Tests'.H8 'Round 5 Tests'.H14:'Round 5 Tests'.H18 'Round 5 Tests'.H24:'Round 5 Tests'.H28 'Round 5 Tests'.H34:'Round 5 Tests'.H38">
            <calcext:condition calcext:apply-style-name="Good" calcext:value="=MIN([.H4:.H7])" calcext:base-cell-address="'Round 5 Tests'.H4"/>
          </calcext:conditional-format>
        </calcext:conditional-formats>
      </table:table>
      <table:table table:name="Round 6 Tests" table:style-name="ta1">
        <table:table-column table:style-name="co9" table:default-cell-style-name="ce103"/>
        <table:table-column table:style-name="co10" table:default-cell-style-name="ce7"/>
        <table:table-column table:style-name="co4" table:number-columns-repeated="5" table:default-cell-style-name="Default"/>
        <table:table-column table:style-name="co4" table:default-cell-style-name="ce24"/>
        <table:table-column table:style-name="co5" table:default-cell-style-name="Default"/>
        <table:table-column table:style-name="co4" table:default-cell-style-name="ce35"/>
        <table:table-row table:style-name="ro1">
          <table:table-cell table:number-columns-repeated="10"/>
        </table:table-row>
        <table:table-row table:style-name="ro1">
          <table:table-cell/>
          <table:table-cell table:style-name="ce41"/>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9"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office:value-type="string" calcext:value-type="string">
            <text:p>N → N/8</text:p>
          </table:table-cell>
          <table:table-cell table:style-name="ce13" office:value-type="float" office:value="5.39213871383312" calcext:value-type="float">
            <text:p>5.39213871383312</text:p>
          </table:table-cell>
          <table:table-cell table:style-name="ce13" office:value-type="float" office:value="5.3905814750601" calcext:value-type="float">
            <text:p>5.3905814750601</text:p>
          </table:table-cell>
          <table:table-cell table:style-name="ce13" office:value-type="float" office:value="5.39040112327467" calcext:value-type="float">
            <text:p>5.39040112327467</text:p>
          </table:table-cell>
          <table:table-cell table:style-name="ce13" office:value-type="string" calcext:value-type="string">
            <text:p>&lt;stopped&gt;</text:p>
          </table:table-cell>
          <table:table-cell table:style-name="ce13"/>
          <table:table-cell table:style-name="ce106" table:formula="of:=AVERAGE([.C4:.G4])" office:value-type="float" office:value="5.3910404373893" calcext:value-type="float">
            <text:p>5.3910404373893</text:p>
          </table:table-cell>
          <table:table-cell/>
          <table:table-cell table:formula="of:=MIN([.H4:.H7])" office:value-type="float" office:value="5.3910404373893" calcext:value-type="float">
            <text:p>5.3910404373893</text:p>
          </table:table-cell>
        </table:table-row>
        <table:table-row table:style-name="ro1">
          <table:table-cell/>
          <table:table-cell office:value-type="string" calcext:value-type="string">
            <text:p>N → N/4</text:p>
          </table:table-cell>
          <table:table-cell table:style-name="ce13" office:value-type="float" office:value="5.39501796606546" calcext:value-type="float">
            <text:p>5.39501796606546</text:p>
          </table:table-cell>
          <table:table-cell table:style-name="ce13" office:value-type="string" calcext:value-type="string">
            <text:p>&lt;stopped&gt;</text:p>
          </table:table-cell>
          <table:table-cell table:style-name="ce13" table:number-columns-repeated="3"/>
          <table:table-cell table:style-name="ce106" table:formula="of:=AVERAGE([.C5:.G5])" office:value-type="float" office:value="5.39501796606546" calcext:value-type="float">
            <text:p>5.39501796606546</text:p>
          </table:table-cell>
          <table:table-cell table:number-columns-repeated="2"/>
        </table:table-row>
        <table:table-row table:style-name="ro1">
          <table:table-cell/>
          <table:table-cell office:value-type="string" calcext:value-type="string">
            <text:p>N → N/2</text:p>
          </table:table-cell>
          <table:table-cell table:style-name="ce13" office:value-type="float" office:value="5.39402064612817" calcext:value-type="float">
            <text:p>5.39402064612817</text:p>
          </table:table-cell>
          <table:table-cell table:style-name="ce13" office:value-type="float" office:value="5.39214108554095" calcext:value-type="float">
            <text:p>5.39214108554095</text:p>
          </table:table-cell>
          <table:table-cell table:style-name="ce13" office:value-type="float" office:value="5.39027915278531" calcext:value-type="float">
            <text:p>5.39027915278531</text:p>
          </table:table-cell>
          <table:table-cell table:style-name="ce13" office:value-type="string" calcext:value-type="string">
            <text:p>&lt;stopped&gt;</text:p>
          </table:table-cell>
          <table:table-cell table:style-name="ce13"/>
          <table:table-cell table:style-name="ce106" table:formula="of:=AVERAGE([.C6:.G6])" office:value-type="float" office:value="5.39214696148481" calcext:value-type="float">
            <text:p>5.39214696148481</text:p>
          </table:table-cell>
          <table:table-cell table:number-columns-repeated="2"/>
        </table:table-row>
        <table:table-row table:style-name="ro1">
          <table:table-cell/>
          <table:table-cell office:value-type="string" calcext:value-type="string">
            <text:p>N → N/1</text:p>
          </table:table-cell>
          <table:table-cell table:style-name="ce13" office:value-type="float" office:value="5.39743175751814" calcext:value-type="float">
            <text:p>5.39743175751814</text:p>
          </table:table-cell>
          <table:table-cell table:style-name="ce13" office:value-type="float" office:value="5.68279907982588" calcext:value-type="float">
            <text:p>5.68279907982588</text:p>
          </table:table-cell>
          <table:table-cell table:style-name="ce13" office:value-type="float" office:value="5.57442689484958" calcext:value-type="float">
            <text:p>5.57442689484958</text:p>
          </table:table-cell>
          <table:table-cell table:style-name="ce13" office:value-type="float" office:value="5.44361982222826" calcext:value-type="float">
            <text:p>5.44361982222826</text:p>
          </table:table-cell>
          <table:table-cell table:style-name="ce13" office:value-type="string" calcext:value-type="string">
            <text:p>&lt;stopped&gt;</text:p>
          </table:table-cell>
          <table:table-cell table:style-name="ce106" table:formula="of:=AVERAGE([.C7:.G7])" office:value-type="float" office:value="5.52456938860547" calcext:value-type="float">
            <text:p>5.52456938860547</text:p>
          </table:table-cell>
          <table:table-cell table:number-columns-repeated="2"/>
        </table:table-row>
        <table:table-row table:style-name="ro1">
          <table:table-cell/>
          <table:table-cell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106" office:value-type="string" calcext:value-type="string">
            <text:p>N/A</text:p>
          </table:table-cell>
          <table:table-cell table:number-columns-repeated="2"/>
        </table:table-row>
        <table:table-row table:style-name="ro1">
          <table:table-cell/>
          <table:table-cell table:style-name="ce10" office:value-type="string" calcext:value-type="string">
            <text:p>Average</text:p>
          </table:table-cell>
          <table:table-cell table:style-name="ce105" table:formula="of:=AVERAGE([.C4:.C8])" office:value-type="float" office:value="5.39465227088622" calcext:value-type="float">
            <text:p>5.39465227088622</text:p>
          </table:table-cell>
          <table:table-cell table:style-name="ce105" table:formula="of:=AVERAGE([.D4:.D8])" office:value-type="float" office:value="5.48850721347564" calcext:value-type="float">
            <text:p>5.48850721347564</text:p>
          </table:table-cell>
          <table:table-cell table:style-name="ce105" table:formula="of:=AVERAGE([.E4:.E8])" office:value-type="float" office:value="5.45170239030319" calcext:value-type="float">
            <text:p>5.45170239030319</text:p>
          </table:table-cell>
          <table:table-cell table:style-name="ce105" table:formula="of:=AVERAGE([.F4:.F8])" office:value-type="float" office:value="5.44361982222826" calcext:value-type="float">
            <text:p>5.44361982222826</text:p>
          </table:table-cell>
          <table:table-cell table:style-name="ce105" office:value-type="string" calcext:value-type="string">
            <text:p>N/A</text:p>
          </table:table-cell>
          <table:table-cell table:style-name="ce28" table:formula="of:=AVERAGE([.H4:.H8])" office:value-type="float" office:value="5.42569368838626" calcext:value-type="float">
            <text:p>5.42569368838626</text:p>
          </table:table-cell>
          <table:table-cell/>
          <table:table-cell table:formula="of:=MIN([.C9:.G9])" office:value-type="float" office:value="5.39465227088622" calcext:value-type="float">
            <text:p>5.39465227088622</text:p>
          </table:table-cell>
        </table:table-row>
        <table:table-row table:style-name="ro1" table:number-rows-repeated="2">
          <table:table-cell table:number-columns-repeated="10"/>
        </table:table-row>
        <table:table-row table:style-name="ro1">
          <table:table-cell/>
          <table:table-cell table:style-name="ce99" office:value-type="string" calcext:value-type="string">
            <text:p>Target/10000</text:p>
          </table:table-cell>
          <table:table-cell table:style-name="ce44" table:number-columns-repeated="5"/>
          <table:table-cell table:style-name="ce55"/>
          <table:table-cell/>
          <table:table-cell office:value-type="string" calcext:value-type="string">
            <text:p>(ignore)</text:p>
          </table:table-cell>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N → N/8</text:p>
          </table:table-cell>
          <table:table-cell table:style-name="ce13" office:value-type="string" calcext:value-type="string">
            <text:p>&lt;stopped&gt;</text:p>
          </table:table-cell>
          <table:table-cell table:style-name="ce13" table:number-columns-repeated="4"/>
          <table:table-cell table:style-name="ce106" table:formula="of:=AVERAGE([.C14:.G14])" office:value-type="string" office:string-value="" calcext:value-type="error">
            <text:p>#DIV/0!</text:p>
          </table:table-cell>
          <table:table-cell/>
          <table:table-cell table:formula="of:=MIN([.H14:.H17])" office:value-type="string" office:string-value="" calcext:value-type="error">
            <text:p>#DIV/0!</text:p>
          </table:table-cell>
        </table:table-row>
        <table:table-row table:style-name="ro1">
          <table:table-cell/>
          <table:table-cell table:style-name="ce83" office:value-type="string" calcext:value-type="string">
            <text:p>N → N/4</text:p>
          </table:table-cell>
          <table:table-cell table:style-name="ce13" office:value-type="string" calcext:value-type="string">
            <text:p>&lt;stopped&gt;</text:p>
          </table:table-cell>
          <table:table-cell table:style-name="ce13" table:number-columns-repeated="4"/>
          <table:table-cell table:style-name="ce106" table:formula="of:=AVERAGE([.C15:.G15])"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2</text:p>
          </table:table-cell>
          <table:table-cell table:style-name="ce13" office:value-type="string" calcext:value-type="string">
            <text:p>&lt;stopped&gt;</text:p>
          </table:table-cell>
          <table:table-cell table:style-name="ce13" table:number-columns-repeated="4"/>
          <table:table-cell table:style-name="ce106" table:formula="of:=AVERAGE([.C16:.G16])"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N → N/1</text:p>
          </table:table-cell>
          <table:table-cell table:style-name="ce13" office:value-type="string" calcext:value-type="string">
            <text:p>&lt;stopped&gt;</text:p>
          </table:table-cell>
          <table:table-cell table:style-name="ce13" table:number-columns-repeated="4"/>
          <table:table-cell table:style-name="ce106" table:formula="of:=AVERAGE([.C17:.G17])" office:value-type="string" office:string-value="" calcext:value-type="error">
            <text:p>#DIV/0!</text:p>
          </table:table-cell>
          <table:table-cell table:number-columns-repeated="2"/>
        </table:table-row>
        <table:table-row table:style-name="ro1">
          <table:table-cell/>
          <table:table-cell table:style-name="ce83" office:value-type="string" calcext:value-type="string">
            <text:p>Deep</text:p>
          </table:table-cell>
          <table:table-cell table:style-name="ce13" office:value-type="string" calcext:value-type="string">
            <text:p>&lt;stopped&gt;</text:p>
          </table:table-cell>
          <table:table-cell table:style-name="ce13" table:number-columns-repeated="4"/>
          <table:table-cell table:style-name="ce106" table:formula="of:=AVERAGE([.C18:.G18])" office:value-type="string" office:string-value="" calcext:value-type="error">
            <text:p>#DIV/0!</text:p>
          </table:table-cell>
          <table:table-cell table:number-columns-repeated="2"/>
        </table:table-row>
        <table:table-row table:style-name="ro1">
          <table:table-cell/>
          <table:table-cell table:style-name="ce84" office:value-type="string" calcext:value-type="string">
            <text:p>Average</text:p>
          </table:table-cell>
          <table:table-cell table:style-name="ce105" table:formula="of:=AVERAGE([.C14:.C18])" office:value-type="string" office:string-value="" calcext:value-type="error">
            <text:p>#DIV/0!</text:p>
          </table:table-cell>
          <table:table-cell table:style-name="ce105" table:formula="of:=AVERAGE([.D14:.D18])" office:value-type="string" office:string-value="" calcext:value-type="error">
            <text:p>#DIV/0!</text:p>
          </table:table-cell>
          <table:table-cell table:style-name="ce105" table:formula="of:=AVERAGE([.E14:.E18])" office:value-type="string" office:string-value="" calcext:value-type="error">
            <text:p>#DIV/0!</text:p>
          </table:table-cell>
          <table:table-cell table:style-name="ce105" table:formula="of:=AVERAGE([.F14:.F18])" office:value-type="string" office:string-value="" calcext:value-type="error">
            <text:p>#DIV/0!</text:p>
          </table:table-cell>
          <table:table-cell table:style-name="ce105" table:formula="of:=AVERAGE([.G14:.G18])" office:value-type="string" office:string-value="" calcext:value-type="error">
            <text:p>#DIV/0!</text:p>
          </table:table-cell>
          <table:table-cell table:style-name="ce28" table:formula="of:=AVERAGE([.H14:.H18])" office:value-type="string" office:string-value="" calcext:value-type="error">
            <text:p>#DIV/0!</text:p>
          </table:table-cell>
          <table:table-cell/>
          <table:table-cell table:formula="of:=MIN([.C19:.G19])" office:value-type="string" office:string-value="" calcext:value-type="error">
            <text:p>#DIV/0!</text:p>
          </table:table-cell>
        </table:table-row>
        <table:table-row table:style-name="ro1" table:number-rows-repeated="2">
          <table:table-cell table:number-columns-repeated="10"/>
        </table:table-row>
        <table:table-row table:style-name="ro1">
          <table:table-cell/>
          <table:table-cell table:style-name="ce99" office:value-type="string" calcext:value-type="string">
            <text:p>“Deep" Net Structures</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table:table-cell table:style-name="ce83" office:value-type="string" calcext:value-type="string">
            <text:p>11 → 11 → 7 → 3</text:p>
          </table:table-cell>
          <table:table-cell table:style-name="ce13" office:value-type="float" office:value="5.39195611334428" calcext:value-type="float">
            <text:p>5.39195611334428</text:p>
          </table:table-cell>
          <table:table-cell table:style-name="ce13" office:value-type="float" office:value="5.4137598745889" calcext:value-type="float">
            <text:p>5.4137598745889</text:p>
          </table:table-cell>
          <table:table-cell table:style-name="ce13" office:value-type="float" office:value="5.42720214459684" calcext:value-type="float">
            <text:p>5.42720214459684</text:p>
          </table:table-cell>
          <table:table-cell table:style-name="ce13" office:value-type="float" office:value="5.41916405689088" calcext:value-type="float">
            <text:p>5.41916405689088</text:p>
          </table:table-cell>
          <table:table-cell table:style-name="ce13" office:value-type="float" office:value="5.41809137788007" calcext:value-type="float">
            <text:p>5.41809137788007</text:p>
          </table:table-cell>
          <table:table-cell table:style-name="ce106" table:formula="of:=AVERAGE([.C24:.G24])" office:value-type="float" office:value="5.4140347134602" calcext:value-type="float">
            <text:p>5.4140347134602</text:p>
          </table:table-cell>
          <table:table-cell table:number-columns-repeated="2"/>
        </table:table-row>
        <table:table-row table:style-name="ro1">
          <table:table-cell/>
          <table:table-cell table:style-name="ce83" office:value-type="string" calcext:value-type="string">
            <text:p>11 → 11 → 7</text:p>
          </table:table-cell>
          <table:table-cell table:style-name="ce13" office:value-type="float" office:value="5.41601609456144" calcext:value-type="float">
            <text:p>5.41601609456144</text:p>
          </table:table-cell>
          <table:table-cell table:style-name="ce13" office:value-type="float" office:value="5.4517316929702" calcext:value-type="float">
            <text:p>5.4517316929702</text:p>
          </table:table-cell>
          <table:table-cell table:style-name="ce13" office:value-type="float" office:value="5.46640759309372" calcext:value-type="float">
            <text:p>5.46640759309372</text:p>
          </table:table-cell>
          <table:table-cell table:style-name="ce13" office:value-type="float" office:value="5.45697076579432" calcext:value-type="float">
            <text:p>5.45697076579432</text:p>
          </table:table-cell>
          <table:table-cell table:style-name="ce13" office:value-type="float" office:value="5.46853524611824" calcext:value-type="float">
            <text:p>5.46853524611824</text:p>
          </table:table-cell>
          <table:table-cell table:style-name="ce106" table:formula="of:=AVERAGE([.C25:.G25])" office:value-type="float" office:value="5.45193227850758" calcext:value-type="float">
            <text:p>5.45193227850758</text:p>
          </table:table-cell>
          <table:table-cell table:number-columns-repeated="2"/>
        </table:table-row>
        <table:table-row table:style-name="ro1">
          <table:table-cell/>
          <table:table-cell table:style-name="ce83" office:value-type="string" calcext:value-type="string">
            <text:p>11 → 121 → 11</text:p>
          </table:table-cell>
          <table:table-cell table:style-name="ce13" office:value-type="float" office:value="5.47557041489366" calcext:value-type="float">
            <text:p>5.47557041489366</text:p>
          </table:table-cell>
          <table:table-cell table:style-name="ce13" office:value-type="float" office:value="5.49887242304508" calcext:value-type="float">
            <text:p>5.49887242304508</text:p>
          </table:table-cell>
          <table:table-cell table:style-name="ce13" office:value-type="float" office:value="5.49593703448311" calcext:value-type="float">
            <text:p>5.49593703448311</text:p>
          </table:table-cell>
          <table:table-cell table:style-name="ce13" office:value-type="float" office:value="5.4741459990232" calcext:value-type="float">
            <text:p>5.4741459990232</text:p>
          </table:table-cell>
          <table:table-cell table:style-name="ce13" office:value-type="float" office:value="5.49218281145585" calcext:value-type="float">
            <text:p>5.49218281145585</text:p>
          </table:table-cell>
          <table:table-cell table:style-name="ce106" table:formula="of:=AVERAGE([.C26:.G26])" office:value-type="float" office:value="5.48734173658018" calcext:value-type="float">
            <text:p>5.48734173658018</text:p>
          </table:table-cell>
          <table:table-cell table:number-columns-repeated="2"/>
        </table:table-row>
        <table:table-row table:style-name="ro1">
          <table:table-cell/>
          <table:table-cell table:style-name="ce83" office:value-type="string" calcext:value-type="string">
            <text:p>11 → 22 → 7 → 3</text:p>
          </table:table-cell>
          <table:table-cell table:style-name="ce13" office:value-type="float" office:value="5.39620452012386" calcext:value-type="float">
            <text:p>5.39620452012386</text:p>
          </table:table-cell>
          <table:table-cell table:style-name="ce13" office:value-type="float" office:value="5.42716143781148" calcext:value-type="float">
            <text:p>5.42716143781148</text:p>
          </table:table-cell>
          <table:table-cell table:style-name="ce13" office:value-type="float" office:value="5.45041739459207" calcext:value-type="float">
            <text:p>5.45041739459207</text:p>
          </table:table-cell>
          <table:table-cell table:style-name="ce13" office:value-type="float" office:value="5.4287725459611" calcext:value-type="float">
            <text:p>5.4287725459611</text:p>
          </table:table-cell>
          <table:table-cell table:style-name="ce13" office:value-type="float" office:value="5.42924447745856" calcext:value-type="float">
            <text:p>5.42924447745856</text:p>
          </table:table-cell>
          <table:table-cell table:style-name="ce106" table:formula="of:=AVERAGE([.C27:.G27])" office:value-type="float" office:value="5.42636007518941" calcext:value-type="float">
            <text:p>5.42636007518941</text:p>
          </table:table-cell>
          <table:table-cell table:number-columns-repeated="2"/>
        </table:table-row>
        <table:table-row table:style-name="ro1">
          <table:table-cell/>
          <table:table-cell table:style-name="ce83" office:value-type="string" calcext:value-type="string">
            <text:p>11 → 11 → 5 → 2</text:p>
          </table:table-cell>
          <table:table-cell table:style-name="ce13" office:value-type="float" office:value="5.39270008479473" calcext:value-type="float">
            <text:p>5.39270008479473</text:p>
          </table:table-cell>
          <table:table-cell table:style-name="ce13" office:value-type="float" office:value="5.40551432183481" calcext:value-type="float">
            <text:p>5.40551432183481</text:p>
          </table:table-cell>
          <table:table-cell table:style-name="ce13" office:value-type="float" office:value="5.41261732841556" calcext:value-type="float">
            <text:p>5.41261732841556</text:p>
          </table:table-cell>
          <table:table-cell table:style-name="ce13" office:value-type="float" office:value="5.40476012522652" calcext:value-type="float">
            <text:p>5.40476012522652</text:p>
          </table:table-cell>
          <table:table-cell table:style-name="ce13" office:value-type="float" office:value="5.40901010575499" calcext:value-type="float">
            <text:p>5.40901010575499</text:p>
          </table:table-cell>
          <table:table-cell table:style-name="ce106" table:formula="of:=AVERAGE([.C28:.G28])" office:value-type="float" office:value="5.40492039320532" calcext:value-type="float">
            <text:p>5.40492039320532</text:p>
          </table:table-cell>
          <table:table-cell table:number-columns-repeated="2"/>
        </table:table-row>
        <table:table-row table:style-name="ro1">
          <table:table-cell/>
          <table:table-cell table:style-name="ce84" office:value-type="string" calcext:value-type="string">
            <text:p>Average</text:p>
          </table:table-cell>
          <table:table-cell table:style-name="ce105" table:formula="of:=AVERAGE([.C24:.C28])" office:value-type="float" office:value="5.41448944554359" calcext:value-type="float">
            <text:p>5.41448944554359</text:p>
          </table:table-cell>
          <table:table-cell table:style-name="ce105" table:formula="of:=AVERAGE([.D24:.D28])" office:value-type="float" office:value="5.43940795005009" calcext:value-type="float">
            <text:p>5.43940795005009</text:p>
          </table:table-cell>
          <table:table-cell table:style-name="ce105" table:formula="of:=AVERAGE([.E24:.E28])" office:value-type="float" office:value="5.45051629903626" calcext:value-type="float">
            <text:p>5.45051629903626</text:p>
          </table:table-cell>
          <table:table-cell table:style-name="ce105" table:formula="of:=AVERAGE([.F24:.F28])" office:value-type="float" office:value="5.4367626985792" calcext:value-type="float">
            <text:p>5.4367626985792</text:p>
          </table:table-cell>
          <table:table-cell table:style-name="ce105" table:formula="of:=AVERAGE([.G24:.G28])" office:value-type="float" office:value="5.44341280373354" calcext:value-type="float">
            <text:p>5.44341280373354</text:p>
          </table:table-cell>
          <table:table-cell table:style-name="ce28" table:formula="of:=AVERAGE([.H24:.H28])" office:value-type="float" office:value="5.43691783938854" calcext:value-type="float">
            <text:p>5.43691783938854</text:p>
          </table:table-cell>
          <table:table-cell table:number-columns-repeated="2"/>
        </table:table-row>
        <table:table-row table:style-name="ro1" table:number-rows-repeated="2">
          <table:table-cell table:number-columns-repeated="10"/>
        </table:table-row>
        <table:table-row table:style-name="ro1">
          <table:table-cell/>
          <table:table-cell table:style-name="ce90" office:value-type="string" calcext:value-type="string">
            <text:p>Deep Quartet</text:p>
          </table:table-cell>
          <table:table-cell table:style-name="ce44" table:number-columns-repeated="5"/>
          <table:table-cell table:style-name="ce55"/>
          <table:table-cell table:number-columns-repeated="2"/>
        </table:table-row>
        <table:table-row table:style-name="ro1">
          <table:table-cell/>
          <table:table-cell table:style-name="ce82" office:value-type="string" calcext:value-type="string">
            <text:p>Network</text:p>
          </table:table-cell>
          <table:table-cell table:style-name="ce12" office:value-type="string" calcext:value-type="string">
            <text:p>Fold 1</text:p>
          </table:table-cell>
          <table:table-cell table:style-name="ce12" office:value-type="string" calcext:value-type="string">
            <text:p>Fold 2</text:p>
          </table:table-cell>
          <table:table-cell table:style-name="ce12" office:value-type="string" calcext:value-type="string">
            <text:p>Fold 3</text:p>
          </table:table-cell>
          <table:table-cell table:style-name="ce12" office:value-type="string" calcext:value-type="string">
            <text:p>Fold 4</text:p>
          </table:table-cell>
          <table:table-cell table:style-name="ce12" office:value-type="string" calcext:value-type="string">
            <text:p>Fold 5</text:p>
          </table:table-cell>
          <table:table-cell table:style-name="ce26" office:value-type="string" calcext:value-type="string">
            <text:p>Average</text:p>
          </table:table-cell>
          <table:table-cell table:number-columns-repeated="2"/>
        </table:table-row>
        <table:table-row table:style-name="ro1">
          <table:table-cell office:value-type="string" calcext:value-type="string">
            <text:p>“prime”</text:p>
          </table:table-cell>
          <table:table-cell table:style-name="ce83" office:value-type="string" calcext:value-type="string">
            <text:p>11 → 11 → 7 → 3</text:p>
          </table:table-cell>
          <table:table-cell table:style-name="ce13" office:value-type="float" office:value="5.39195611334428" calcext:value-type="float">
            <text:p>5.39195611334428</text:p>
          </table:table-cell>
          <table:table-cell table:style-name="ce13" office:value-type="float" office:value="5.4137598745889" calcext:value-type="float">
            <text:p>5.4137598745889</text:p>
          </table:table-cell>
          <table:table-cell table:style-name="ce13" office:value-type="float" office:value="5.42720214459684" calcext:value-type="float">
            <text:p>5.42720214459684</text:p>
          </table:table-cell>
          <table:table-cell table:style-name="ce13" office:value-type="float" office:value="5.41916405689088" calcext:value-type="float">
            <text:p>5.41916405689088</text:p>
          </table:table-cell>
          <table:table-cell table:style-name="ce13" office:value-type="float" office:value="5.41809137788007" calcext:value-type="float">
            <text:p>5.41809137788007</text:p>
          </table:table-cell>
          <table:table-cell table:style-name="ce106" table:formula="of:=AVERAGE([.C34:.G34])" office:value-type="float" office:value="5.4140347134602" calcext:value-type="float">
            <text:p>5.4140347134602</text:p>
          </table:table-cell>
          <table:table-cell table:number-columns-repeated="2"/>
        </table:table-row>
        <table:table-row table:style-name="ro1">
          <table:table-cell office:value-type="string" calcext:value-type="string">
            <text:p>“semi”</text:p>
          </table:table-cell>
          <table:table-cell table:style-name="ce83" office:value-type="string" calcext:value-type="string">
            <text:p>11 → 11 → 5 → 2</text:p>
          </table:table-cell>
          <table:table-cell table:style-name="ce13" office:value-type="float" office:value="5.39262551494481" calcext:value-type="float">
            <text:p>5.39262551494481</text:p>
          </table:table-cell>
          <table:table-cell table:style-name="ce13" office:value-type="float" office:value="5.39683018796754" calcext:value-type="float">
            <text:p>5.39683018796754</text:p>
          </table:table-cell>
          <table:table-cell table:style-name="ce13" office:value-type="float" office:value="5.3954107495689" calcext:value-type="float">
            <text:p>5.3954107495689</text:p>
          </table:table-cell>
          <table:table-cell table:style-name="ce13" office:value-type="float" office:value="5.39667038762134" calcext:value-type="float">
            <text:p>5.39667038762134</text:p>
          </table:table-cell>
          <table:table-cell table:style-name="ce13" office:value-type="float" office:value="5.39565505313865" calcext:value-type="float">
            <text:p>5.39565505313865</text:p>
          </table:table-cell>
          <table:table-cell table:style-name="ce106" table:formula="of:=AVERAGE([.C35:.G35])" office:value-type="float" office:value="5.39543837864825" calcext:value-type="float">
            <text:p>5.39543837864825</text:p>
          </table:table-cell>
          <table:table-cell table:number-columns-repeated="2"/>
        </table:table-row>
        <table:table-row table:style-name="ro1">
          <table:table-cell office:value-type="string" calcext:value-type="string">
            <text:p>“fib”</text:p>
          </table:table-cell>
          <table:table-cell table:style-name="ce83" office:value-type="string" calcext:value-type="string">
            <text:p>11 → 8 → 5 → 3</text:p>
          </table:table-cell>
          <table:table-cell table:style-name="ce13" office:value-type="float" office:value="5.39092017521609" calcext:value-type="float">
            <text:p>5.39092017521609</text:p>
          </table:table-cell>
          <table:table-cell table:style-name="ce13" office:value-type="float" office:value="5.40976984986023" calcext:value-type="float">
            <text:p>5.40976984986023</text:p>
          </table:table-cell>
          <table:table-cell table:style-name="ce13" office:value-type="float" office:value="5.42068726935537" calcext:value-type="float">
            <text:p>5.42068726935537</text:p>
          </table:table-cell>
          <table:table-cell table:style-name="ce13" office:value-type="float" office:value="5.40896325754432" calcext:value-type="float">
            <text:p>5.40896325754432</text:p>
          </table:table-cell>
          <table:table-cell table:style-name="ce13" office:value-type="float" office:value="5.41526645344315" calcext:value-type="float">
            <text:p>5.41526645344315</text:p>
          </table:table-cell>
          <table:table-cell table:style-name="ce106" table:formula="of:=AVERAGE([.C36:.G36])" office:value-type="float" office:value="5.40912140108383" calcext:value-type="float">
            <text:p>5.40912140108383</text:p>
          </table:table-cell>
          <table:table-cell table:number-columns-repeated="2"/>
        </table:table-row>
        <table:table-row table:style-name="ro1">
          <table:table-cell office:value-type="string" calcext:value-type="string">
            <text:p>“deep”</text:p>
          </table:table-cell>
          <table:table-cell table:style-name="ce83" office:value-type="string" calcext:value-type="string">
            <text:p>11 → 5 → 2 → 1</text:p>
          </table:table-cell>
          <table:table-cell table:style-name="ce13" office:value-type="float" office:value="5.39099894614442" calcext:value-type="float">
            <text:p>5.39099894614442</text:p>
          </table:table-cell>
          <table:table-cell table:style-name="ce13" office:value-type="float" office:value="5.39018855980707" calcext:value-type="float">
            <text:p>5.39018855980707</text:p>
          </table:table-cell>
          <table:table-cell table:style-name="ce13" office:value-type="string" calcext:value-type="string">
            <text:p>&lt;stopped&gt;</text:p>
          </table:table-cell>
          <table:table-cell table:style-name="ce13" table:number-columns-repeated="2"/>
          <table:table-cell table:style-name="ce106" table:formula="of:=AVERAGE([.C37:.G37])" office:value-type="float" office:value="5.39059375297575" calcext:value-type="float">
            <text:p>5.39059375297575</text:p>
          </table:table-cell>
          <table:table-cell table:number-columns-repeated="2"/>
        </table:table-row>
        <table:table-row table:style-name="ro1">
          <table:table-cell/>
          <table:table-cell table:style-name="ce84" office:value-type="string" calcext:value-type="string">
            <text:p>Average</text:p>
          </table:table-cell>
          <table:table-cell table:style-name="ce105" table:formula="of:=AVERAGE([.C34:.C37])" office:value-type="float" office:value="5.3916251874124" calcext:value-type="float">
            <text:p>5.3916251874124</text:p>
          </table:table-cell>
          <table:table-cell table:style-name="ce105" table:formula="of:=AVERAGE([.D34:.D37])" office:value-type="float" office:value="5.40263711805593" calcext:value-type="float">
            <text:p>5.40263711805593</text:p>
          </table:table-cell>
          <table:table-cell table:style-name="ce105" table:formula="of:=AVERAGE([.E34:.E37])" office:value-type="float" office:value="5.41443338784037" calcext:value-type="float">
            <text:p>5.41443338784037</text:p>
          </table:table-cell>
          <table:table-cell table:style-name="ce105" table:formula="of:=AVERAGE([.F34:.F37])" office:value-type="float" office:value="5.40826590068552" calcext:value-type="float">
            <text:p>5.40826590068552</text:p>
          </table:table-cell>
          <table:table-cell table:style-name="ce105" table:formula="of:=AVERAGE([.G34:.G37])" office:value-type="float" office:value="5.40967096148729" calcext:value-type="float">
            <text:p>5.40967096148729</text:p>
          </table:table-cell>
          <table:table-cell table:style-name="ce28" table:formula="of:=AVERAGE([.H34:.H37])" office:value-type="float" office:value="5.40229706154201" calcext:value-type="float">
            <text:p>5.40229706154201</text:p>
          </table:table-cell>
          <table:table-cell table:number-columns-repeated="2"/>
        </table:table-row>
        <table:table-row table:style-name="ro1" table:number-rows-repeated="2">
          <table:table-cell table:number-columns-repeated="10"/>
        </table:table-row>
        <table:table-row table:style-name="ro1">
          <table:table-cell/>
          <table:table-cell table:style-name="ce100" office:value-type="string" calcext:value-type="string" table:number-columns-spanned="7" table:number-rows-spanned="11">
            <text:p>Looking at the prompt again, target is really a specific ratio, multiplied by 10000. Does descaling it before learning, then re-scaling it at the end provide better results? <text:span text:style-name="T1">Result:</text:span><text:span text:style-name="T2"> all models started guessing constant values. Back to the drawing board.</text:span></text:p>
            <text:p><text:span text:style-name="T2"/></text:p>
            <text:p><text:span text:style-name="T2">Tested out various “deep” network structures as well. </text:span><text:span text:style-name="T1">Result</text:span><text:span text:style-name="T2">: really strong test scores (see “Deep Quartet”). Going to ship this one to see how it does and try tweaking the middle layers a bit … 2</text:span><text:span text:style-name="T3">nd</text:span><text:span text:style-name="T2"> entry “semi” seemed to do best.</text:span></text:p>
            <text:p><text:span text:style-name="T2"/></text:p>
            <text:p><text:span text:style-name="T2">Of note, scores are slightly different when run on GPU. Not sure what to make of that but since it’s slower the submission will be CPU regardless.</text:span></text:p>
            <text:p><text:span text:style-name="T2"/></text:p>
            <text:p><text:span text:style-name="T1">Follow-up:</text:span><text:span text:style-name="T2"> Still performed worse than the earlier ensembles. I need to look at flatter networks.</text:span></text:p>
          </table:table-cell>
          <table:covered-table-cell table:number-columns-repeated="6"/>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table-cell/>
          <table:covered-table-cell table:number-columns-repeated="7"/>
          <table:table-cell table:number-columns-repeated="2"/>
        </table:table-row>
        <table:table-row table:style-name="ro1" table:number-rows-repeated="1048524">
          <table:table-cell table:number-columns-repeated="10"/>
        </table:table-row>
        <table:table-row table:style-name="ro1">
          <table:table-cell table:number-columns-repeated="10"/>
        </table:table-row>
        <calcext:conditional-formats>
          <calcext:conditional-format calcext:target-range-address="'Round 6 Tests'.C9:'Round 6 Tests'.G9 'Round 6 Tests'.C19:'Round 6 Tests'.G19 'Round 6 Tests'.C29:'Round 6 Tests'.G29 'Round 6 Tests'.C38:'Round 6 Tests'.G38">
            <calcext:condition calcext:apply-style-name="Good" calcext:value="=MIN([.C9:.G9])" calcext:base-cell-address="'Round 6 Tests'.C9"/>
          </calcext:conditional-format>
          <calcext:conditional-format calcext:target-range-address="'Round 6 Tests'.H4:'Round 6 Tests'.H8 'Round 6 Tests'.H14:'Round 6 Tests'.H18 'Round 6 Tests'.H24:'Round 6 Tests'.H28 'Round 6 Tests'.H34:'Round 6 Tests'.H37">
            <calcext:condition calcext:apply-style-name="Good" calcext:value="=MIN([.H4:.H7])" calcext:base-cell-address="'Round 6 Tests'.H4"/>
          </calcext:conditional-format>
        </calcext:conditional-formats>
      </table:table>
      <table:table table:name="Round 7 Tests" table:style-name="ta1">
        <table:table-column table:style-name="co9" table:default-cell-style-name="ce103"/>
        <table:table-column table:style-name="co11" table:default-cell-style-name="ce7"/>
        <table:table-column table:style-name="co4" table:number-columns-repeated="5" table:default-cell-style-name="Default"/>
        <table:table-column table:style-name="co4" table:default-cell-style-name="ce24"/>
        <table:table-column table:style-name="co4" table:default-cell-style-name="ce107"/>
        <table:table-column table:style-name="co6" table:number-columns-repeated="1014" table:default-cell-style-name="Default"/>
        <table:table-row table:style-name="ro1" table:number-rows-repeated="2">
          <table:table-cell table:number-columns-repeated="1023"/>
        </table:table-row>
        <table:table-row table:style-name="ro1">
          <table:table-cell/>
          <table:table-cell table:style-name="ce108" office:value-type="string" calcext:value-type="string" table:number-columns-spanned="8" table:number-rows-spanned="1">
            <text:p>Dropout = 0.4, Regularizer = 0.001</text:p>
          </table:table-cell>
          <table:covered-table-cell table:number-columns-repeated="5" table:style-name="ce112"/>
          <table:covered-table-cell table:style-name="ce133"/>
          <table:covered-table-cell/>
          <table:table-cell table:number-columns-repeated="1014"/>
        </table:table-row>
        <table:table-row table:style-name="ro1">
          <table:table-cell/>
          <table:table-cell table:style-name="ce109" office:value-type="string" calcext:value-type="string">
            <text:p>Network</text:p>
          </table:table-cell>
          <table:table-cell table:style-name="ce113" office:value-type="string" calcext:value-type="string">
            <text:p>Fold 1</text:p>
          </table:table-cell>
          <table:table-cell table:style-name="ce113" office:value-type="string" calcext:value-type="string">
            <text:p>Fold 2</text:p>
          </table:table-cell>
          <table:table-cell table:style-name="ce113" office:value-type="string" calcext:value-type="string">
            <text:p>Fold 3</text:p>
          </table:table-cell>
          <table:table-cell table:style-name="ce113" office:value-type="string" calcext:value-type="string">
            <text:p>Fold 4</text:p>
          </table:table-cell>
          <table:table-cell table:style-name="ce126" office:value-type="string" calcext:value-type="string">
            <text:p>Fold 5</text:p>
          </table:table-cell>
          <table:table-cell table:style-name="ce113" office:value-type="string" calcext:value-type="string">
            <text:p>Mean</text:p>
          </table:table-cell>
          <table:table-cell table:style-name="ce126" office:value-type="string" calcext:value-type="string">
            <text:p>Min</text:p>
          </table:table-cell>
          <table:table-cell table:number-columns-repeated="1014"/>
        </table:table-row>
        <table:table-row table:style-name="ro1">
          <table:table-cell office:value-type="string" calcext:value-type="string">
            <text:p>“octo”</text:p>
          </table:table-cell>
          <table:table-cell table:style-name="ce83" office:value-type="string" calcext:value-type="string">
            <text:p>N → N/8</text:p>
          </table:table-cell>
          <table:table-cell table:style-name="ce114" office:value-type="float" office:value="5.42237787518168" calcext:value-type="float">
            <text:p>5.42237787518168</text:p>
          </table:table-cell>
          <table:table-cell table:style-name="ce114" office:value-type="float" office:value="5.44136293867058" calcext:value-type="float">
            <text:p>5.44136293867058</text:p>
          </table:table-cell>
          <table:table-cell table:style-name="ce114" office:value-type="float" office:value="5.43869679776945" calcext:value-type="float">
            <text:p>5.43869679776945</text:p>
          </table:table-cell>
          <table:table-cell table:style-name="ce114" office:value-type="float" office:value="5.42911344313841" calcext:value-type="float">
            <text:p>5.42911344313841</text:p>
          </table:table-cell>
          <table:table-cell table:style-name="ce127" office:value-type="float" office:value="5.44028198896025" calcext:value-type="float">
            <text:p>5.44028198896025</text:p>
          </table:table-cell>
          <table:table-cell table:style-name="ce134" table:formula="of:=AVERAGE([.C5:.G5])" office:value-type="float" office:value="5.43436660874407" calcext:value-type="float">
            <text:p>5.43436660874407</text:p>
          </table:table-cell>
          <table:table-cell table:style-name="ce137" table:formula="of:=MIN([.C5:.G5])" office:value-type="float" office:value="5.42237787518168" calcext:value-type="float">
            <text:p>5.42237787518168</text:p>
          </table:table-cell>
          <table:table-cell table:number-columns-repeated="1014"/>
        </table:table-row>
        <table:table-row table:style-name="ro1">
          <table:table-cell office:value-type="string" calcext:value-type="string">
            <text:p>“quad”</text:p>
          </table:table-cell>
          <table:table-cell table:style-name="ce83" office:value-type="string" calcext:value-type="string">
            <text:p>N → N/4</text:p>
          </table:table-cell>
          <table:table-cell table:style-name="ce114" office:value-type="float" office:value="5.43394562185077" calcext:value-type="float">
            <text:p>5.43394562185077</text:p>
          </table:table-cell>
          <table:table-cell table:style-name="ce114" office:value-type="float" office:value="5.45379296328336" calcext:value-type="float">
            <text:p>5.45379296328336</text:p>
          </table:table-cell>
          <table:table-cell table:style-name="ce114" office:value-type="float" office:value="5.46470441579209" calcext:value-type="float">
            <text:p>5.46470441579209</text:p>
          </table:table-cell>
          <table:table-cell table:style-name="ce114" office:value-type="float" office:value="5.4490075280162" calcext:value-type="float">
            <text:p>5.4490075280162</text:p>
          </table:table-cell>
          <table:table-cell table:style-name="ce127" office:value-type="float" office:value="5.46249146666133" calcext:value-type="float">
            <text:p>5.46249146666133</text:p>
          </table:table-cell>
          <table:table-cell table:style-name="ce134" table:formula="of:=AVERAGE([.C6:.G6])" office:value-type="float" office:value="5.45278839912075" calcext:value-type="float">
            <text:p>5.45278839912075</text:p>
          </table:table-cell>
          <table:table-cell table:style-name="ce137" table:formula="of:=MIN([.C6:.G6])" office:value-type="float" office:value="5.43394562185077" calcext:value-type="float">
            <text:p>5.43394562185077</text:p>
          </table:table-cell>
          <table:table-cell table:number-columns-repeated="1014"/>
        </table:table-row>
        <table:table-row table:style-name="ro1">
          <table:table-cell office:value-type="string" calcext:value-type="string">
            <text:p>“duce”</text:p>
          </table:table-cell>
          <table:table-cell table:style-name="ce83" office:value-type="string" calcext:value-type="string">
            <text:p>N → N/2</text:p>
          </table:table-cell>
          <table:table-cell table:style-name="ce114" office:value-type="float" office:value="5.47070216997868" calcext:value-type="float">
            <text:p>5.47070216997868</text:p>
          </table:table-cell>
          <table:table-cell table:style-name="ce114" office:value-type="float" office:value="5.49921909677875" calcext:value-type="float">
            <text:p>5.49921909677875</text:p>
          </table:table-cell>
          <table:table-cell table:style-name="ce114" office:value-type="float" office:value="5.52256540229002" calcext:value-type="float">
            <text:p>5.52256540229002</text:p>
          </table:table-cell>
          <table:table-cell table:style-name="ce114" office:value-type="float" office:value="5.4801246202766" calcext:value-type="float">
            <text:p>5.4801246202766</text:p>
          </table:table-cell>
          <table:table-cell table:style-name="ce127" office:value-type="float" office:value="5.50733230008127" calcext:value-type="float">
            <text:p>5.50733230008127</text:p>
          </table:table-cell>
          <table:table-cell table:style-name="ce134" table:formula="of:=AVERAGE([.C7:.G7])" office:value-type="float" office:value="5.49598871788106" calcext:value-type="float">
            <text:p>5.49598871788106</text:p>
          </table:table-cell>
          <table:table-cell table:style-name="ce137" table:formula="of:=MIN([.C7:.G7])" office:value-type="float" office:value="5.47070216997868" calcext:value-type="float">
            <text:p>5.47070216997868</text:p>
          </table:table-cell>
          <table:table-cell table:number-columns-repeated="1014"/>
        </table:table-row>
        <table:table-row table:style-name="ro1">
          <table:table-cell office:value-type="string" calcext:value-type="string">
            <text:p>“mono”</text:p>
          </table:table-cell>
          <table:table-cell table:style-name="ce83" office:value-type="string" calcext:value-type="string">
            <text:p>N → N/1</text:p>
          </table:table-cell>
          <table:table-cell table:style-name="ce114" office:value-type="float" office:value="5.46098246619877" calcext:value-type="float">
            <text:p>5.46098246619877</text:p>
          </table:table-cell>
          <table:table-cell table:style-name="ce114" office:value-type="float" office:value="5.52006653242937" calcext:value-type="float">
            <text:p>5.52006653242937</text:p>
          </table:table-cell>
          <table:table-cell table:style-name="ce114" office:value-type="float" office:value="5.52745271813002" calcext:value-type="float">
            <text:p>5.52745271813002</text:p>
          </table:table-cell>
          <table:table-cell table:style-name="ce114" office:value-type="float" office:value="5.51588645481669" calcext:value-type="float">
            <text:p>5.51588645481669</text:p>
          </table:table-cell>
          <table:table-cell table:style-name="ce127" office:value-type="float" office:value="5.55221120713538" calcext:value-type="float">
            <text:p>5.55221120713538</text:p>
          </table:table-cell>
          <table:table-cell table:style-name="ce134" table:formula="of:=AVERAGE([.C8:.G8])" office:value-type="float" office:value="5.51531987574205" calcext:value-type="float">
            <text:p>5.51531987574205</text:p>
          </table:table-cell>
          <table:table-cell table:style-name="ce137" table:formula="of:=MIN([.C8:.G8])" office:value-type="float" office:value="5.46098246619877" calcext:value-type="float">
            <text:p>5.46098246619877</text:p>
          </table:table-cell>
          <table:table-cell table:number-columns-repeated="1014"/>
        </table:table-row>
        <table:table-row table:style-name="ro1">
          <table:table-cell office:value-type="string" calcext:value-type="string">
            <text:p>“prime”</text:p>
          </table:table-cell>
          <table:table-cell table:style-name="ce83" office:value-type="string" calcext:value-type="string">
            <text:p>11 → 11 → 7 → 3</text:p>
          </table:table-cell>
          <table:table-cell table:style-name="ce114" office:value-type="float" office:value="5.39379090746683" calcext:value-type="float">
            <text:p>5.39379090746683</text:p>
          </table:table-cell>
          <table:table-cell table:style-name="ce114" office:value-type="float" office:value="5.41929366930228" calcext:value-type="float">
            <text:p>5.41929366930228</text:p>
          </table:table-cell>
          <table:table-cell table:style-name="ce114" office:value-type="float" office:value="5.44626458150118" calcext:value-type="float">
            <text:p>5.44626458150118</text:p>
          </table:table-cell>
          <table:table-cell table:style-name="ce114" office:value-type="float" office:value="5.42383243782999" calcext:value-type="float">
            <text:p>5.42383243782999</text:p>
          </table:table-cell>
          <table:table-cell table:style-name="ce127" office:value-type="float" office:value="5.44560018861378" calcext:value-type="float">
            <text:p>5.44560018861378</text:p>
          </table:table-cell>
          <table:table-cell table:style-name="ce134" table:formula="of:=AVERAGE([.C9:.G9])" office:value-type="float" office:value="5.42575635694281" calcext:value-type="float">
            <text:p>5.42575635694281</text:p>
          </table:table-cell>
          <table:table-cell table:style-name="ce137" table:formula="of:=MIN([.C9:.G9])" office:value-type="float" office:value="5.39379090746683" calcext:value-type="float">
            <text:p>5.39379090746683</text:p>
          </table:table-cell>
          <table:table-cell table:number-columns-repeated="1014"/>
        </table:table-row>
        <table:table-row table:style-name="ro1">
          <table:table-cell office:value-type="string" calcext:value-type="string">
            <text:p>“semi”</text:p>
          </table:table-cell>
          <table:table-cell table:style-name="ce83" office:value-type="string" calcext:value-type="string">
            <text:p>11 → 11 → 5 → 2</text:p>
          </table:table-cell>
          <table:table-cell table:style-name="ce114" office:value-type="float" office:value="5.39137912204319" calcext:value-type="float">
            <text:p>5.39137912204319</text:p>
          </table:table-cell>
          <table:table-cell table:style-name="ce114" office:value-type="float" office:value="5.4213992360067" calcext:value-type="float">
            <text:p>5.4213992360067</text:p>
          </table:table-cell>
          <table:table-cell table:style-name="ce114" office:value-type="float" office:value="5.4317087370995" calcext:value-type="float">
            <text:p>5.4317087370995</text:p>
          </table:table-cell>
          <table:table-cell table:style-name="ce114" office:value-type="float" office:value="5.42459268400016" calcext:value-type="float">
            <text:p>5.42459268400016</text:p>
          </table:table-cell>
          <table:table-cell table:style-name="ce127" office:value-type="float" office:value="5.42577283323817" calcext:value-type="float">
            <text:p>5.42577283323817</text:p>
          </table:table-cell>
          <table:table-cell table:style-name="ce134" table:formula="of:=AVERAGE([.C10:.G10])" office:value-type="float" office:value="5.41897052247754" calcext:value-type="float">
            <text:p>5.41897052247754</text:p>
          </table:table-cell>
          <table:table-cell table:style-name="ce137" table:formula="of:=MIN([.C10:.G10])" office:value-type="float" office:value="5.39137912204319" calcext:value-type="float">
            <text:p>5.39137912204319</text:p>
          </table:table-cell>
          <table:table-cell table:number-columns-repeated="1014"/>
        </table:table-row>
        <table:table-row table:style-name="ro1">
          <table:table-cell office:value-type="string" calcext:value-type="string">
            <text:p>“fib”</text:p>
          </table:table-cell>
          <table:table-cell table:style-name="ce83" office:value-type="string" calcext:value-type="string">
            <text:p>11 → 8 → 5 → 3</text:p>
          </table:table-cell>
          <table:table-cell table:style-name="ce114" office:value-type="float" office:value="5.3905618284674" calcext:value-type="float">
            <text:p>5.3905618284674</text:p>
          </table:table-cell>
          <table:table-cell table:style-name="ce114" office:value-type="float" office:value="5.41252468831691" calcext:value-type="float">
            <text:p>5.41252468831691</text:p>
          </table:table-cell>
          <table:table-cell table:style-name="ce114" office:value-type="float" office:value="5.41977706421553" calcext:value-type="float">
            <text:p>5.41977706421553</text:p>
          </table:table-cell>
          <table:table-cell table:style-name="ce114" office:value-type="float" office:value="5.41610312871685" calcext:value-type="float">
            <text:p>5.41610312871685</text:p>
          </table:table-cell>
          <table:table-cell table:style-name="ce127" office:value-type="float" office:value="5.41020435661567" calcext:value-type="float">
            <text:p>5.41020435661567</text:p>
          </table:table-cell>
          <table:table-cell table:style-name="ce134" table:formula="of:=AVERAGE([.C11:.G11])" office:value-type="float" office:value="5.40983421326647" calcext:value-type="float">
            <text:p>5.40983421326647</text:p>
          </table:table-cell>
          <table:table-cell table:style-name="ce137" table:formula="of:=MIN([.C11:.G11])" office:value-type="float" office:value="5.3905618284674" calcext:value-type="float">
            <text:p>5.3905618284674</text:p>
          </table:table-cell>
          <table:table-cell table:number-columns-repeated="1014"/>
        </table:table-row>
        <table:table-row table:style-name="ro1">
          <table:table-cell office:value-type="string" calcext:value-type="string">
            <text:p>“deep”</text:p>
          </table:table-cell>
          <table:table-cell table:style-name="ce110" office:value-type="string" calcext:value-type="string">
            <text:p>11 → 5 → 2 → 1</text:p>
          </table:table-cell>
          <table:table-cell table:number-columns-repeated="4" table:style-name="ce115" office:value-type="string" calcext:value-type="string">
            <text:p>&lt;skipped&gt;</text:p>
          </table:table-cell>
          <table:table-cell table:style-name="ce128" office:value-type="string" calcext:value-type="string">
            <text:p>&lt;skipped&gt;</text:p>
          </table:table-cell>
          <table:table-cell table:style-name="ce134" office:value-type="string" calcext:value-type="string">
            <text:p>N/A</text:p>
          </table:table-cell>
          <table:table-cell table:style-name="ce137" office:value-type="string" calcext:value-type="string">
            <text:p>N/A</text:p>
          </table:table-cell>
          <table:table-cell table:number-columns-repeated="1014"/>
        </table:table-row>
        <table:table-row table:style-name="ro1">
          <table:table-cell/>
          <table:table-cell table:style-name="ce111" office:value-type="string" calcext:value-type="string">
            <text:p>Mean</text:p>
          </table:table-cell>
          <table:table-cell table:style-name="ce116" table:formula="of:=AVERAGE([.C5:.C12])" office:value-type="float" office:value="5.42339142731247" calcext:value-type="float">
            <text:p>5.42339142731247</text:p>
          </table:table-cell>
          <table:table-cell table:style-name="ce116" table:formula="of:=AVERAGE([.D5:.D12])" office:value-type="float" office:value="5.45252273211256" calcext:value-type="float">
            <text:p>5.45252273211256</text:p>
          </table:table-cell>
          <table:table-cell table:style-name="ce116" table:formula="of:=AVERAGE([.E5:.E12])" office:value-type="float" office:value="5.4644528166854" calcext:value-type="float">
            <text:p>5.4644528166854</text:p>
          </table:table-cell>
          <table:table-cell table:style-name="ce116" table:formula="of:=AVERAGE([.F5:.F12])" office:value-type="float" office:value="5.44838004239927" calcext:value-type="float">
            <text:p>5.44838004239927</text:p>
          </table:table-cell>
          <table:table-cell table:style-name="ce116" table:formula="of:=AVERAGE([.G5:.G12])" office:value-type="float" office:value="5.46341347732941" calcext:value-type="float">
            <text:p>5.46341347732941</text:p>
          </table:table-cell>
          <table:table-cell table:style-name="ce135" table:formula="of:=AVERAGE([.H5:.H12])" office:value-type="float" office:value="5.45043209916782" calcext:value-type="float">
            <text:p>5.45043209916782</text:p>
          </table:table-cell>
          <table:table-cell table:style-name="ce138" table:formula="of:=AVERAGE([.I5:.I12])" office:value-type="float" office:value="5.42339142731247" calcext:value-type="float">
            <text:p>5.42339142731247</text:p>
          </table:table-cell>
          <table:table-cell table:number-columns-repeated="1014"/>
        </table:table-row>
        <table:table-row table:style-name="ro1">
          <table:table-cell table:style-name="ce107"/>
          <table:table-cell table:style-name="ce84" office:value-type="string" calcext:value-type="string">
            <text:p>Min</text:p>
          </table:table-cell>
          <table:table-cell table:style-name="ce117" table:formula="of:=MIN([.C5:.C12])" office:value-type="float" office:value="5.3905618284674" calcext:value-type="float">
            <text:p>5.3905618284674</text:p>
          </table:table-cell>
          <table:table-cell table:style-name="ce117" table:formula="of:=MIN([.D5:.D12])" office:value-type="float" office:value="5.41252468831691" calcext:value-type="float">
            <text:p>5.41252468831691</text:p>
          </table:table-cell>
          <table:table-cell table:style-name="ce117" table:formula="of:=MIN([.E5:.E12])" office:value-type="float" office:value="5.41977706421553" calcext:value-type="float">
            <text:p>5.41977706421553</text:p>
          </table:table-cell>
          <table:table-cell table:style-name="ce117" table:formula="of:=MIN([.F5:.F12])" office:value-type="float" office:value="5.41610312871685" calcext:value-type="float">
            <text:p>5.41610312871685</text:p>
          </table:table-cell>
          <table:table-cell table:style-name="ce117" table:formula="of:=MIN([.G5:.G12])" office:value-type="float" office:value="5.41020435661567" calcext:value-type="float">
            <text:p>5.41020435661567</text:p>
          </table:table-cell>
          <table:table-cell table:style-name="ce136" table:formula="of:=MIN([.H5:.H12])" office:value-type="float" office:value="5.40983421326647" calcext:value-type="float">
            <text:p>5.40983421326647</text:p>
          </table:table-cell>
          <table:table-cell table:style-name="ce139" table:formula="of:=MIN([.I5:.I12])" office:value-type="float" office:value="5.3905618284674" calcext:value-type="float">
            <text:p>5.3905618284674</text:p>
          </table:table-cell>
          <table:table-cell table:style-name="ce107" table:number-columns-repeated="1014"/>
        </table:table-row>
        <table:table-row table:style-name="ro1">
          <table:table-cell table:number-columns-repeated="1023"/>
        </table:table-row>
        <table:table-row table:style-name="ro1">
          <table:table-cell/>
          <table:table-cell table:style-name="ce108" office:value-type="string" calcext:value-type="string" table:number-columns-spanned="8" table:number-rows-spanned="1">
            <text:p>Dropout = 0.5 + Regularizer = 0.1 caused all models to guess constants.</text:p>
          </table:table-cell>
          <table:covered-table-cell table:number-columns-repeated="7"/>
          <table:table-cell table:number-columns-repeated="1014"/>
        </table:table-row>
        <table:table-row table:style-name="ro1">
          <table:table-cell table:number-columns-repeated="1023"/>
        </table:table-row>
        <table:table-row table:style-name="ro1">
          <table:table-cell/>
          <table:table-cell table:style-name="ce108" office:value-type="string" calcext:value-type="string" table:number-columns-spanned="8" table:number-rows-spanned="1">
            <text:p>Dropout = 0.5, Regularizer = 0.01</text:p>
          </table:table-cell>
          <table:covered-table-cell table:number-columns-repeated="5" table:style-name="ce112"/>
          <table:covered-table-cell table:style-name="ce133"/>
          <table:covered-table-cell/>
          <table:table-cell table:number-columns-repeated="1014"/>
        </table:table-row>
        <table:table-row table:style-name="ro1">
          <table:table-cell/>
          <table:table-cell table:style-name="ce109" office:value-type="string" calcext:value-type="string">
            <text:p>Network</text:p>
          </table:table-cell>
          <table:table-cell table:style-name="ce113" office:value-type="string" calcext:value-type="string">
            <text:p>Fold 1</text:p>
          </table:table-cell>
          <table:table-cell table:style-name="ce113" office:value-type="string" calcext:value-type="string">
            <text:p>Fold 2</text:p>
          </table:table-cell>
          <table:table-cell table:style-name="ce113" office:value-type="string" calcext:value-type="string">
            <text:p>Fold 3</text:p>
          </table:table-cell>
          <table:table-cell table:style-name="ce113" office:value-type="string" calcext:value-type="string">
            <text:p>Fold 4</text:p>
          </table:table-cell>
          <table:table-cell table:style-name="ce126" office:value-type="string" calcext:value-type="string">
            <text:p>Fold 5</text:p>
          </table:table-cell>
          <table:table-cell table:style-name="ce113" office:value-type="string" calcext:value-type="string">
            <text:p>Mean</text:p>
          </table:table-cell>
          <table:table-cell table:style-name="ce126" office:value-type="string" calcext:value-type="string">
            <text:p>Min</text:p>
          </table:table-cell>
          <table:table-cell table:number-columns-repeated="1014"/>
        </table:table-row>
        <table:table-row table:style-name="ro1">
          <table:table-cell office:value-type="string" calcext:value-type="string">
            <text:p>“octo”</text:p>
          </table:table-cell>
          <table:table-cell table:style-name="ce83" office:value-type="string" calcext:value-type="string">
            <text:p>N → N/8</text:p>
          </table:table-cell>
          <table:table-cell table:style-name="ce118" office:value-type="float" office:value="5.39518848446541" calcext:value-type="float">
            <text:p>5.39518848446541</text:p>
          </table:table-cell>
          <table:table-cell table:style-name="ce118" office:value-type="float" office:value="5.40493844611657" calcext:value-type="float">
            <text:p>5.40493844611657</text:p>
          </table:table-cell>
          <table:table-cell table:style-name="ce118" office:value-type="float" office:value="5.40226829557777" calcext:value-type="float">
            <text:p>5.40226829557777</text:p>
          </table:table-cell>
          <table:table-cell table:style-name="ce118" office:value-type="float" office:value="5.39869734678057" calcext:value-type="float">
            <text:p>5.39869734678057</text:p>
          </table:table-cell>
          <table:table-cell table:style-name="ce129" office:value-type="float" office:value="5.39532439789341" calcext:value-type="float">
            <text:p>5.39532439789341</text:p>
          </table:table-cell>
          <table:table-cell table:style-name="ce134" table:formula="of:=AVERAGE([.C20:.G20])" office:value-type="float" office:value="5.39928339416675" calcext:value-type="float">
            <text:p>5.39928339416675</text:p>
          </table:table-cell>
          <table:table-cell table:style-name="ce137" table:formula="of:=MIN([.C20:.G20])" office:value-type="float" office:value="5.39518848446541" calcext:value-type="float">
            <text:p>5.39518848446541</text:p>
          </table:table-cell>
          <table:table-cell table:number-columns-repeated="1014"/>
        </table:table-row>
        <table:table-row table:style-name="ro1">
          <table:table-cell office:value-type="string" calcext:value-type="string">
            <text:p>“quad”</text:p>
          </table:table-cell>
          <table:table-cell table:style-name="ce83" office:value-type="string" calcext:value-type="string">
            <text:p>N → N/4</text:p>
          </table:table-cell>
          <table:table-cell table:style-name="ce118" office:value-type="float" office:value="5.39943480854065" calcext:value-type="float">
            <text:p>5.39943480854065</text:p>
          </table:table-cell>
          <table:table-cell table:style-name="ce118" office:value-type="float" office:value="5.42158278019483" calcext:value-type="float">
            <text:p>5.42158278019483</text:p>
          </table:table-cell>
          <table:table-cell table:style-name="ce118" office:value-type="float" office:value="5.42231872967119" calcext:value-type="float">
            <text:p>5.42231872967119</text:p>
          </table:table-cell>
          <table:table-cell table:style-name="ce118" office:value-type="float" office:value="5.41593672997284" calcext:value-type="float">
            <text:p>5.41593672997284</text:p>
          </table:table-cell>
          <table:table-cell table:style-name="ce129" office:value-type="float" office:value="5.40821546022412" calcext:value-type="float">
            <text:p>5.40821546022412</text:p>
          </table:table-cell>
          <table:table-cell table:style-name="ce134" table:formula="of:=AVERAGE([.C21:.G21])" office:value-type="float" office:value="5.41349770172072" calcext:value-type="float">
            <text:p>5.41349770172072</text:p>
          </table:table-cell>
          <table:table-cell table:style-name="ce137" table:formula="of:=MIN([.C21:.G21])" office:value-type="float" office:value="5.39943480854065" calcext:value-type="float">
            <text:p>5.39943480854065</text:p>
          </table:table-cell>
          <table:table-cell table:number-columns-repeated="1014"/>
        </table:table-row>
        <table:table-row table:style-name="ro1">
          <table:table-cell office:value-type="string" calcext:value-type="string">
            <text:p>“duce”</text:p>
          </table:table-cell>
          <table:table-cell table:style-name="ce83" office:value-type="string" calcext:value-type="string">
            <text:p>N → N/2</text:p>
          </table:table-cell>
          <table:table-cell table:style-name="ce118" office:value-type="float" office:value="5.43801718965692" calcext:value-type="float">
            <text:p>5.43801718965692</text:p>
          </table:table-cell>
          <table:table-cell table:style-name="ce118" office:value-type="float" office:value="5.44005937795362" calcext:value-type="float">
            <text:p>5.44005937795362</text:p>
          </table:table-cell>
          <table:table-cell table:style-name="ce118" office:value-type="float" office:value="5.45901983269039" calcext:value-type="float">
            <text:p>5.45901983269039</text:p>
          </table:table-cell>
          <table:table-cell table:style-name="ce118" office:value-type="float" office:value="5.46642905642556" calcext:value-type="float">
            <text:p>5.46642905642556</text:p>
          </table:table-cell>
          <table:table-cell table:style-name="ce129" office:value-type="float" office:value="5.41885231722411" calcext:value-type="float">
            <text:p>5.41885231722411</text:p>
          </table:table-cell>
          <table:table-cell table:style-name="ce134" table:formula="of:=AVERAGE([.C22:.G22])" office:value-type="float" office:value="5.44447555479012" calcext:value-type="float">
            <text:p>5.44447555479012</text:p>
          </table:table-cell>
          <table:table-cell table:style-name="ce137" table:formula="of:=MIN([.C22:.G22])" office:value-type="float" office:value="5.41885231722411" calcext:value-type="float">
            <text:p>5.41885231722411</text:p>
          </table:table-cell>
          <table:table-cell table:number-columns-repeated="1014"/>
        </table:table-row>
        <table:table-row table:style-name="ro1">
          <table:table-cell office:value-type="string" calcext:value-type="string">
            <text:p>“mono”</text:p>
          </table:table-cell>
          <table:table-cell table:style-name="ce83" office:value-type="string" calcext:value-type="string">
            <text:p>N → N/1</text:p>
          </table:table-cell>
          <table:table-cell table:style-name="ce118" office:value-type="float" office:value="5.47137743062057" calcext:value-type="float">
            <text:p>5.47137743062057</text:p>
          </table:table-cell>
          <table:table-cell table:style-name="ce118" office:value-type="float" office:value="5.46790941454064" calcext:value-type="float">
            <text:p>5.46790941454064</text:p>
          </table:table-cell>
          <table:table-cell table:style-name="ce118" office:value-type="float" office:value="5.50661582644894" calcext:value-type="float">
            <text:p>5.50661582644894</text:p>
          </table:table-cell>
          <table:table-cell table:style-name="ce118" office:value-type="float" office:value="5.47006733311858" calcext:value-type="float">
            <text:p>5.47006733311858</text:p>
          </table:table-cell>
          <table:table-cell table:style-name="ce129" office:value-type="float" office:value="5.46508086694392" calcext:value-type="float">
            <text:p>5.46508086694392</text:p>
          </table:table-cell>
          <table:table-cell table:style-name="ce134" table:formula="of:=AVERAGE([.C23:.G23])" office:value-type="float" office:value="5.47621017433453" calcext:value-type="float">
            <text:p>5.47621017433453</text:p>
          </table:table-cell>
          <table:table-cell table:style-name="ce137" table:formula="of:=MIN([.C23:.G23])" office:value-type="float" office:value="5.46508086694392" calcext:value-type="float">
            <text:p>5.46508086694392</text:p>
          </table:table-cell>
          <table:table-cell table:number-columns-repeated="1014"/>
        </table:table-row>
        <table:table-row table:style-name="ro1">
          <table:table-cell office:value-type="string" calcext:value-type="string">
            <text:p>“prime”</text:p>
          </table:table-cell>
          <table:table-cell table:style-name="ce83" office:value-type="string" calcext:value-type="string">
            <text:p>11 → 11 → 7 → 3</text:p>
          </table:table-cell>
          <table:table-cell table:number-columns-repeated="4" table:style-name="ce118" office:value-type="string" calcext:value-type="string">
            <text:p>&lt;skipped&gt;</text:p>
          </table:table-cell>
          <table:table-cell table:style-name="ce129" office:value-type="string" calcext:value-type="string">
            <text:p>&lt;skipped&gt;</text:p>
          </table:table-cell>
          <table:table-cell table:style-name="ce134" office:value-type="string" calcext:value-type="string">
            <text:p>N/A</text:p>
          </table:table-cell>
          <table:table-cell table:style-name="ce137" office:value-type="string" calcext:value-type="string">
            <text:p>N/A</text:p>
          </table:table-cell>
          <table:table-cell table:number-columns-repeated="1014"/>
        </table:table-row>
        <table:table-row table:style-name="ro1">
          <table:table-cell office:value-type="string" calcext:value-type="string">
            <text:p>“semi”</text:p>
          </table:table-cell>
          <table:table-cell table:style-name="ce83" office:value-type="string" calcext:value-type="string">
            <text:p>11 → 11 → 5 → 2</text:p>
          </table:table-cell>
          <table:table-cell table:number-columns-repeated="4" table:style-name="ce118" office:value-type="string" calcext:value-type="string">
            <text:p>&lt;skipped&gt;</text:p>
          </table:table-cell>
          <table:table-cell table:style-name="ce129" office:value-type="string" calcext:value-type="string">
            <text:p>&lt;skipped&gt;</text:p>
          </table:table-cell>
          <table:table-cell table:style-name="ce134" office:value-type="string" calcext:value-type="string">
            <text:p>N/A</text:p>
          </table:table-cell>
          <table:table-cell table:style-name="ce137" office:value-type="string" calcext:value-type="string">
            <text:p>N/A</text:p>
          </table:table-cell>
          <table:table-cell table:number-columns-repeated="1014"/>
        </table:table-row>
        <table:table-row table:style-name="ro1">
          <table:table-cell office:value-type="string" calcext:value-type="string">
            <text:p>“fib”</text:p>
          </table:table-cell>
          <table:table-cell table:style-name="ce83" office:value-type="string" calcext:value-type="string">
            <text:p>11 → 8 → 5 → 3</text:p>
          </table:table-cell>
          <table:table-cell table:number-columns-repeated="4" table:style-name="ce118" office:value-type="string" calcext:value-type="string">
            <text:p>&lt;skipped&gt;</text:p>
          </table:table-cell>
          <table:table-cell table:style-name="ce129" office:value-type="string" calcext:value-type="string">
            <text:p>&lt;skipped&gt;</text:p>
          </table:table-cell>
          <table:table-cell table:style-name="ce134" office:value-type="string" calcext:value-type="string">
            <text:p>N/A</text:p>
          </table:table-cell>
          <table:table-cell table:style-name="ce137" office:value-type="string" calcext:value-type="string">
            <text:p>N/A</text:p>
          </table:table-cell>
          <table:table-cell table:number-columns-repeated="1014"/>
        </table:table-row>
        <table:table-row table:style-name="ro1">
          <table:table-cell office:value-type="string" calcext:value-type="string">
            <text:p>“deep”</text:p>
          </table:table-cell>
          <table:table-cell table:style-name="ce110" office:value-type="string" calcext:value-type="string">
            <text:p>11 → 5 → 2 → 1</text:p>
          </table:table-cell>
          <table:table-cell table:number-columns-repeated="4" table:style-name="ce119" office:value-type="string" calcext:value-type="string">
            <text:p>&lt;skipped&gt;</text:p>
          </table:table-cell>
          <table:table-cell table:style-name="ce130" office:value-type="string" calcext:value-type="string">
            <text:p>&lt;skipped&gt;</text:p>
          </table:table-cell>
          <table:table-cell table:style-name="ce134" office:value-type="string" calcext:value-type="string">
            <text:p>N/A</text:p>
          </table:table-cell>
          <table:table-cell table:style-name="ce137" office:value-type="string" calcext:value-type="string">
            <text:p>N/A</text:p>
          </table:table-cell>
          <table:table-cell table:number-columns-repeated="1014"/>
        </table:table-row>
        <table:table-row table:style-name="ro1">
          <table:table-cell/>
          <table:table-cell table:style-name="ce111" office:value-type="string" calcext:value-type="string">
            <text:p>Mean</text:p>
          </table:table-cell>
          <table:table-cell table:style-name="ce120" table:formula="of:=AVERAGE([.C20:.C27])" office:value-type="float" office:value="5.42600447832089" calcext:value-type="float">
            <text:p>5.42600447832089</text:p>
          </table:table-cell>
          <table:table-cell table:style-name="ce120" table:formula="of:=AVERAGE([.D20:.D27])" office:value-type="float" office:value="5.43362250470142" calcext:value-type="float">
            <text:p>5.43362250470142</text:p>
          </table:table-cell>
          <table:table-cell table:style-name="ce120" table:formula="of:=AVERAGE([.E20:.E27])" office:value-type="float" office:value="5.44755567109707" calcext:value-type="float">
            <text:p>5.44755567109707</text:p>
          </table:table-cell>
          <table:table-cell table:style-name="ce120" table:formula="of:=AVERAGE([.F20:.F27])" office:value-type="float" office:value="5.43778261657439" calcext:value-type="float">
            <text:p>5.43778261657439</text:p>
          </table:table-cell>
          <table:table-cell table:style-name="ce120" table:formula="of:=AVERAGE([.G20:.G27])" office:value-type="float" office:value="5.42186826057139" calcext:value-type="float">
            <text:p>5.42186826057139</text:p>
          </table:table-cell>
          <table:table-cell table:style-name="ce135" table:formula="of:=AVERAGE([.H20:.H27])" office:value-type="float" office:value="5.43336670625303" calcext:value-type="float">
            <text:p>5.43336670625303</text:p>
          </table:table-cell>
          <table:table-cell table:style-name="ce138" table:formula="of:=AVERAGE([.I20:.I27])" office:value-type="float" office:value="5.41963911929352" calcext:value-type="float">
            <text:p>5.41963911929352</text:p>
          </table:table-cell>
          <table:table-cell table:number-columns-repeated="1014"/>
        </table:table-row>
        <table:table-row table:style-name="ro1">
          <table:table-cell table:style-name="ce107"/>
          <table:table-cell table:style-name="ce84" office:value-type="string" calcext:value-type="string">
            <text:p>Min</text:p>
          </table:table-cell>
          <table:table-cell table:style-name="ce121" table:formula="of:=MIN([.C20:.C27])" office:value-type="float" office:value="5.39518848446541" calcext:value-type="float">
            <text:p>5.39518848446541</text:p>
          </table:table-cell>
          <table:table-cell table:style-name="ce121" table:formula="of:=MIN([.D20:.D27])" office:value-type="float" office:value="5.40493844611657" calcext:value-type="float">
            <text:p>5.40493844611657</text:p>
          </table:table-cell>
          <table:table-cell table:style-name="ce121" table:formula="of:=MIN([.E20:.E27])" office:value-type="float" office:value="5.40226829557777" calcext:value-type="float">
            <text:p>5.40226829557777</text:p>
          </table:table-cell>
          <table:table-cell table:style-name="ce121" table:formula="of:=MIN([.F20:.F27])" office:value-type="float" office:value="5.39869734678057" calcext:value-type="float">
            <text:p>5.39869734678057</text:p>
          </table:table-cell>
          <table:table-cell table:style-name="ce121" table:formula="of:=MIN([.G20:.G27])" office:value-type="float" office:value="5.39532439789341" calcext:value-type="float">
            <text:p>5.39532439789341</text:p>
          </table:table-cell>
          <table:table-cell table:style-name="ce136" table:formula="of:=MIN([.H20:.H27])" office:value-type="float" office:value="5.39928339416675" calcext:value-type="float">
            <text:p>5.39928339416675</text:p>
          </table:table-cell>
          <table:table-cell table:style-name="ce139" table:formula="of:=MIN([.I20:.I27])" office:value-type="float" office:value="5.39518848446541" calcext:value-type="float">
            <text:p>5.39518848446541</text:p>
          </table:table-cell>
          <table:table-cell table:number-columns-repeated="1014"/>
        </table:table-row>
        <table:table-row table:style-name="ro1" table:number-rows-repeated="2">
          <table:table-cell table:number-columns-repeated="1023"/>
        </table:table-row>
        <table:table-row table:style-name="ro1">
          <table:table-cell/>
          <table:table-cell table:style-name="ce108" office:value-type="string" calcext:value-type="string" table:number-columns-spanned="8" table:number-rows-spanned="1">
            <text:p>Dropout = 0.5, Regularizer = 0.001, 10 epochs/fold</text:p>
          </table:table-cell>
          <table:covered-table-cell table:number-columns-repeated="5" table:style-name="ce112"/>
          <table:covered-table-cell table:style-name="ce133"/>
          <table:covered-table-cell/>
          <table:table-cell table:number-columns-repeated="1014"/>
        </table:table-row>
        <table:table-row table:style-name="ro1">
          <table:table-cell/>
          <table:table-cell table:style-name="ce109" office:value-type="string" calcext:value-type="string">
            <text:p>Network</text:p>
          </table:table-cell>
          <table:table-cell table:style-name="ce113" office:value-type="string" calcext:value-type="string">
            <text:p>Fold 1</text:p>
          </table:table-cell>
          <table:table-cell table:style-name="ce113" office:value-type="string" calcext:value-type="string">
            <text:p>Fold 2</text:p>
          </table:table-cell>
          <table:table-cell table:style-name="ce113" office:value-type="string" calcext:value-type="string">
            <text:p>Fold 3</text:p>
          </table:table-cell>
          <table:table-cell table:style-name="ce113" office:value-type="string" calcext:value-type="string">
            <text:p>Fold 4</text:p>
          </table:table-cell>
          <table:table-cell table:style-name="ce126" office:value-type="string" calcext:value-type="string">
            <text:p>Fold 5</text:p>
          </table:table-cell>
          <table:table-cell table:style-name="ce113" office:value-type="string" calcext:value-type="string">
            <text:p>Mean</text:p>
          </table:table-cell>
          <table:table-cell table:style-name="ce126" office:value-type="string" calcext:value-type="string">
            <text:p>Min</text:p>
          </table:table-cell>
          <table:table-cell table:number-columns-repeated="1014"/>
        </table:table-row>
        <table:table-row table:style-name="ro1">
          <table:table-cell office:value-type="string" calcext:value-type="string">
            <text:p>“octo”</text:p>
          </table:table-cell>
          <table:table-cell table:style-name="ce83" office:value-type="string" calcext:value-type="string">
            <text:p>N → N/8</text:p>
          </table:table-cell>
          <table:table-cell table:style-name="ce122" office:value-type="float" office:value="5.41702654613485" calcext:value-type="float">
            <text:p>5.41702654613485</text:p>
          </table:table-cell>
          <table:table-cell table:style-name="ce122" office:value-type="float" office:value="5.4257827397382" calcext:value-type="float">
            <text:p>5.4257827397382</text:p>
          </table:table-cell>
          <table:table-cell table:style-name="ce122" office:value-type="float" office:value="5.42164220485258" calcext:value-type="float">
            <text:p>5.42164220485258</text:p>
          </table:table-cell>
          <table:table-cell table:style-name="ce122" office:value-type="float" office:value="5.41765090523724" calcext:value-type="float">
            <text:p>5.41765090523724</text:p>
          </table:table-cell>
          <table:table-cell table:style-name="ce131" office:value-type="float" office:value="5.41235805409717" calcext:value-type="float">
            <text:p>5.41235805409717</text:p>
          </table:table-cell>
          <table:table-cell table:style-name="ce134" table:formula="of:=AVERAGE([.C34:.G34])" office:value-type="float" office:value="5.41889209001201" calcext:value-type="float">
            <text:p>5.41889209001201</text:p>
          </table:table-cell>
          <table:table-cell table:style-name="ce137" table:formula="of:=MIN([.C34:.G34])" office:value-type="float" office:value="5.41235805409717" calcext:value-type="float">
            <text:p>5.41235805409717</text:p>
          </table:table-cell>
          <table:table-cell table:number-columns-repeated="1014"/>
        </table:table-row>
        <table:table-row table:style-name="ro1">
          <table:table-cell office:value-type="string" calcext:value-type="string">
            <text:p>“quad”</text:p>
          </table:table-cell>
          <table:table-cell table:style-name="ce83" office:value-type="string" calcext:value-type="string">
            <text:p>N → N/4</text:p>
          </table:table-cell>
          <table:table-cell table:style-name="ce122" office:value-type="float" office:value="5.43255227867895" calcext:value-type="float">
            <text:p>5.43255227867895</text:p>
          </table:table-cell>
          <table:table-cell table:style-name="ce122" office:value-type="float" office:value="5.43065163440132" calcext:value-type="float">
            <text:p>5.43065163440132</text:p>
          </table:table-cell>
          <table:table-cell table:style-name="ce122" office:value-type="float" office:value="5.43750558847746" calcext:value-type="float">
            <text:p>5.43750558847746</text:p>
          </table:table-cell>
          <table:table-cell table:style-name="ce122" office:value-type="float" office:value="5.42771531887583" calcext:value-type="float">
            <text:p>5.42771531887583</text:p>
          </table:table-cell>
          <table:table-cell table:style-name="ce131" office:value-type="float" office:value="5.42946337343463" calcext:value-type="float">
            <text:p>5.42946337343463</text:p>
          </table:table-cell>
          <table:table-cell table:style-name="ce134" table:formula="of:=AVERAGE([.C35:.G35])" office:value-type="float" office:value="5.43157763877364" calcext:value-type="float">
            <text:p>5.43157763877364</text:p>
          </table:table-cell>
          <table:table-cell table:style-name="ce137" table:formula="of:=MIN([.C35:.G35])" office:value-type="float" office:value="5.42771531887583" calcext:value-type="float">
            <text:p>5.42771531887583</text:p>
          </table:table-cell>
          <table:table-cell table:number-columns-repeated="1014"/>
        </table:table-row>
        <table:table-row table:style-name="ro1">
          <table:table-cell office:value-type="string" calcext:value-type="string">
            <text:p>“duce”</text:p>
          </table:table-cell>
          <table:table-cell table:style-name="ce83" office:value-type="string" calcext:value-type="string">
            <text:p>N → N/2</text:p>
          </table:table-cell>
          <table:table-cell table:style-name="ce122" office:value-type="float" office:value="5.4848966776672" calcext:value-type="float">
            <text:p>5.4848966776672</text:p>
          </table:table-cell>
          <table:table-cell table:style-name="ce122" office:value-type="float" office:value="5.48718128360274" calcext:value-type="float">
            <text:p>5.48718128360274</text:p>
          </table:table-cell>
          <table:table-cell table:style-name="ce122" office:value-type="float" office:value="5.48167088255713" calcext:value-type="float">
            <text:p>5.48167088255713</text:p>
          </table:table-cell>
          <table:table-cell table:style-name="ce122" office:value-type="float" office:value="5.47263511561274" calcext:value-type="float">
            <text:p>5.47263511561274</text:p>
          </table:table-cell>
          <table:table-cell table:style-name="ce131" office:value-type="float" office:value="5.45581072833686" calcext:value-type="float">
            <text:p>5.45581072833686</text:p>
          </table:table-cell>
          <table:table-cell table:style-name="ce134" table:formula="of:=AVERAGE([.C36:.G36])" office:value-type="float" office:value="5.47643893755533" calcext:value-type="float">
            <text:p>5.47643893755533</text:p>
          </table:table-cell>
          <table:table-cell table:style-name="ce137" table:formula="of:=MIN([.C36:.G36])" office:value-type="float" office:value="5.45581072833686" calcext:value-type="float">
            <text:p>5.45581072833686</text:p>
          </table:table-cell>
          <table:table-cell table:number-columns-repeated="1014"/>
        </table:table-row>
        <table:table-row table:style-name="ro1">
          <table:table-cell office:value-type="string" calcext:value-type="string">
            <text:p>“mono”</text:p>
          </table:table-cell>
          <table:table-cell table:style-name="ce83" office:value-type="string" calcext:value-type="string">
            <text:p>N → N/1</text:p>
          </table:table-cell>
          <table:table-cell table:style-name="ce122" office:value-type="float" office:value="5.50530953377756" calcext:value-type="float">
            <text:p>5.50530953377756</text:p>
          </table:table-cell>
          <table:table-cell table:style-name="ce122" office:value-type="float" office:value="5.51850368124615" calcext:value-type="float">
            <text:p>5.51850368124615</text:p>
          </table:table-cell>
          <table:table-cell table:style-name="ce122" office:value-type="float" office:value="5.51213942729183" calcext:value-type="float">
            <text:p>5.51213942729183</text:p>
          </table:table-cell>
          <table:table-cell table:style-name="ce122" office:value-type="float" office:value="5.50651316579676" calcext:value-type="float">
            <text:p>5.50651316579676</text:p>
          </table:table-cell>
          <table:table-cell table:style-name="ce131" office:value-type="float" office:value="5.48434242109277" calcext:value-type="float">
            <text:p>5.48434242109277</text:p>
          </table:table-cell>
          <table:table-cell table:style-name="ce134" table:formula="of:=AVERAGE([.C37:.G37])" office:value-type="float" office:value="5.50536164584101" calcext:value-type="float">
            <text:p>5.50536164584101</text:p>
          </table:table-cell>
          <table:table-cell table:style-name="ce137" table:formula="of:=MIN([.C37:.G37])" office:value-type="float" office:value="5.48434242109277" calcext:value-type="float">
            <text:p>5.48434242109277</text:p>
          </table:table-cell>
          <table:table-cell table:number-columns-repeated="1014"/>
        </table:table-row>
        <table:table-row table:style-name="ro1">
          <table:table-cell office:value-type="string" calcext:value-type="string">
            <text:p>“prime”</text:p>
          </table:table-cell>
          <table:table-cell table:style-name="ce83" office:value-type="string" calcext:value-type="string">
            <text:p>11 → 11 → 7 → 3</text:p>
          </table:table-cell>
          <table:table-cell table:style-name="ce122" office:value-type="float" office:value="5.40769763362474" calcext:value-type="float">
            <text:p>5.40769763362474</text:p>
          </table:table-cell>
          <table:table-cell table:style-name="ce122" office:value-type="float" office:value="5.40856694779336" calcext:value-type="float">
            <text:p>5.40856694779336</text:p>
          </table:table-cell>
          <table:table-cell table:style-name="ce122" office:value-type="float" office:value="5.41108887369533" calcext:value-type="float">
            <text:p>5.41108887369533</text:p>
          </table:table-cell>
          <table:table-cell table:style-name="ce122" office:value-type="float" office:value="5.40601879018748" calcext:value-type="float">
            <text:p>5.40601879018748</text:p>
          </table:table-cell>
          <table:table-cell table:style-name="ce131" office:value-type="float" office:value="5.40486524898957" calcext:value-type="float">
            <text:p>5.40486524898957</text:p>
          </table:table-cell>
          <table:table-cell table:style-name="ce134" table:formula="of:=AVERAGE([.C38:.G38])" office:value-type="float" office:value="5.40764749885809" calcext:value-type="float">
            <text:p>5.40764749885809</text:p>
          </table:table-cell>
          <table:table-cell table:style-name="ce137" table:formula="of:=MIN([.C38:.G38])" office:value-type="float" office:value="5.40486524898957" calcext:value-type="float">
            <text:p>5.40486524898957</text:p>
          </table:table-cell>
          <table:table-cell table:number-columns-repeated="1014"/>
        </table:table-row>
        <table:table-row table:style-name="ro1">
          <table:table-cell office:value-type="string" calcext:value-type="string">
            <text:p>“semi”</text:p>
          </table:table-cell>
          <table:table-cell table:style-name="ce83" office:value-type="string" calcext:value-type="string">
            <text:p>11 → 11 → 5 → 2</text:p>
          </table:table-cell>
          <table:table-cell table:style-name="ce122" office:value-type="float" office:value="5.4113980556867" calcext:value-type="float">
            <text:p>5.4113980556867</text:p>
          </table:table-cell>
          <table:table-cell table:style-name="ce122" office:value-type="float" office:value="5.4092119979428" calcext:value-type="float">
            <text:p>5.4092119979428</text:p>
          </table:table-cell>
          <table:table-cell table:style-name="ce122" office:value-type="float" office:value="5.40619456005131" calcext:value-type="float">
            <text:p>5.40619456005131</text:p>
          </table:table-cell>
          <table:table-cell table:style-name="ce122" office:value-type="float" office:value="5.40246321676411" calcext:value-type="float">
            <text:p>5.40246321676411</text:p>
          </table:table-cell>
          <table:table-cell table:style-name="ce131" office:value-type="float" office:value="5.40042206859594" calcext:value-type="float">
            <text:p>5.40042206859594</text:p>
          </table:table-cell>
          <table:table-cell table:style-name="ce134" table:formula="of:=AVERAGE([.C39:.G39])" office:value-type="float" office:value="5.40593797980817" calcext:value-type="float">
            <text:p>5.40593797980817</text:p>
          </table:table-cell>
          <table:table-cell table:style-name="ce137" table:formula="of:=MIN([.C39:.G39])" office:value-type="float" office:value="5.40042206859594" calcext:value-type="float">
            <text:p>5.40042206859594</text:p>
          </table:table-cell>
          <table:table-cell table:number-columns-repeated="1014"/>
        </table:table-row>
        <table:table-row table:style-name="ro1">
          <table:table-cell office:value-type="string" calcext:value-type="string">
            <text:p>“fib”</text:p>
          </table:table-cell>
          <table:table-cell table:style-name="ce83" office:value-type="string" calcext:value-type="string">
            <text:p>11 → 8 → 5 → 3</text:p>
          </table:table-cell>
          <table:table-cell table:style-name="ce122" office:value-type="float" office:value="5.40867591582257" calcext:value-type="float">
            <text:p>5.40867591582257</text:p>
          </table:table-cell>
          <table:table-cell table:style-name="ce122" office:value-type="float" office:value="5.40683543878021" calcext:value-type="float">
            <text:p>5.40683543878021</text:p>
          </table:table-cell>
          <table:table-cell table:style-name="ce122" office:value-type="float" office:value="5.40721005707351" calcext:value-type="float">
            <text:p>5.40721005707351</text:p>
          </table:table-cell>
          <table:table-cell table:style-name="ce122" office:value-type="float" office:value="5.41289322745779" calcext:value-type="float">
            <text:p>5.41289322745779</text:p>
          </table:table-cell>
          <table:table-cell table:style-name="ce131" office:value-type="float" office:value="5.40233376259381" calcext:value-type="float">
            <text:p>5.40233376259381</text:p>
          </table:table-cell>
          <table:table-cell table:style-name="ce134" table:formula="of:=AVERAGE([.C40:.G40])" office:value-type="float" office:value="5.40758968034558" calcext:value-type="float">
            <text:p>5.40758968034558</text:p>
          </table:table-cell>
          <table:table-cell table:style-name="ce137" table:formula="of:=MIN([.C40:.G40])" office:value-type="float" office:value="5.40233376259381" calcext:value-type="float">
            <text:p>5.40233376259381</text:p>
          </table:table-cell>
          <table:table-cell table:number-columns-repeated="1014"/>
        </table:table-row>
        <table:table-row table:style-name="ro1">
          <table:table-cell office:value-type="string" calcext:value-type="string">
            <text:p>“deep”</text:p>
          </table:table-cell>
          <table:table-cell table:style-name="ce110" office:value-type="string" calcext:value-type="string">
            <text:p>11 → 5 → 2 → 1</text:p>
          </table:table-cell>
          <table:table-cell table:number-columns-repeated="4" table:style-name="ce123" office:value-type="string" calcext:value-type="string">
            <text:p>&lt;skipped&gt;</text:p>
          </table:table-cell>
          <table:table-cell table:style-name="ce132" office:value-type="string" calcext:value-type="string">
            <text:p>&lt;skipped&gt;</text:p>
          </table:table-cell>
          <table:table-cell table:style-name="ce134" office:value-type="string" calcext:value-type="string">
            <text:p>N/A</text:p>
          </table:table-cell>
          <table:table-cell table:style-name="ce137" office:value-type="string" calcext:value-type="string">
            <text:p>N/A</text:p>
          </table:table-cell>
          <table:table-cell table:number-columns-repeated="1014"/>
        </table:table-row>
        <table:table-row table:style-name="ro1">
          <table:table-cell/>
          <table:table-cell table:style-name="ce111" office:value-type="string" calcext:value-type="string">
            <text:p>Mean</text:p>
          </table:table-cell>
          <table:table-cell table:style-name="ce124" table:formula="of:=AVERAGE([.C34:.C41])" office:value-type="float" office:value="5.4382223773418" calcext:value-type="float">
            <text:p>5.4382223773418</text:p>
          </table:table-cell>
          <table:table-cell table:style-name="ce124" table:formula="of:=AVERAGE([.D34:.D41])" office:value-type="float" office:value="5.44096196050068" calcext:value-type="float">
            <text:p>5.44096196050068</text:p>
          </table:table-cell>
          <table:table-cell table:style-name="ce124" table:formula="of:=AVERAGE([.E34:.E41])" office:value-type="float" office:value="5.43963594199988" calcext:value-type="float">
            <text:p>5.43963594199988</text:p>
          </table:table-cell>
          <table:table-cell table:style-name="ce124" table:formula="of:=AVERAGE([.F34:.F41])" office:value-type="float" office:value="5.43512710570456" calcext:value-type="float">
            <text:p>5.43512710570456</text:p>
          </table:table-cell>
          <table:table-cell table:style-name="ce124" table:formula="of:=AVERAGE([.G34:.G41])" office:value-type="float" office:value="5.42708509387725" calcext:value-type="float">
            <text:p>5.42708509387725</text:p>
          </table:table-cell>
          <table:table-cell table:style-name="ce135" table:formula="of:=AVERAGE([.H34:.H41])" office:value-type="float" office:value="5.43620649588483" calcext:value-type="float">
            <text:p>5.43620649588483</text:p>
          </table:table-cell>
          <table:table-cell table:style-name="ce138" table:formula="of:=AVERAGE([.I34:.I41])" office:value-type="float" office:value="5.42683537179742" calcext:value-type="float">
            <text:p>5.42683537179742</text:p>
          </table:table-cell>
          <table:table-cell table:number-columns-repeated="1014"/>
        </table:table-row>
        <table:table-row table:style-name="ro1">
          <table:table-cell table:style-name="ce107"/>
          <table:table-cell table:style-name="ce84" office:value-type="string" calcext:value-type="string">
            <text:p>Min</text:p>
          </table:table-cell>
          <table:table-cell table:style-name="ce125" table:formula="of:=MIN([.C34:.C41])" office:value-type="float" office:value="5.40769763362474" calcext:value-type="float">
            <text:p>5.40769763362474</text:p>
          </table:table-cell>
          <table:table-cell table:style-name="ce125" table:formula="of:=MIN([.D34:.D41])" office:value-type="float" office:value="5.40683543878021" calcext:value-type="float">
            <text:p>5.40683543878021</text:p>
          </table:table-cell>
          <table:table-cell table:style-name="ce125" table:formula="of:=MIN([.E34:.E41])" office:value-type="float" office:value="5.40619456005131" calcext:value-type="float">
            <text:p>5.40619456005131</text:p>
          </table:table-cell>
          <table:table-cell table:style-name="ce125" table:formula="of:=MIN([.F34:.F41])" office:value-type="float" office:value="5.40246321676411" calcext:value-type="float">
            <text:p>5.40246321676411</text:p>
          </table:table-cell>
          <table:table-cell table:style-name="ce125" table:formula="of:=MIN([.G34:.G41])" office:value-type="float" office:value="5.40042206859594" calcext:value-type="float">
            <text:p>5.40042206859594</text:p>
          </table:table-cell>
          <table:table-cell table:style-name="ce136" table:formula="of:=MIN([.H34:.H41])" office:value-type="float" office:value="5.40593797980817" calcext:value-type="float">
            <text:p>5.40593797980817</text:p>
          </table:table-cell>
          <table:table-cell table:style-name="ce139" table:formula="of:=MIN([.I34:.I41])" office:value-type="float" office:value="5.40042206859594" calcext:value-type="float">
            <text:p>5.40042206859594</text:p>
          </table:table-cell>
          <table:table-cell table:number-columns-repeated="1014"/>
        </table:table-row>
        <table:table-row table:style-name="ro1" table:number-rows-repeated="1048532">
          <table:table-cell table:number-columns-repeated="1023"/>
        </table:table-row>
        <table:table-row table:style-name="ro1">
          <table:table-cell table:number-columns-repeated="1023"/>
        </table:table-row>
        <calcext:conditional-formats>
          <calcext:conditional-format calcext:target-range-address="'Round 7 Tests'.C5:'Round 7 Tests'.G14">
            <calcext:condition calcext:apply-style-name="Bad" calcext:value="contains-text(&quot;skipped&quot;)" calcext:base-cell-address="'Round 7 Tests'.C5"/>
            <calcext:condition calcext:apply-style-name="Good" calcext:value="&lt;=[.I5:.I14]" calcext:base-cell-address="'Round 7 Tests'.C5"/>
          </calcext:conditional-format>
          <calcext:conditional-format calcext:target-range-address="'Round 7 Tests'.C20:'Round 7 Tests'.G29">
            <calcext:condition calcext:apply-style-name="Bad" calcext:value="contains-text(&quot;skipped&quot;)" calcext:base-cell-address="'Round 7 Tests'.C20"/>
            <calcext:condition calcext:apply-style-name="Good" calcext:value="&lt;=[.I20:.I29]" calcext:base-cell-address="'Round 7 Tests'.C20"/>
          </calcext:conditional-format>
          <calcext:conditional-format calcext:target-range-address="'Round 7 Tests'.C34:'Round 7 Tests'.G43">
            <calcext:condition calcext:apply-style-name="Bad" calcext:value="contains-text(&quot;skipped&quot;)" calcext:base-cell-address="'Round 7 Tests'.C34"/>
            <calcext:condition calcext:apply-style-name="Good" calcext:value="&lt;=[.I34:.I43]" calcext:base-cell-address="'Round 7 Tests'.C3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9">
      <number:number number:decimal-places="10" number:min-decimal-places="10" number:min-integer-digits="1"/>
    </number:number-style>
    <number:number-style style:name="N128">
      <number:number number:decimal-places="9" number:min-decimal-places="9" number:min-integer-digits="1"/>
    </number:number-style>
    <number:number-style style:name="N127">
      <number:number number:decimal-places="8" number:min-decimal-places="8" number:min-integer-digits="1"/>
    </number:number-style>
    <number:number-style style:name="N126">
      <number:number number:decimal-places="7" number:min-decimal-places="7" number:min-integer-digits="1"/>
    </number:number-style>
    <number:number-style style:name="N125">
      <number:number number:decimal-places="6" number:min-decimal-places="6" number:min-integer-digits="1"/>
    </number:number-style>
    <number:number-style style:name="N124">
      <number:number number:decimal-places="5" number:min-decimal-places="5" number:min-integer-digits="1"/>
    </number:number-style>
    <number:number-style style:name="N123">
      <number:number number:decimal-places="4" number:min-decimal-places="4" number:min-integer-digits="1"/>
    </number:number-style>
    <number:number-style style:name="N122">
      <number:number number:decimal-places="3" number:min-decimal-places="3" number:min-integer-digits="1"/>
    </number:number-style>
    <number:number-style style:name="N121">
      <number:number number:decimal-places="1" number:min-decimal-places="1"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05:49:34.900013999</meta:creation-date>
    <dc:date>2023-11-23T13:28:07.504327299</dc:date>
    <meta:editing-duration>PT8H19M11S</meta:editing-duration>
    <meta:editing-cycles>23</meta:editing-cycles>
    <meta:generator>LibreOffice/7.3.7.2$Linux_X86_64 LibreOffice_project/30$Build-2</meta:generator>
    <meta:document-statistic meta:table-count="7" meta:cell-count="1347" meta:object-count="0"/>
  </office:meta>
</office:document-meta>
</file>